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3.51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99.01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338pt"/>
    </style:style>
    <style:style style:name="co7" style:family="table-column">
      <style:table-column-properties fo:break-before="auto" style:column-width="148.51pt"/>
    </style:style>
    <style:style style:name="co8" style:family="table-column">
      <style:table-column-properties fo:break-before="auto" style:column-width="487.5pt"/>
    </style:style>
    <style:style style:name="co9" style:family="table-column">
      <style:table-column-properties fo:break-before="auto" style:column-width="60.66pt"/>
    </style:style>
    <style:style style:name="co10" style:family="table-column">
      <style:table-column-properties fo:break-before="auto" style:column-width="95.3pt"/>
    </style:style>
    <style:style style:name="co11" style:family="table-column">
      <style:table-column-properties fo:break-before="auto" style:column-width="145.84pt"/>
    </style:style>
    <style:style style:name="co12" style:family="table-column">
      <style:table-column-properties fo:break-before="auto" style:column-width="130pt"/>
    </style:style>
    <style:style style:name="co13" style:family="table-column">
      <style:table-column-properties fo:break-before="auto" style:column-width="141.56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16.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start" fo:margin-left="0pt"/>
    </style:style>
    <style:style style:name="ce5" style:family="table-cell" style:parent-style-name="Default" style:data-style-name="N0">
      <style:table-cell-properties fo:background-color="#8ccfb7" style:text-align-source="fix" style:repeat-content="false" fo:border="0.06pt solid #000000" style:vertical-align="automatic"/>
      <style:paragraph-properties fo:text-align="start" fo:margin-left="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" style:family="table-cell" style:parent-style-name="Default" style:data-style-name="N0"/>
    <style:style style:name="ce20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8ccfb7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bce4e5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bce4e5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bce4e5" style:text-align-source="fix" style:repeat-content="false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99">
      <style:table-cell-properties style:text-align-source="fix" style:repeat-content="false" style:vertical-align="automatic"/>
      <style:paragraph-properties fo:text-align="center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pt"/>
    </style:style>
    <style:style style:name="ce1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ackground-color="#8ccfb7" style:text-align-source="fix" style:repeat-content="false" fo:border="0.06pt solid #000000" style:vertical-align="automatic"/>
      <style:paragraph-properties fo:text-align="center" fo:margin-left="0pt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 fo:margin-left="0pt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fo:background-color="#8ccfb7" style:text-align-source="fix" style:repeat-content="false" fo:border="0.06pt solid #000000" style:vertical-align="automatic"/>
      <style:paragraph-properties fo:text-align="center" fo:margin-left="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67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69" style:family="table-cell" style:parent-style-name="Default"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8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72" style:family="table-cell" style:parent-style-name="Default" style:data-style-name="N0"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 fo:margin-left="0pt"/>
    </style:style>
    <style:style style:name="ce7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center" fo:margin-left="0pt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0" style:family="table-cell" style:parent-style-name="Default" style:data-style-name="N61">
      <style:table-cell-properties style:text-align-source="fix" style:repeat-content="false" style:vertical-align="automatic"/>
      <style:paragraph-properties fo:text-align="center" fo:margin-left="0pt"/>
      <style:text-properties fo:font-size="11pt" style:font-size-asian="11pt" style:font-size-complex="11pt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4"/>
        <table:table-column table:style-name="co3" table:number-columns-repeated="10" table:default-cell-style-name="ce4"/>
        <table:table-column table:style-name="co3" table:number-columns-repeated="2" table:default-cell-style-name="ce11"/>
        <table:table-column table:style-name="co3" table:number-columns-repeated="2" table:default-cell-style-name="ce12"/>
        <table:table-column table:style-name="co3" table:number-columns-repeated="2" table:default-cell-style-name="ce4"/>
        <table:table-column table:style-name="co4" table:number-columns-repeated="1005" table:default-cell-style-name="ce4"/>
        <table:table-column table:style-name="co5" table:default-cell-style-name="ce4"/>
        <table:table-row table:style-name="ro1">
          <table:table-cell table:style-name="ce2" office:value-type="string" calcext:value-type="string">
            <text:p>5-fold</text:p>
          </table:table-cell>
          <table:table-cell table:style-name="ce20"/>
          <table:table-cell table:style-name="ce13" office:value-type="string" calcext:value-type="string" table:number-columns-spanned="2" table:number-rows-spanned="1">
            <text:p>General Settings</text:p>
          </table:table-cell>
          <table:covered-table-cell/>
          <table:table-cell table:style-name="ce20" office:value-type="string" calcext:value-type="string" table:number-columns-spanned="5" table:number-rows-spanned="1">
            <text:p>n-gram Settings</text:p>
          </table:table-cell>
          <table:covered-table-cell table:number-columns-repeated="4"/>
          <table:table-cell table:style-name="ce20" office:value-type="string" calcext:value-type="string">
            <text:p>Training</text:p>
          </table:table-cell>
          <table:table-cell table:style-name="ce20"/>
          <table:table-cell table:style-name="ce20" office:value-type="string" calcext:value-type="string">
            <text:p>Training/Evaluation</text:p>
          </table:table-cell>
          <table:table-cell table:style-name="ce14" office:value-type="string" calcext:value-type="string" table:number-columns-spanned="4" table:number-rows-spanned="1">
            <text:p>METRICS</text:p>
          </table:table-cell>
          <table:covered-table-cell/>
          <table:covered-table-cell table:number-columns-repeated="2" table:style-name="ce30"/>
          <table:table-cell table:number-columns-repeated="1008"/>
        </table:table-row>
        <table:table-row table:style-name="ro1">
          <table:table-cell table:style-name="ce5" office:value-type="string" calcext:value-type="string">
            <text:p>Model</text:p>
          </table:table-cell>
          <table:table-cell table:style-name="ce6" office:value-type="string" calcext:value-type="string">
            <text:p>Labels Used</text:p>
          </table:table-cell>
          <table:table-cell table:style-name="ce6" office:value-type="string" calcext:value-type="string">
            <text:p>Architecture</text:p>
          </table:table-cell>
          <table:table-cell table:style-name="ce5" office:value-type="string" calcext:value-type="string">
            <text:p>Baseline Framework – Algorithm</text:p>
          </table:table-cell>
          <table:table-cell table:style-name="ce6" office:value-type="string" calcext:value-type="string">
            <text:p>n-gram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Prev_Flag</text:p>
          </table:table-cell>
          <table:table-cell table:style-name="ce6" office:value-type="string" calcext:value-type="string">
            <text:p>Dummy_Flag</text:p>
          </table:table-cell>
          <table:table-cell table:style-name="ce6" office:value-type="string" calcext:value-type="string">
            <text:p>High-Order</text:p>
          </table:table-cell>
          <table:table-cell table:style-name="ce6" office:value-type="string" calcext:value-type="string">
            <text:p>Smoothing Trans</text:p>
          </table:table-cell>
          <table:table-cell table:style-name="ce6" office:value-type="string" calcext:value-type="string">
            <text:p>Smoothing Obs</text:p>
          </table:table-cell>
          <table:table-cell table:style-name="ce6" office:value-type="string" calcext:value-type="string">
            <text:p>Algorithm</text:p>
          </table:table-cell>
          <table:table-cell table:style-name="ce7" office:value-type="string" calcext:value-type="string">
            <text:p>Avg F1-score</text:p>
          </table:table-cell>
          <table:table-cell table:style-name="ce7" office:value-type="string" calcext:value-type="string">
            <text:p>Avg Accuracy</text:p>
          </table:table-cell>
          <table:table-cell table:style-name="ce8" office:value-type="string" calcext:value-type="string">
            <text:p>Max F1-score</text:p>
          </table:table-cell>
          <table:table-cell table:style-name="ce8" office:value-type="string" calcext:value-type="string">
            <text:p>Max Accuracy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General Mixture Model HMM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0.944" calcext:value-type="float">
            <text:p>70.944</text:p>
          </table:table-cell>
          <table:table-cell office:value-type="float" office:value="72.248" calcext:value-type="float">
            <text:p>72.248</text:p>
          </table:table-cell>
          <table:table-cell office:value-type="float" office:value="78.667" calcext:value-type="float">
            <text:p>78.667</text:p>
          </table:table-cell>
          <table:table-cell office:value-type="float" office:value="79.31" calcext:value-type="float">
            <text:p>79.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oothing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0.1, 0.5, 0.9</text:p>
          </table:table-cell>
          <table:table-cell office:value-type="string" calcext:value-type="string">
            <text:p>BW / MAP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iterbi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terbi / MAP</text:p>
          </table:table-cell>
          <table:table-cell office:value-type="float" office:value="71.046" calcext:value-type="float">
            <text:p>71.046</text:p>
          </table:table-cell>
          <table:table-cell office:value-type="float" office:value="72.254" calcext:value-type="float">
            <text:p>72.254</text:p>
          </table:table-cell>
          <table:table-cell office:value-type="float" office:value="77.011" calcext:value-type="float">
            <text:p>77.011</text:p>
          </table:table-cell>
          <table:table-cell office:value-type="float" office:value="77.586" calcext:value-type="float">
            <text:p>77.5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Viterbi</text:p>
          </table:table-cell>
          <table:table-cell office:value-type="float" office:value="69.459" calcext:value-type="float">
            <text:p>69.459</text:p>
          </table:table-cell>
          <table:table-cell office:value-type="float" office:value="71.219" calcext:value-type="float">
            <text:p>71.219</text:p>
          </table:table-cell>
          <table:table-cell office:value-type="float" office:value="76.566" calcext:value-type="float">
            <text:p>76.566</text:p>
          </table:table-cell>
          <table:table-cell office:value-type="float" office:value="77.586" calcext:value-type="float">
            <text:p>77.5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hmm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80.802" calcext:value-type="float">
            <text:p>80.802</text:p>
          </table:table-cell>
          <table:table-cell office:value-type="float" office:value="81.189" calcext:value-type="float">
            <text:p>81.189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ly smoothing factor that improves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Labeled / Viterbi</text:p>
          </table:table-cell>
          <table:table-cell office:value-type="float" office:value="81.108" calcext:value-type="float">
            <text:p>81.108</text:p>
          </table:table-cell>
          <table:table-cell office:value-type="float" office:value="81.522" calcext:value-type="float">
            <text:p>81.522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office:value-type="string" calcext:value-type="string">
            <text:p>architecture chang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80.802" calcext:value-type="float">
            <text:p>80.802</text:p>
          </table:table-cell>
          <table:table-cell office:value-type="float" office:value="81.189" calcext:value-type="float">
            <text:p>81.189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iterbi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terbi / Forward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hmm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e tests with 3 labe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7.995" calcext:value-type="float">
            <text:p>67.995</text:p>
          </table:table-cell>
          <table:table-cell office:value-type="float" office:value="71.05" calcext:value-type="float">
            <text:p>71.05</text:p>
          </table:table-cell>
          <table:table-cell office:value-type="float" office:value="75.569" calcext:value-type="float">
            <text:p>75.569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9.615" calcext:value-type="float">
            <text:p>79.615</text:p>
          </table:table-cell>
          <table:table-cell office:value-type="float" office:value="80.037" calcext:value-type="float">
            <text:p>80.037</text:p>
          </table:table-cell>
          <table:table-cell office:value-type="float" office:value="83.864" calcext:value-type="float">
            <text:p>83.864</text:p>
          </table:table-cell>
          <table:table-cell office:value-type="float" office:value="84.211" calcext:value-type="float">
            <text:p>84.2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State-emission H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9.092" calcext:value-type="float">
            <text:p>69.092</text:p>
          </table:table-cell>
          <table:table-cell office:value-type="float" office:value="71.757" calcext:value-type="float">
            <text:p>71.757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sistent resul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0.1, 0.5, 0.9</text:p>
          </table:table-cell>
          <table:table-cell office:value-type="string" calcext:value-type="string">
            <text:p>BW / MAP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terbi / MAP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Viterbi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chitecture ch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8.431" calcext:value-type="float">
            <text:p>78.431</text:p>
          </table:table-cell>
          <table:table-cell office:value-type="float" office:value="78.652" calcext:value-type="float">
            <text:p>78.652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7.435" calcext:value-type="float">
            <text:p>77.435</text:p>
          </table:table-cell>
          <table:table-cell office:value-type="float" office:value="77.762" calcext:value-type="float">
            <text:p>77.762</text:p>
          </table:table-cell>
          <table:table-cell office:value-type="float" office:value="82.488" calcext:value-type="float">
            <text:p>82.488</text:p>
          </table:table-cell>
          <table:table-cell office:value-type="float" office:value="82.759" calcext:value-type="float">
            <text:p>82.7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oothing does nothing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9" office:value-type="string" calcext:value-type="string">
            <text:p>General Mixture Model H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 proof that our system works, on General Mixture Model the sequences of the test are literally the ground truth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mul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teral proof that our system works, on General Mixture Model the sequences of the test are literally the ground truth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mula</text:p>
          </table:table-cell>
          <table:table-cell office:value-type="float" office:value="98.998" calcext:value-type="float">
            <text:p>98.9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aselines</text:p>
          </table:table-cell>
          <table:table-cell/>
          <table:table-cell office:value-type="string" calcext:value-type="string">
            <text:p>Features</text:p>
          </table:table-cell>
          <table:table-cell table:number-columns-repeated="8"/>
          <table:table-cell table:style-name="ce11" office:value-type="string" calcext:value-type="string">
            <text:p>results are different each run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Naive Bayes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words</text:p>
          </table:table-cell>
          <table:table-cell table:style-name="ce1" table:number-columns-repeated="9"/>
          <table:table-cell table:style-name="ce4" office:value-type="float" office:value="44.495" calcext:value-type="float">
            <text:p>44.495</text:p>
          </table:table-cell>
          <table:table-cell table:style-name="ce4" office:value-type="float" office:value="45.598" calcext:value-type="float">
            <text:p>45.598</text:p>
          </table:table-cell>
          <table:table-cell office:value-type="float" office:value="50.215" calcext:value-type="float">
            <text:p>50.215</text:p>
          </table:table-cell>
          <table:table-cell office:value-type="float" office:value="51.724" calcext:value-type="float">
            <text:p>51.724</text:p>
          </table:table-cell>
          <table:table-cell table:style-name="ce1"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ords</text:p>
          </table:table-cell>
          <table:table-cell table:style-name="ce1" table:number-columns-repeated="9"/>
          <table:table-cell table:style-name="ce4" office:value-type="float" office:value="44.959" calcext:value-type="float">
            <text:p>44.959</text:p>
          </table:table-cell>
          <table:table-cell table:style-name="ce4" office:value-type="float" office:value="45.598" calcext:value-type="float">
            <text:p>45.598</text:p>
          </table:table-cell>
          <table:table-cell office:value-type="float" office:value="50.215" calcext:value-type="float">
            <text:p>50.215</text:p>
          </table:table-cell>
          <table:table-cell office:value-type="float" office:value="51.724" calcext:value-type="float">
            <text:p>51.724</text:p>
          </table:table-cell>
          <table:table-cell table:style-name="ce1" table:number-columns-repeated="1008"/>
        </table:table-row>
        <table:table-row table:style-name="ro2">
          <table:table-cell table:style-name="ce9" office:value-type="string" calcext:value-type="string">
            <text:p>SVM Linear Kernel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words</text:p>
          </table:table-cell>
          <table:table-cell table:style-name="ce1" table:number-columns-repeated="9"/>
          <table:table-cell table:style-name="ce4" office:value-type="float" office:value="45.232" calcext:value-type="float">
            <text:p>45.232</text:p>
          </table:table-cell>
          <table:table-cell table:style-name="ce4" office:value-type="float" office:value="45.27" calcext:value-type="float">
            <text:p>45.27</text:p>
          </table:table-cell>
          <table:table-cell office:value-type="float" office:value="49.989" calcext:value-type="float">
            <text:p>49.989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ords</text:p>
          </table:table-cell>
          <table:table-cell table:style-name="ce1" table:number-columns-repeated="9"/>
          <table:table-cell table:style-name="ce4" office:value-type="float" office:value="45.232" calcext:value-type="float">
            <text:p>45.232</text:p>
          </table:table-cell>
          <table:table-cell table:style-name="ce4" office:value-type="float" office:value="45.27" calcext:value-type="float">
            <text:p>45.27</text:p>
          </table:table-cell>
          <table:table-cell office:value-type="float" office:value="49.989" calcext:value-type="float">
            <text:p>49.989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1008"/>
        </table:table-row>
        <table:table-row table:style-name="ro2">
          <table:table-cell table:style-name="ce9" office:value-type="string" calcext:value-type="string">
            <text:p>Decision Tree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words</text:p>
          </table:table-cell>
          <table:table-cell table:style-name="ce1" table:number-columns-repeated="9"/>
          <table:table-cell table:style-name="ce4" office:value-type="float" office:value="39.779" calcext:value-type="float">
            <text:p>39.779</text:p>
          </table:table-cell>
          <table:table-cell table:style-name="ce4" office:value-type="float" office:value="40.078" calcext:value-type="float">
            <text:p>40.078</text:p>
          </table:table-cell>
          <table:table-cell office:value-type="float" office:value="47.311" calcext:value-type="float">
            <text:p>47.311</text:p>
          </table:table-cell>
          <table:table-cell office:value-type="float" office:value="47.458" calcext:value-type="float">
            <text:p>47.458</text:p>
          </table:table-cell>
          <table:table-cell table:style-name="ce1"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ords</text:p>
          </table:table-cell>
          <table:table-cell table:style-name="ce1" table:number-columns-repeated="9"/>
          <table:table-cell table:style-name="ce4" office:value-type="float" office:value="40.271" calcext:value-type="float">
            <text:p>40.271</text:p>
          </table:table-cell>
          <table:table-cell table:style-name="ce4" office:value-type="float" office:value="40.481" calcext:value-type="float">
            <text:p>40.481</text:p>
          </table:table-cell>
          <table:table-cell office:value-type="float" office:value="47.193" calcext:value-type="float">
            <text:p>47.193</text:p>
          </table:table-cell>
          <table:table-cell office:value-type="float" office:value="47.458" calcext:value-type="float">
            <text:p>47.458</text:p>
          </table:table-cell>
          <table:table-cell table:style-name="ce1" table:number-columns-repeated="1008"/>
        </table:table-row>
        <table:table-row table:style-name="ro2">
          <table:table-cell table:style-name="ce9" office:value-type="string" calcext:value-type="string">
            <text:p>Naive Bayes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sentence labels</text:p>
          </table:table-cell>
          <table:table-cell table:number-columns-repeated="9"/>
          <table:table-cell office:value-type="float" office:value="68.609" calcext:value-type="float">
            <text:p>68.609</text:p>
          </table:table-cell>
          <table:table-cell office:value-type="float" office:value="73.016" calcext:value-type="float">
            <text:p>73.016</text:p>
          </table:table-cell>
          <table:table-cell office:value-type="float" office:value="74.691" calcext:value-type="float">
            <text:p>74.691</text:p>
          </table:table-cell>
          <table:table-cell office:value-type="float" office:value="78.333" calcext:value-type="float">
            <text:p>78.33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entence labels</text:p>
          </table:table-cell>
          <table:table-cell table:number-columns-repeated="9"/>
          <table:table-cell office:value-type="float" office:value="69.282" calcext:value-type="float">
            <text:p>69.282</text:p>
          </table:table-cell>
          <table:table-cell office:value-type="float" office:value="73.796" calcext:value-type="float">
            <text:p>73.796</text:p>
          </table:table-cell>
          <table:table-cell office:value-type="float" office:value="74.798" calcext:value-type="float">
            <text:p>74.798</text:p>
          </table:table-cell>
          <table:table-cell office:value-type="float" office:value="78.333" calcext:value-type="float">
            <text:p>78.33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SVM Linear Kernel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sentence labels</text:p>
          </table:table-cell>
          <table:table-cell table:number-columns-repeated="9"/>
          <table:table-cell office:value-type="float" office:value="74.857" calcext:value-type="float">
            <text:p>74.857</text:p>
          </table:table-cell>
          <table:table-cell office:value-type="float" office:value="76.245" calcext:value-type="float">
            <text:p>76.245</text:p>
          </table:table-cell>
          <table:table-cell office:value-type="float" office:value="82.308" calcext:value-type="float">
            <text:p>82.308</text:p>
          </table:table-cell>
          <table:table-cell office:value-type="float" office:value="82.759" calcext:value-type="float">
            <text:p>82.75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entence labels</text:p>
          </table:table-cell>
          <table:table-cell table:number-columns-repeated="9"/>
          <table:table-cell office:value-type="float" office:value="76.175" calcext:value-type="float">
            <text:p>76.175</text:p>
          </table:table-cell>
          <table:table-cell office:value-type="float" office:value="77.233" calcext:value-type="float">
            <text:p>77.233</text:p>
          </table:table-cell>
          <table:table-cell office:value-type="float" office:value="80.651" calcext:value-type="float">
            <text:p>80.651</text:p>
          </table:table-cell>
          <table:table-cell office:value-type="float" office:value="81.034" calcext:value-type="float">
            <text:p>81.034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Decision Tree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sentence labels</text:p>
          </table:table-cell>
          <table:table-cell table:number-columns-repeated="9"/>
          <table:table-cell table:style-name="ce4" office:value-type="float" office:value="72.994" calcext:value-type="float">
            <text:p>72.994</text:p>
          </table:table-cell>
          <table:table-cell office:value-type="float" office:value="73.486" calcext:value-type="float">
            <text:p>73.486</text:p>
          </table:table-cell>
          <table:table-cell office:value-type="float" office:value="80.288" calcext:value-type="float">
            <text:p>80.288</text:p>
          </table:table-cell>
          <table:table-cell office:value-type="float" office:value="81.034" calcext:value-type="float">
            <text:p>81.03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entence labels</text:p>
          </table:table-cell>
          <table:table-cell table:number-columns-repeated="9"/>
          <table:table-cell office:value-type="float" office:value="69.303" calcext:value-type="float">
            <text:p>69.303</text:p>
          </table:table-cell>
          <table:table-cell office:value-type="float" office:value="70.34" calcext:value-type="float">
            <text:p>70.34</text:p>
          </table:table-cell>
          <table:table-cell office:value-type="float" office:value="76.466" calcext:value-type="float">
            <text:p>76.466</text:p>
          </table:table-cell>
          <table:table-cell office:value-type="float" office:value="76.667" calcext:value-type="float">
            <text:p>76.667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ive Bayes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words + sentence labels</text:p>
          </table:table-cell>
          <table:table-cell table:number-columns-repeated="8"/>
          <table:table-cell table:style-name="ce1"/>
          <table:table-cell office:value-type="float" office:value="71.555" calcext:value-type="float">
            <text:p>71.555</text:p>
          </table:table-cell>
          <table:table-cell office:value-type="float" office:value="75.187" calcext:value-type="float">
            <text:p>75.187</text:p>
          </table:table-cell>
          <table:table-cell office:value-type="float" office:value="75.19" calcext:value-type="float">
            <text:p>75.19</text:p>
          </table:table-cell>
          <table:table-cell office:value-type="float" office:value="77.966" calcext:value-type="float">
            <text:p>77.96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ords + sentence labels</text:p>
          </table:table-cell>
          <table:table-cell table:number-columns-repeated="9"/>
          <table:table-cell office:value-type="float" office:value="71.349" calcext:value-type="float">
            <text:p>71.349</text:p>
          </table:table-cell>
          <table:table-cell office:value-type="float" office:value="75.169" calcext:value-type="float">
            <text:p>75.169</text:p>
          </table:table-cell>
          <table:table-cell office:value-type="float" office:value="75.112" calcext:value-type="float">
            <text:p>75.112</text:p>
          </table:table-cell>
          <table:table-cell office:value-type="float" office:value="78.333" calcext:value-type="float">
            <text:p>78.33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SVM Linear Kernel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words + sentence labels</text:p>
          </table:table-cell>
          <table:table-cell table:number-columns-repeated="9"/>
          <table:table-cell office:value-type="float" office:value="75.785" calcext:value-type="float">
            <text:p>75.785</text:p>
          </table:table-cell>
          <table:table-cell office:value-type="float" office:value="76.542" calcext:value-type="float">
            <text:p>76.542</text:p>
          </table:table-cell>
          <table:table-cell office:value-type="float" office:value="84.462" calcext:value-type="float">
            <text:p>84.462</text:p>
          </table:table-cell>
          <table:table-cell office:value-type="float" office:value="84.483" calcext:value-type="float">
            <text:p>84.48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ords + sentence labels</text:p>
          </table:table-cell>
          <table:table-cell table:number-columns-repeated="9"/>
          <table:table-cell office:value-type="float" office:value="76.652" calcext:value-type="float">
            <text:p>76.652</text:p>
          </table:table-cell>
          <table:table-cell office:value-type="float" office:value="77.537" calcext:value-type="float">
            <text:p>77.537</text:p>
          </table:table-cell>
          <table:table-cell office:value-type="float" office:value="82.491" calcext:value-type="float">
            <text:p>82.491</text:p>
          </table:table-cell>
          <table:table-cell office:value-type="float" office:value="82.759" calcext:value-type="float">
            <text:p>82.759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Decision Tree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words + sentence labels</text:p>
          </table:table-cell>
          <table:table-cell table:number-columns-repeated="9"/>
          <table:table-cell office:value-type="float" office:value="68.442" calcext:value-type="float">
            <text:p>68.442</text:p>
          </table:table-cell>
          <table:table-cell office:value-type="float" office:value="68.973" calcext:value-type="float">
            <text:p>68.973</text:p>
          </table:table-cell>
          <table:table-cell office:value-type="float" office:value="72.619" calcext:value-type="float">
            <text:p>72.619</text:p>
          </table:table-cell>
          <table:table-cell office:value-type="float" office:value="73.333" calcext:value-type="float">
            <text:p>73.33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ords + sentence labels</text:p>
          </table:table-cell>
          <table:table-cell table:number-columns-repeated="9"/>
          <table:table-cell office:value-type="float" office:value="71.402" calcext:value-type="float">
            <text:p>71.402</text:p>
          </table:table-cell>
          <table:table-cell office:value-type="float" office:value="71.795" calcext:value-type="float">
            <text:p>71.795</text:p>
          </table:table-cell>
          <table:table-cell office:value-type="float" office:value="81.473" calcext:value-type="float">
            <text:p>81.473</text:p>
          </table:table-cell>
          <table:table-cell office:value-type="float" office:value="81.356" calcext:value-type="float">
            <text:p>81.356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tra – Gini importance given by decision tree</text:p>
          </table:table-cell>
          <table:table-cell/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0.3118225719" calcext:value-type="float">
            <text:p>0.3118225719</text:p>
          </table:table-cell>
          <table:table-cell office:value-type="float" office:value="0.0369619902" calcext:value-type="float">
            <text:p>0.0369619902</text:p>
          </table:table-cell>
          <table:table-cell office:value-type="float" office:value="0.18244362" calcext:value-type="float">
            <text:p>0.18244362</text:p>
          </table:table-cell>
          <table:table-cell table:formula="of:=1-[.C58]-[.D58]-[.E58]" office:value-type="float" office:value="0.4687718179" calcext:value-type="float">
            <text:p>0.468771817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 note that "pos" and "neg" are very high importance; this confirms that the classifier/experiment is working correct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 – Time Complex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-grams" table:style-name="ta1">
        <table:table-column table:style-name="co1" table:default-cell-style-name="ce10"/>
        <table:table-column table:style-name="co2" table:default-cell-style-name="ce4"/>
        <table:table-column table:style-name="co3" table:default-cell-style-name="ce4"/>
        <table:table-column table:style-name="co3" table:default-cell-style-name="ce10"/>
        <table:table-column table:style-name="co3" table:number-columns-repeated="8" table:default-cell-style-name="ce4"/>
        <table:table-column table:style-name="co3" table:number-columns-repeated="2" table:default-cell-style-name="ce11"/>
        <table:table-column table:style-name="co3" table:number-columns-repeated="2" table:default-cell-style-name="ce30"/>
        <table:table-column table:style-name="co3" table:number-columns-repeated="2" table:default-cell-style-name="ce4"/>
        <table:table-column table:style-name="co4" table:number-columns-repeated="1005" table:default-cell-style-name="ce4"/>
        <table:table-column table:style-name="co5" table:default-cell-style-name="ce4"/>
        <table:table-row table:style-name="ro1">
          <table:table-cell table:style-name="ce2" office:value-type="string" calcext:value-type="string">
            <text:p>5-fold</text:p>
          </table:table-cell>
          <table:table-cell table:style-name="ce20"/>
          <table:table-cell table:style-name="ce20" office:value-type="string" calcext:value-type="string" table:number-columns-spanned="2" table:number-rows-spanned="1">
            <text:p>General Settings</text:p>
          </table:table-cell>
          <table:covered-table-cell/>
          <table:table-cell table:style-name="ce20" office:value-type="string" calcext:value-type="string" table:number-columns-spanned="5" table:number-rows-spanned="1">
            <text:p>n-gram Settings</text:p>
          </table:table-cell>
          <table:covered-table-cell table:number-columns-repeated="4"/>
          <table:table-cell table:style-name="ce20" office:value-type="string" calcext:value-type="string">
            <text:p>Training</text:p>
          </table:table-cell>
          <table:table-cell table:style-name="ce20"/>
          <table:table-cell table:style-name="ce20" office:value-type="string" calcext:value-type="string">
            <text:p>Training/Evaluation</text:p>
          </table:table-cell>
          <table:table-cell table:style-name="ce14" office:value-type="string" calcext:value-type="string" table:number-columns-spanned="4" table:number-rows-spanned="1">
            <text:p>METRICS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Model</text:p>
          </table:table-cell>
          <table:table-cell table:style-name="ce6" office:value-type="string" calcext:value-type="string">
            <text:p>Labels Used</text:p>
          </table:table-cell>
          <table:table-cell table:style-name="ce6" office:value-type="string" calcext:value-type="string">
            <text:p>Architecture</text:p>
          </table:table-cell>
          <table:table-cell table:style-name="ce5" office:value-type="string" calcext:value-type="string">
            <text:p>Baseline Framework – Algorithm</text:p>
          </table:table-cell>
          <table:table-cell table:style-name="ce6" office:value-type="string" calcext:value-type="string">
            <text:p>n-gram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Prev_Flag</text:p>
          </table:table-cell>
          <table:table-cell table:style-name="ce6" office:value-type="string" calcext:value-type="string">
            <text:p>Dummy_Flag</text:p>
          </table:table-cell>
          <table:table-cell table:style-name="ce6" office:value-type="string" calcext:value-type="string">
            <text:p>High-Order</text:p>
          </table:table-cell>
          <table:table-cell table:style-name="ce6" office:value-type="string" calcext:value-type="string">
            <text:p>Smoothing Trans</text:p>
          </table:table-cell>
          <table:table-cell table:style-name="ce6" office:value-type="string" calcext:value-type="string">
            <text:p>Smoothing Obs</text:p>
          </table:table-cell>
          <table:table-cell table:style-name="ce6" office:value-type="string" calcext:value-type="string">
            <text:p>Algorithm</text:p>
          </table:table-cell>
          <table:table-cell table:style-name="ce7" office:value-type="string" calcext:value-type="string">
            <text:p>Avg F1-score</text:p>
          </table:table-cell>
          <table:table-cell table:style-name="ce7" office:value-type="string" calcext:value-type="string">
            <text:p>Avg Accuracy</text:p>
          </table:table-cell>
          <table:table-cell table:style-name="ce8" office:value-type="string" calcext:value-type="string">
            <text:p>Max F1-score</text:p>
          </table:table-cell>
          <table:table-cell table:style-name="ce8" office:value-type="string" calcext:value-type="string">
            <text:p>Max Accuracy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General Mixture Model HMM</text:p>
          </table:table-cell>
          <table:table-cell table:number-columns-repeated="11"/>
          <table:table-cell table:style-name="ce4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0.944" calcext:value-type="float">
            <text:p>70.944</text:p>
          </table:table-cell>
          <table:table-cell office:value-type="float" office:value="72.248" calcext:value-type="float">
            <text:p>72.248</text:p>
          </table:table-cell>
          <table:table-cell office:value-type="float" office:value="78.667" calcext:value-type="float">
            <text:p>78.667</text:p>
          </table:table-cell>
          <table:table-cell office:value-type="float" office:value="79.31" calcext:value-type="float">
            <text:p>79.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-grams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table:style-name="ce4" office:value-type="float" office:value="71.448" calcext:value-type="float">
            <text:p>71.448</text:p>
          </table:table-cell>
          <table:table-cell table:style-name="ce4" office:value-type="float" office:value="72.639" calcext:value-type="float">
            <text:p>72.639</text:p>
          </table:table-cell>
          <table:table-cell office:value-type="float" office:value="87.924" calcext:value-type="float">
            <text:p>87.924</text:p>
          </table:table-cell>
          <table:table-cell office:value-type="float" office:value="87.931" calcext:value-type="float">
            <text:p>87.9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1.67" calcext:value-type="float">
            <text:p>71.67</text:p>
          </table:table-cell>
          <table:table-cell office:value-type="float" office:value="72.645" calcext:value-type="float">
            <text:p>72.645</text:p>
          </table:table-cell>
          <table:table-cell office:value-type="float" office:value="85.829" calcext:value-type="float">
            <text:p>85.829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3.441" calcext:value-type="float">
            <text:p>63.441</text:p>
          </table:table-cell>
          <table:table-cell office:value-type="float" office:value="65.476" calcext:value-type="float">
            <text:p>65.476</text:p>
          </table:table-cell>
          <table:table-cell office:value-type="float" office:value="78.117" calcext:value-type="float">
            <text:p>78.117</text:p>
          </table:table-cell>
          <table:table-cell office:value-type="float" office:value="79.31" calcext:value-type="float">
            <text:p>79.31</text:p>
          </table:table-cell>
          <table:table-cell table:number-columns-repeated="1008"/>
        </table:table-row>
        <table:table-row table:style-name="ro1">
          <table:table-cell table:style-name="ce1"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0.147" calcext:value-type="float">
            <text:p>60.147</text:p>
          </table:table-cell>
          <table:table-cell office:value-type="float" office:value="61.295" calcext:value-type="float">
            <text:p>61.295</text:p>
          </table:table-cell>
          <table:table-cell office:value-type="float" office:value="75.314" calcext:value-type="float">
            <text:p>75.314</text:p>
          </table:table-cell>
          <table:table-cell office:value-type="float" office:value="75.862" calcext:value-type="float">
            <text:p>75.8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a flag, it’s better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3.119" calcext:value-type="float">
            <text:p>73.119</text:p>
          </table:table-cell>
          <table:table-cell office:value-type="float" office:value="74.691" calcext:value-type="float">
            <text:p>74.691</text:p>
          </table:table-cell>
          <table:table-cell office:value-type="float" office:value="87.924" calcext:value-type="float">
            <text:p>87.924</text:p>
          </table:table-cell>
          <table:table-cell office:value-type="float" office:value="87.931" calcext:value-type="float">
            <text:p>87.9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o it to 3-gram, it gets worse but better than original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2.464" calcext:value-type="float">
            <text:p>72.464</text:p>
          </table:table-cell>
          <table:table-cell office:value-type="float" office:value="73.668" calcext:value-type="float">
            <text:p>73.668</text:p>
          </table:table-cell>
          <table:table-cell office:value-type="float" office:value="89.617" calcext:value-type="float">
            <text:p>89.617</text:p>
          </table:table-cell>
          <table:table-cell office:value-type="float" office:value="89.655" calcext:value-type="float">
            <text:p>89.6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6.597" calcext:value-type="float">
            <text:p>66.597</text:p>
          </table:table-cell>
          <table:table-cell office:value-type="float" office:value="68.522" calcext:value-type="float">
            <text:p>68.522</text:p>
          </table:table-cell>
          <table:table-cell office:value-type="float" office:value="85.967" calcext:value-type="float">
            <text:p>85.967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a flag, it’s wors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1.373" calcext:value-type="float">
            <text:p>71.373</text:p>
          </table:table-cell>
          <table:table-cell office:value-type="float" office:value="72.306" calcext:value-type="float">
            <text:p>72.306</text:p>
          </table:table-cell>
          <table:table-cell office:value-type="float" office:value="87.924" calcext:value-type="float">
            <text:p>87.924</text:p>
          </table:table-cell>
          <table:table-cell office:value-type="float" office:value="87.931" calcext:value-type="float">
            <text:p>87.9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o it to 3-gram, better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1.685" calcext:value-type="float">
            <text:p>71.685</text:p>
          </table:table-cell>
          <table:table-cell office:value-type="float" office:value="72.645" calcext:value-type="float">
            <text:p>72.645</text:p>
          </table:table-cell>
          <table:table-cell office:value-type="float" office:value="85.829" calcext:value-type="float">
            <text:p>85.829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both flags, it’s best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3.38" calcext:value-type="float">
            <text:p>73.38</text:p>
          </table:table-cell>
          <table:table-cell office:value-type="float" office:value="74.709" calcext:value-type="float">
            <text:p>74.709</text:p>
          </table:table-cell>
          <table:table-cell office:value-type="float" office:value="87.924" calcext:value-type="float">
            <text:p>87.924</text:p>
          </table:table-cell>
          <table:table-cell office:value-type="float" office:value="87.931" calcext:value-type="float">
            <text:p>87.9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o it to 3-gram, it gets worse but better than original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2.078" calcext:value-type="float">
            <text:p>72.078</text:p>
          </table:table-cell>
          <table:table-cell office:value-type="float" office:value="73.323" calcext:value-type="float">
            <text:p>73.323</text:p>
          </table:table-cell>
          <table:table-cell office:value-type="float" office:value="87.69" calcext:value-type="float">
            <text:p>87.69</text:p>
          </table:table-cell>
          <table:table-cell office:value-type="float" office:value="87.931" calcext:value-type="float">
            <text:p>87.9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s</text:p>
          </table:table-cell>
          <table:table-cell table:number-columns-repeated="2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80.802" calcext:value-type="float">
            <text:p>80.802</text:p>
          </table:table-cell>
          <table:table-cell office:value-type="float" office:value="81.189" calcext:value-type="float">
            <text:p>81.189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6.653" calcext:value-type="float">
            <text:p>76.653</text:p>
          </table:table-cell>
          <table:table-cell office:value-type="float" office:value="76.399" calcext:value-type="float">
            <text:p>76.399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 keeps dropping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2.762" calcext:value-type="float">
            <text:p>72.762</text:p>
          </table:table-cell>
          <table:table-cell office:value-type="float" office:value="71.237" calcext:value-type="float">
            <text:p>71.237</text:p>
          </table:table-cell>
          <table:table-cell office:value-type="float" office:value="77.097" calcext:value-type="float">
            <text:p>77.097</text:p>
          </table:table-cell>
          <table:table-cell office:value-type="float" office:value="77.586" calcext:value-type="float">
            <text:p>77.5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a flag, it’s better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7.014" calcext:value-type="float">
            <text:p>77.014</text:p>
          </table:table-cell>
          <table:table-cell office:value-type="float" office:value="76.75" calcext:value-type="float">
            <text:p>76.75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a flag, it’s better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8.529" calcext:value-type="float">
            <text:p>78.529</text:p>
          </table:table-cell>
          <table:table-cell office:value-type="float" office:value="78.429" calcext:value-type="float">
            <text:p>78.429</text:p>
          </table:table-cell>
          <table:table-cell office:value-type="float" office:value="82.276" calcext:value-type="float">
            <text:p>82.276</text:p>
          </table:table-cell>
          <table:table-cell office:value-type="float" office:value="82.759" calcext:value-type="float">
            <text:p>82.7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both flags, it’s the sam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y some with architecture B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office:value-type="float" office:value="77.214" calcext:value-type="float">
            <text:p>77.214</text:p>
          </table:table-cell>
          <table:table-cell office:value-type="float" office:value="77.452" calcext:value-type="float">
            <text:p>77.452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t’s better overall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office:value-type="float" office:value="74.434" calcext:value-type="float">
            <text:p>74.434</text:p>
          </table:table-cell>
          <table:table-cell office:value-type="float" office:value="74.693" calcext:value-type="float">
            <text:p>74.693</text:p>
          </table:table-cell>
          <table:table-cell office:value-type="float" office:value="78.001" calcext:value-type="float">
            <text:p>78.001</text:p>
          </table:table-cell>
          <table:table-cell office:value-type="float" office:value="78.333" calcext:value-type="float">
            <text:p>78.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e tests with 3 labe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7.809" calcext:value-type="float">
            <text:p>77.809</text:p>
          </table:table-cell>
          <table:table-cell office:value-type="float" office:value="77.289" calcext:value-type="float">
            <text:p>77.289</text:p>
          </table:table-cell>
          <table:table-cell office:value-type="float" office:value="84.28" calcext:value-type="float">
            <text:p>84.28</text:p>
          </table:table-cell>
          <table:table-cell office:value-type="float" office:value="84.211" calcext:value-type="float">
            <text:p>84.2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5.083" calcext:value-type="float">
            <text:p>75.083</text:p>
          </table:table-cell>
          <table:table-cell office:value-type="float" office:value="73.161" calcext:value-type="float">
            <text:p>73.161</text:p>
          </table:table-cell>
          <table:table-cell office:value-type="float" office:value="82.414" calcext:value-type="float">
            <text:p>82.414</text:p>
          </table:table-cell>
          <table:table-cell office:value-type="float" office:value="80.702" calcext:value-type="float">
            <text:p>80.7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office:value-type="float" office:value="77.483" calcext:value-type="float">
            <text:p>77.483</text:p>
          </table:table-cell>
          <table:table-cell office:value-type="float" office:value="77.623" calcext:value-type="float">
            <text:p>77.623</text:p>
          </table:table-cell>
          <table:table-cell office:value-type="float" office:value="83.583" calcext:value-type="float">
            <text:p>83.583</text:p>
          </table:table-cell>
          <table:table-cell office:value-type="float" office:value="84.211" calcext:value-type="float">
            <text:p>84.21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State-emission HM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9.092" calcext:value-type="float">
            <text:p>69.092</text:p>
          </table:table-cell>
          <table:table-cell office:value-type="float" office:value="71.757" calcext:value-type="float">
            <text:p>71.757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-gra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9.381" calcext:value-type="float">
            <text:p>69.381</text:p>
          </table:table-cell>
          <table:table-cell office:value-type="float" office:value="72.091" calcext:value-type="float">
            <text:p>72.091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hmm yields the same resul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9.689" calcext:value-type="float">
            <text:p>69.689</text:p>
          </table:table-cell>
          <table:table-cell office:value-type="float" office:value="72.108" calcext:value-type="float">
            <text:p>72.108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4.877" calcext:value-type="float">
            <text:p>64.877</text:p>
          </table:table-cell>
          <table:table-cell office:value-type="float" office:value="67.255" calcext:value-type="float">
            <text:p>67.255</text:p>
          </table:table-cell>
          <table:table-cell office:value-type="float" office:value="75.549" calcext:value-type="float">
            <text:p>75.549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a flag, it’s bet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9.147" calcext:value-type="float">
            <text:p>69.147</text:p>
          </table:table-cell>
          <table:table-cell office:value-type="float" office:value="71.757" calcext:value-type="float">
            <text:p>71.757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a flag, results are same as orig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9.381" calcext:value-type="float">
            <text:p>69.381</text:p>
          </table:table-cell>
          <table:table-cell office:value-type="float" office:value="72.091" calcext:value-type="float">
            <text:p>72.091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s</text:p>
          </table:table-cell>
          <table:table-cell table:number-columns-repeated="2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FERENCE architecture ch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8.431" calcext:value-type="float">
            <text:p>78.431</text:p>
          </table:table-cell>
          <table:table-cell office:value-type="float" office:value="78.652" calcext:value-type="float">
            <text:p>78.652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-grams make it worse but improve the ‘best’ metr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8.232" calcext:value-type="float">
            <text:p>78.232</text:p>
          </table:table-cell>
          <table:table-cell office:value-type="float" office:value="78.277" calcext:value-type="float">
            <text:p>78.277</text:p>
          </table:table-cell>
          <table:table-cell office:value-type="float" office:value="83.211" calcext:value-type="float">
            <text:p>83.211</text:p>
          </table:table-cell>
          <table:table-cell office:value-type="float" office:value="83.051" calcext:value-type="float">
            <text:p>83.0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-grams make it w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3.997" calcext:value-type="float">
            <text:p>73.997</text:p>
          </table:table-cell>
          <table:table-cell office:value-type="float" office:value="74.376" calcext:value-type="float">
            <text:p>74.376</text:p>
          </table:table-cell>
          <table:table-cell office:value-type="float" office:value="82.515" calcext:value-type="float">
            <text:p>82.515</text:p>
          </table:table-cell>
          <table:table-cell office:value-type="float" office:value="82.759" calcext:value-type="float">
            <text:p>82.759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higher-order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5.495" calcext:value-type="float">
            <text:p>75.495</text:p>
          </table:table-cell>
          <table:table-cell office:value-type="float" office:value="76.084" calcext:value-type="float">
            <text:p>76.084</text:p>
          </table:table-cell>
          <table:table-cell office:value-type="float" office:value="80.781" calcext:value-type="float">
            <text:p>80.781</text:p>
          </table:table-cell>
          <table:table-cell office:value-type="float" office:value="81.034" calcext:value-type="float">
            <text:p>81.034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moothing, only big values make a differenc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BW / Forward</text:p>
          </table:table-cell>
          <table:table-cell office:value-type="float" office:value="75.698" calcext:value-type="float">
            <text:p>75.698</text:p>
          </table:table-cell>
          <table:table-cell office:value-type="float" office:value="76.4" calcext:value-type="float">
            <text:p>76.4</text:p>
          </table:table-cell>
          <table:table-cell office:value-type="float" office:value="82.404" calcext:value-type="float">
            <text:p>82.404</text:p>
          </table:table-cell>
          <table:table-cell office:value-type="float" office:value="82.456" calcext:value-type="float">
            <text:p>82.456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moothing, even bigger values do not improv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W / Forward</text:p>
          </table:table-cell>
          <table:table-cell office:value-type="float" office:value="75.792" calcext:value-type="float">
            <text:p>75.792</text:p>
          </table:table-cell>
          <table:table-cell office:value-type="float" office:value="76.768" calcext:value-type="float">
            <text:p>76.768</text:p>
          </table:table-cell>
          <table:table-cell office:value-type="float" office:value="82.056" calcext:value-type="float">
            <text:p>82.056</text:p>
          </table:table-cell>
          <table:table-cell office:value-type="float" office:value="82.456" calcext:value-type="float">
            <text:p>82.456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higher-orders make it even wors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HMM – Labeled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office:value-type="float" office:value="72.692" calcext:value-type="float">
            <text:p>72.692</text:p>
          </table:table-cell>
          <table:table-cell office:value-type="float" office:value="72.933" calcext:value-type="float">
            <text:p>72.933</text:p>
          </table:table-cell>
          <table:table-cell office:value-type="float" office:value="74.88" calcext:value-type="float">
            <text:p>74.88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moothing makes the higher-order better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HMM – Labeled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Labeled / Forward</text:p>
          </table:table-cell>
          <table:table-cell office:value-type="float" office:value="74.287" calcext:value-type="float">
            <text:p>74.287</text:p>
          </table:table-cell>
          <table:table-cell office:value-type="float" office:value="75.032" calcext:value-type="float">
            <text:p>75.032</text:p>
          </table:table-cell>
          <table:table-cell office:value-type="float" office:value="78.939" calcext:value-type="float">
            <text:p>78.939</text:p>
          </table:table-cell>
          <table:table-cell office:value-type="float" office:value="78.947" calcext:value-type="float">
            <text:p>78.94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higher-orders bringing better resul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es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office:value-type="string" calcext:value-type="string">
            <text:p>3<text:span text:style-name="T1">r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8.453" calcext:value-type="float">
            <text:p>78.453</text:p>
          </table:table-cell>
          <table:table-cell office:value-type="float" office:value="78.669" calcext:value-type="float">
            <text:p>78.669</text:p>
          </table:table-cell>
          <table:table-cell office:value-type="float" office:value="81.974" calcext:value-type="float">
            <text:p>81.974</text:p>
          </table:table-cell>
          <table:table-cell office:value-type="float" office:value="82.456" calcext:value-type="float">
            <text:p>82.456</text:p>
          </table:table-cell>
          <table:table-cell table:number-columns-repeated="1008"/>
        </table:table-row>
        <table:table-row table:style-name="ro4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es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office:value-type="string" calcext:value-type="string">
            <text:p>3<text:span text:style-name="T1">r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6.294" calcext:value-type="float">
            <text:p>76.294</text:p>
          </table:table-cell>
          <table:table-cell office:value-type="float" office:value="76.762" calcext:value-type="float">
            <text:p>76.762</text:p>
          </table:table-cell>
          <table:table-cell office:value-type="float" office:value="82.488" calcext:value-type="float">
            <text:p>82.488</text:p>
          </table:table-cell>
          <table:table-cell office:value-type="float" office:value="82.759" calcext:value-type="float">
            <text:p>82.759</text:p>
          </table:table-cell>
          <table:table-cell table:number-columns-repeated="1008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9.599" calcext:value-type="float">
            <text:p>79.599</text:p>
          </table:table-cell>
          <table:table-cell office:value-type="float" office:value="79.733" calcext:value-type="float">
            <text:p>79.733</text:p>
          </table:table-cell>
          <table:table-cell office:value-type="float" office:value="83.172" calcext:value-type="float">
            <text:p>83.172</text:p>
          </table:table-cell>
          <table:table-cell office:value-type="float" office:value="83.051" calcext:value-type="float">
            <text:p>83.051</text:p>
          </table:table-cell>
          <table:table-cell table:number-columns-repeated="1008"/>
        </table:table-row>
        <table:table-row table:style-name="ro4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4.225" calcext:value-type="float">
            <text:p>74.225</text:p>
          </table:table-cell>
          <table:table-cell office:value-type="float" office:value="74.307" calcext:value-type="float">
            <text:p>74.307</text:p>
          </table:table-cell>
          <table:table-cell office:value-type="float" office:value="76.952" calcext:value-type="float">
            <text:p>76.952</text:p>
          </table:table-cell>
          <table:table-cell office:value-type="float" office:value="77.586" calcext:value-type="float">
            <text:p>77.586</text:p>
          </table:table-cell>
          <table:table-cell table:number-columns-repeated="1008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W / Forward</text:p>
          </table:table-cell>
          <table:table-cell office:value-type="float" office:value="79.716" calcext:value-type="float">
            <text:p>79.716</text:p>
          </table:table-cell>
          <table:table-cell office:value-type="float" office:value="79.704" calcext:value-type="float">
            <text:p>79.704</text:p>
          </table:table-cell>
          <table:table-cell office:value-type="float" office:value="84.833" calcext:value-type="float">
            <text:p>84.833</text:p>
          </table:table-cell>
          <table:table-cell office:value-type="float" office:value="84.746" calcext:value-type="float">
            <text:p>84.746</text:p>
          </table:table-cell>
          <table:table-cell table:number-columns-repeated="1008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HMM – Labeled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office:value-type="float" office:value="77.021" calcext:value-type="float">
            <text:p>77.021</text:p>
          </table:table-cell>
          <table:table-cell office:value-type="float" office:value="77.289" calcext:value-type="float">
            <text:p>77.289</text:p>
          </table:table-cell>
          <table:table-cell office:value-type="float" office:value="81.298" calcext:value-type="float">
            <text:p>81.298</text:p>
          </table:table-cell>
          <table:table-cell office:value-type="float" office:value="81.356" calcext:value-type="float">
            <text:p>81.356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 either pick “both” or “states” with dummy_flag on</text:p>
          </table:table-cell>
          <table:table-cell table:number-columns-repeated="1023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al Sequence-based" table:style-name="ta2">
        <table:table-column table:style-name="co6" table:default-cell-style-name="ce10"/>
        <table:table-column table:style-name="co2" table:default-cell-style-name="ce4"/>
        <table:table-column table:style-name="co7" table:default-cell-style-name="ce4"/>
        <table:table-column table:style-name="co7" table:number-columns-repeated="2" table:default-cell-style-name="ce42"/>
        <table:table-column table:style-name="co3" table:default-cell-style-name="ce4"/>
        <table:table-column table:style-name="co3" table:default-cell-style-name="ce38"/>
        <table:table-column table:style-name="co3" table:number-columns-repeated="5" table:default-cell-style-name="ce4"/>
        <table:table-column table:style-name="co3" table:number-columns-repeated="2" table:default-cell-style-name="ce11"/>
        <table:table-column table:style-name="co3" table:number-columns-repeated="2" table:default-cell-style-name="ce30"/>
        <table:table-column table:style-name="co3" table:number-columns-repeated="2" table:default-cell-style-name="ce4"/>
        <table:table-column table:style-name="co4" table:number-columns-repeated="1005" table:default-cell-style-name="ce4"/>
        <table:table-column table:style-name="co5" table:default-cell-style-name="ce4"/>
        <table:table-row table:style-name="ro5">
          <table:table-cell table:style-name="ce2" office:value-type="string" calcext:value-type="string">
            <text:p>5-fold</text:p>
          </table:table-cell>
          <table:table-cell table:style-name="ce20"/>
          <table:table-cell table:style-name="ce20" office:value-type="string" calcext:value-type="string" table:number-columns-spanned="2" table:number-rows-spanned="1">
            <text:p>General Settings</text:p>
          </table:table-cell>
          <table:covered-table-cell table:style-name="ce55"/>
          <table:table-cell table:style-name="ce48" office:value-type="string" calcext:value-type="string" table:number-columns-spanned="5" table:number-rows-spanned="1">
            <text:p>n-gram Settings</text:p>
          </table:table-cell>
          <table:covered-table-cell table:number-columns-repeated="4"/>
          <table:table-cell table:style-name="ce20" office:value-type="string" calcext:value-type="string">
            <text:p>Training</text:p>
          </table:table-cell>
          <table:table-cell table:style-name="ce20"/>
          <table:table-cell table:style-name="ce20" office:value-type="string" calcext:value-type="string">
            <text:p>Training/Evaluation</text:p>
          </table:table-cell>
          <table:table-cell table:style-name="ce14" office:value-type="string" calcext:value-type="string" table:number-columns-spanned="4" table:number-rows-spanned="1">
            <text:p>METRICS</text:p>
          </table:table-cell>
          <table:covered-table-cell table:number-columns-repeated="3"/>
          <table:table-cell table:number-columns-repeated="1008"/>
        </table:table-row>
        <table:table-row table:style-name="ro5">
          <table:table-cell table:style-name="ce5"/>
          <table:table-cell table:style-name="ce6" table:number-columns-repeated="2"/>
          <table:table-cell table:style-name="ce43" table:number-columns-repeated="2"/>
          <table:table-cell table:style-name="ce6"/>
          <table:table-cell table:style-name="ce49"/>
          <table:table-cell table:style-name="ce6" table:number-columns-repeated="5"/>
          <table:table-cell table:style-name="ce7" table:number-columns-repeated="2"/>
          <table:table-cell table:style-name="ce8" table:number-columns-repeated="2"/>
          <table:table-cell table:number-columns-repeated="1008"/>
        </table:table-row>
        <table:table-row table:style-name="ro5">
          <table:table-cell table:style-name="ce9"/>
          <table:table-cell table:number-columns-repeated="11"/>
          <table:table-cell table:style-name="ce4" table:number-columns-repeated="2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irst of All Some Baselin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Finegrained F1-score avg</text:p>
          </table:table-cell>
          <table:table-cell office:value-type="string" calcext:value-type="string">
            <text:p>Finegrained F1-score max</text:p>
          </table:table-cell>
          <table:table-cell office:value-type="string" calcext:value-type="string">
            <text:p>Finegrained Accuracy max</text:p>
          </table:table-cell>
          <table:table-cell office:value-type="string" calcext:value-type="string">
            <text:p>SPOTsent F1 avg</text:p>
          </table:table-cell>
          <table:table-cell office:value-type="string" calcext:value-type="string">
            <text:p>SPOTsent F1 max</text:p>
          </table:table-cell>
          <table:table-cell office:value-type="string" calcext:value-type="string">
            <text:p>SPOTedus F1 avg</text:p>
          </table:table-cell>
          <table:table-cell table:style-name="ce10" office:value-type="string" calcext:value-type="string">
            <text:p>SPOTedus F1 max</text:p>
          </table:table-cell>
          <table:table-cell table:style-name="ce30"/>
          <table:table-cell/>
          <table:table-cell table:style-name="ce65" office:value-type="string" calcext:value-type="string">
            <text:p>TOBD F1 avg</text:p>
          </table:table-cell>
          <table:table-cell table:style-name="ce65" office:value-type="string" calcext:value-type="string">
            <text:p>TOBD F1 max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table:style-name="ce38" office:value-type="string" calcext:value-type="string">
            <text:p>words</text:p>
          </table:table-cell>
          <table:table-cell table:style-name="ce39" office:value-type="float" office:value="49.552" calcext:value-type="float">
            <text:p>49.552</text:p>
          </table:table-cell>
          <table:table-cell table:number-columns-repeated="2" table:style-name="ce44" office:value-type="float" office:value="55" calcext:value-type="float">
            <text:p>55</text:p>
          </table:table-cell>
          <table:table-cell table:style-name="ce10" office:value-type="string" calcext:value-type="string">
            <text:p>Small dataset, short sequences, skip it</text:p>
          </table:table-cell>
          <table:table-cell table:style-name="ce42"/>
          <table:table-cell table:style-name="ce41" office:value-type="float" office:value="54.567" calcext:value-type="float">
            <text:p>54.567</text:p>
          </table:table-cell>
          <table:table-cell table:style-name="ce47" office:value-type="float" office:value="62.111" calcext:value-type="float">
            <text:p>62.111</text:p>
          </table:table-cell>
          <table:table-cell table:style-name="ce1"/>
          <table:table-cell/>
          <table:table-cell table:style-name="ce40" office:value-type="float" office:value="84.236" calcext:value-type="float">
            <text:p>84.236</text:p>
          </table:table-cell>
          <table:table-cell table:style-name="ce40" office:value-type="float" office:value="85.926" calcext:value-type="float">
            <text:p>85.926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table:style-name="ce38" office:value-type="string" calcext:value-type="string">
            <text:p>words</text:p>
          </table:table-cell>
          <table:table-cell table:style-name="ce39" office:value-type="float" office:value="41.768" calcext:value-type="float">
            <text:p>41.768</text:p>
          </table:table-cell>
          <table:table-cell table:style-name="ce44" office:value-type="float" office:value="44.974" calcext:value-type="float">
            <text:p>44.974</text:p>
          </table:table-cell>
          <table:table-cell table:style-name="ce44" office:value-type="float" office:value="45" calcext:value-type="float">
            <text:p>45</text:p>
          </table:table-cell>
          <table:table-cell table:style-name="ce38"/>
          <table:table-cell table:style-name="ce42"/>
          <table:table-cell table:style-name="ce41" office:value-type="float" office:value="44.437" calcext:value-type="float">
            <text:p>44.437</text:p>
          </table:table-cell>
          <table:table-cell table:style-name="ce47" office:value-type="float" office:value="54.771" calcext:value-type="float">
            <text:p>54.771</text:p>
          </table:table-cell>
          <table:table-cell table:style-name="ce1"/>
          <table:table-cell/>
          <table:table-cell table:style-name="ce40" office:value-type="float" office:value="66.507" calcext:value-type="float">
            <text:p>66.507</text:p>
          </table:table-cell>
          <table:table-cell table:style-name="ce40" office:value-type="float" office:value="71.096" calcext:value-type="float">
            <text:p>71.096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table:style-name="ce38" office:value-type="string" calcext:value-type="string">
            <text:p>words</text:p>
          </table:table-cell>
          <table:table-cell table:style-name="ce39" office:value-type="float" office:value="51.041" calcext:value-type="float">
            <text:p>51.041</text:p>
          </table:table-cell>
          <table:table-cell table:style-name="ce44" office:value-type="float" office:value="53.233" calcext:value-type="float">
            <text:p>53.233</text:p>
          </table:table-cell>
          <table:table-cell table:style-name="ce44" office:value-type="float" office:value="53.448" calcext:value-type="float">
            <text:p>53.448</text:p>
          </table:table-cell>
          <table:table-cell table:style-name="ce39" office:value-type="float" office:value="54.022" calcext:value-type="float">
            <text:p>54.022</text:p>
          </table:table-cell>
          <table:table-cell table:style-name="ce39" office:value-type="float" office:value="58.946" calcext:value-type="float">
            <text:p>58.946</text:p>
          </table:table-cell>
          <table:table-cell table:style-name="ce40" office:value-type="float" office:value="50.752" calcext:value-type="float">
            <text:p>50.752</text:p>
          </table:table-cell>
          <table:table-cell table:style-name="ce41" office:value-type="float" office:value="62.14" calcext:value-type="float">
            <text:p>62.14</text:p>
          </table:table-cell>
          <table:table-cell table:style-name="ce30"/>
          <table:table-cell/>
          <table:table-cell table:style-name="ce40" office:value-type="float" office:value="86.139" calcext:value-type="float">
            <text:p>86.139</text:p>
          </table:table-cell>
          <table:table-cell table:style-name="ce40" office:value-type="float" office:value="90.141" calcext:value-type="float">
            <text:p>90.141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table:style-name="ce38" office:value-type="string" calcext:value-type="string">
            <text:p>words</text:p>
          </table:table-cell>
          <table:table-cell table:style-name="ce39" office:value-type="float" office:value="47.953" calcext:value-type="float">
            <text:p>47.953</text:p>
          </table:table-cell>
          <table:table-cell table:style-name="ce44" office:value-type="float" office:value="51.387" calcext:value-type="float">
            <text:p>51.387</text:p>
          </table:table-cell>
          <table:table-cell table:style-name="ce44" office:value-type="float" office:value="51.724" calcext:value-type="float">
            <text:p>51.724</text:p>
          </table:table-cell>
          <table:table-cell table:style-name="ce38"/>
          <table:table-cell table:style-name="ce42"/>
          <table:table-cell table:style-name="ce41" office:value-type="float" office:value="53.803" calcext:value-type="float">
            <text:p>53.803</text:p>
          </table:table-cell>
          <table:table-cell table:style-name="ce41" office:value-type="float" office:value="58.754" calcext:value-type="float">
            <text:p>58.754</text:p>
          </table:table-cell>
          <table:table-cell table:style-name="ce30"/>
          <table:table-cell/>
          <table:table-cell table:style-name="ce40" office:value-type="float" office:value="85.952" calcext:value-type="float">
            <text:p>85.952</text:p>
          </table:table-cell>
          <table:table-cell table:style-name="ce40" office:value-type="float" office:value="89.657" calcext:value-type="float">
            <text:p>89.657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table:style-name="ce38" office:value-type="string" calcext:value-type="string">
            <text:p>sentence labels</text:p>
          </table:table-cell>
          <table:table-cell table:style-name="ce39" office:value-type="float" office:value="69.282" calcext:value-type="float">
            <text:p>69.282</text:p>
          </table:table-cell>
          <table:table-cell table:style-name="ce44" office:value-type="float" office:value="74.798" calcext:value-type="float">
            <text:p>74.798</text:p>
          </table:table-cell>
          <table:table-cell table:style-name="ce44" office:value-type="float" office:value="78.333" calcext:value-type="float">
            <text:p>78.333</text:p>
          </table:table-cell>
          <table:table-cell table:style-name="ce41"/>
          <table:table-cell table:style-name="ce42"/>
          <table:table-cell table:style-name="ce41" office:value-type="float" office:value="60.02" calcext:value-type="float">
            <text:p>60.02</text:p>
          </table:table-cell>
          <table:table-cell table:style-name="ce41" office:value-type="float" office:value="62.52" calcext:value-type="float">
            <text:p>62.52</text:p>
          </table:table-cell>
          <table:table-cell table:style-name="ce30"/>
          <table:table-cell/>
          <table:table-cell table:style-name="ce40" office:value-type="float" office:value="78.829" calcext:value-type="float">
            <text:p>78.829</text:p>
          </table:table-cell>
          <table:table-cell table:style-name="ce40" office:value-type="float" office:value="80.64" calcext:value-type="float">
            <text:p>80.64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table:style-name="ce38" office:value-type="string" calcext:value-type="string">
            <text:p>sentence labels</text:p>
          </table:table-cell>
          <table:table-cell table:style-name="ce39" office:value-type="float" office:value="70.156" calcext:value-type="float">
            <text:p>70.156</text:p>
          </table:table-cell>
          <table:table-cell table:style-name="ce44" office:value-type="float" office:value="74.948" calcext:value-type="float">
            <text:p>74.948</text:p>
          </table:table-cell>
          <table:table-cell table:style-name="ce44" office:value-type="float" office:value="75.862" calcext:value-type="float">
            <text:p>75.862</text:p>
          </table:table-cell>
          <table:table-cell table:style-name="ce41"/>
          <table:table-cell table:style-name="ce42"/>
          <table:table-cell table:style-name="ce41" office:value-type="float" office:value="62.9" calcext:value-type="float">
            <text:p>62.9</text:p>
          </table:table-cell>
          <table:table-cell table:style-name="ce41" office:value-type="float" office:value="71.424" calcext:value-type="float">
            <text:p>71.424</text:p>
          </table:table-cell>
          <table:table-cell table:style-name="ce30"/>
          <table:table-cell/>
          <table:table-cell table:style-name="ce40" office:value-type="float" office:value="77.928" calcext:value-type="float">
            <text:p>77.928</text:p>
          </table:table-cell>
          <table:table-cell table:style-name="ce40" office:value-type="float" office:value="80.545" calcext:value-type="float">
            <text:p>80.545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table:style-name="ce38" office:value-type="string" calcext:value-type="string">
            <text:p>sentence labels</text:p>
          </table:table-cell>
          <table:table-cell table:style-name="ce39" office:value-type="float" office:value="78.639" calcext:value-type="float">
            <text:p>78.639</text:p>
          </table:table-cell>
          <table:table-cell table:style-name="ce44" office:value-type="float" office:value="80.937" calcext:value-type="float">
            <text:p>80.937</text:p>
          </table:table-cell>
          <table:table-cell table:style-name="ce44" office:value-type="float" office:value="81.356" calcext:value-type="float">
            <text:p>81.356</text:p>
          </table:table-cell>
          <table:table-cell table:style-name="ce39" office:value-type="float" office:value="68.013" calcext:value-type="float">
            <text:p>68.013</text:p>
          </table:table-cell>
          <table:table-cell table:style-name="ce39" office:value-type="float" office:value="69.135" calcext:value-type="float">
            <text:p>69.135</text:p>
          </table:table-cell>
          <table:table-cell table:style-name="ce40" office:value-type="float" office:value="66.036" calcext:value-type="float">
            <text:p>66.036</text:p>
          </table:table-cell>
          <table:table-cell table:style-name="ce41" office:value-type="float" office:value="79.242" calcext:value-type="float">
            <text:p>79.242</text:p>
          </table:table-cell>
          <table:table-cell table:style-name="ce30"/>
          <table:table-cell/>
          <table:table-cell table:style-name="ce40" office:value-type="float" office:value="79.192" calcext:value-type="float">
            <text:p>79.192</text:p>
          </table:table-cell>
          <table:table-cell table:style-name="ce40" office:value-type="float" office:value="82.005" calcext:value-type="float">
            <text:p>82.005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table:style-name="ce38" office:value-type="string" calcext:value-type="string">
            <text:p>sentence labels</text:p>
          </table:table-cell>
          <table:table-cell table:style-name="ce39" office:value-type="float" office:value="75.814" calcext:value-type="float">
            <text:p>75.814</text:p>
          </table:table-cell>
          <table:table-cell table:style-name="ce44" office:value-type="float" office:value="80.883" calcext:value-type="float">
            <text:p>80.883</text:p>
          </table:table-cell>
          <table:table-cell table:style-name="ce44" office:value-type="float" office:value="81.034" calcext:value-type="float">
            <text:p>81.034</text:p>
          </table:table-cell>
          <table:table-cell table:style-name="ce41"/>
          <table:table-cell table:style-name="ce42"/>
          <table:table-cell table:style-name="ce41" office:value-type="float" office:value="61.875" calcext:value-type="float">
            <text:p>61.875</text:p>
          </table:table-cell>
          <table:table-cell table:style-name="ce41" office:value-type="float" office:value="68.902" calcext:value-type="float">
            <text:p>68.902</text:p>
          </table:table-cell>
          <table:table-cell table:style-name="ce30"/>
          <table:table-cell/>
          <table:table-cell table:style-name="ce40" office:value-type="float" office:value="79.093" calcext:value-type="float">
            <text:p>79.093</text:p>
          </table:table-cell>
          <table:table-cell table:style-name="ce40" office:value-type="float" office:value="82.005" calcext:value-type="float">
            <text:p>82.005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table:style-name="ce38" office:value-type="string" calcext:value-type="string">
            <text:p>words + sentence labels</text:p>
          </table:table-cell>
          <table:table-cell table:style-name="ce39" office:value-type="float" office:value="69.349" calcext:value-type="float">
            <text:p>69.349</text:p>
          </table:table-cell>
          <table:table-cell table:style-name="ce44" office:value-type="float" office:value="72.731" calcext:value-type="float">
            <text:p>72.731</text:p>
          </table:table-cell>
          <table:table-cell table:style-name="ce44" office:value-type="float" office:value="76.667" calcext:value-type="float">
            <text:p>76.667</text:p>
          </table:table-cell>
          <table:table-cell table:style-name="ce41"/>
          <table:table-cell table:style-name="ce42"/>
          <table:table-cell table:style-name="ce41" office:value-type="float" office:value="60.015" calcext:value-type="float">
            <text:p>60.015</text:p>
          </table:table-cell>
          <table:table-cell table:style-name="ce41" office:value-type="float" office:value="62.52" calcext:value-type="float">
            <text:p>62.52</text:p>
          </table:table-cell>
          <table:table-cell table:style-name="ce30"/>
          <table:table-cell/>
          <table:table-cell table:style-name="ce40" office:value-type="float" office:value="84.702" calcext:value-type="float">
            <text:p>84.702</text:p>
          </table:table-cell>
          <table:table-cell table:style-name="ce40" office:value-type="float" office:value="87.347" calcext:value-type="float">
            <text:p>87.347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table:style-name="ce38" office:value-type="string" calcext:value-type="string">
            <text:p>words + sentence labels</text:p>
          </table:table-cell>
          <table:table-cell table:style-name="ce39" office:value-type="float" office:value="71.407" calcext:value-type="float">
            <text:p>71.407</text:p>
          </table:table-cell>
          <table:table-cell table:style-name="ce44" office:value-type="float" office:value="76.344" calcext:value-type="float">
            <text:p>76.344</text:p>
          </table:table-cell>
          <table:table-cell table:style-name="ce44" office:value-type="float" office:value="76.271" calcext:value-type="float">
            <text:p>76.271</text:p>
          </table:table-cell>
          <table:table-cell table:style-name="ce41"/>
          <table:table-cell table:style-name="ce42"/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.021" calcext:value-type="float">
            <text:p>66.021</text:p>
          </table:table-cell>
          <table:table-cell table:style-name="ce30"/>
          <table:table-cell/>
          <table:table-cell table:style-name="ce40" office:value-type="float" office:value="72.884" calcext:value-type="float">
            <text:p>72.884</text:p>
          </table:table-cell>
          <table:table-cell table:style-name="ce40" office:value-type="float" office:value="74.303" calcext:value-type="float">
            <text:p>74.303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table:style-name="ce38" office:value-type="string" calcext:value-type="string">
            <text:p>words + sentence labels</text:p>
          </table:table-cell>
          <table:table-cell table:style-name="ce39" office:value-type="float" office:value="79.149" calcext:value-type="float">
            <text:p>79.149</text:p>
          </table:table-cell>
          <table:table-cell table:style-name="ce44" office:value-type="float" office:value="82.925" calcext:value-type="float">
            <text:p>82.925</text:p>
          </table:table-cell>
          <table:table-cell table:style-name="ce44" office:value-type="float" office:value="82.759" calcext:value-type="float">
            <text:p>82.759</text:p>
          </table:table-cell>
          <table:table-cell office:value-type="float" office:value="69.688" calcext:value-type="float">
            <text:p>69.688</text:p>
          </table:table-cell>
          <table:table-cell table:style-name="ce41" office:value-type="float" office:value="71.966" calcext:value-type="float">
            <text:p>71.966</text:p>
          </table:table-cell>
          <table:table-cell table:style-name="ce41" office:value-type="float" office:value="66.124" calcext:value-type="float">
            <text:p>66.124</text:p>
          </table:table-cell>
          <table:table-cell table:style-name="ce41" office:value-type="float" office:value="76.925" calcext:value-type="float">
            <text:p>76.925</text:p>
          </table:table-cell>
          <table:table-cell table:style-name="ce30"/>
          <table:table-cell/>
          <table:table-cell table:style-name="ce40" office:value-type="float" office:value="86.203" calcext:value-type="float">
            <text:p>86.203</text:p>
          </table:table-cell>
          <table:table-cell table:style-name="ce40" office:value-type="float" office:value="87.921" calcext:value-type="float">
            <text:p>87.921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table:style-name="ce38" office:value-type="string" calcext:value-type="string">
            <text:p>words + sentence labels</text:p>
          </table:table-cell>
          <table:table-cell table:style-name="ce39" office:value-type="float" office:value="73.958" calcext:value-type="float">
            <text:p>73.958</text:p>
          </table:table-cell>
          <table:table-cell table:style-name="ce44" office:value-type="float" office:value="84.359" calcext:value-type="float">
            <text:p>84.359</text:p>
          </table:table-cell>
          <table:table-cell table:style-name="ce44" office:value-type="float" office:value="84.483" calcext:value-type="float">
            <text:p>84.483</text:p>
          </table:table-cell>
          <table:table-cell table:style-name="ce11"/>
          <table:table-cell table:style-name="ce42"/>
          <table:table-cell table:style-name="ce41" office:value-type="float" office:value="64.588" calcext:value-type="float">
            <text:p>64.588</text:p>
          </table:table-cell>
          <table:table-cell table:style-name="ce41" office:value-type="float" office:value="73.356" calcext:value-type="float">
            <text:p>73.356</text:p>
          </table:table-cell>
          <table:table-cell table:style-name="ce30"/>
          <table:table-cell/>
          <table:table-cell table:style-name="ce40" office:value-type="float" office:value="86.892" calcext:value-type="float">
            <text:p>86.892</text:p>
          </table:table-cell>
          <table:table-cell table:style-name="ce40" office:value-type="float" office:value="89.406" calcext:value-type="float">
            <text:p>89.406</text:p>
          </table:table-cell>
          <table:table-cell table:style-name="Default" table:number-columns-repeated="4"/>
          <table:table-cell table:number-columns-repeated="1007"/>
        </table:table-row>
        <table:table-row table:style-name="ro6">
          <table:table-cell table:style-name="ce9" office:value-type="string" calcext:value-type="string">
            <text:p>General Mixture Baum-Welch HMM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67.995" calcext:value-type="float">
            <text:p>67.995</text:p>
          </table:table-cell>
          <table:table-cell office:value-type="float" office:value="57.569" calcext:value-type="float">
            <text:p>57.569</text:p>
          </table:table-cell>
          <table:table-cell office:value-type="float" office:value="77.193" calcext:value-type="float">
            <text:p>77.193</text:p>
          </table:table-cell>
          <table:table-cell/>
          <table:table-cell table:style-name="ce41"/>
          <table:table-cell table:style-name="ce41" office:value-type="float" office:value="51.511" calcext:value-type="float">
            <text:p>51.511</text:p>
          </table:table-cell>
          <table:table-cell table:style-name="ce41" office:value-type="float" office:value="55.992" calcext:value-type="float">
            <text:p>55.992</text:p>
          </table:table-cell>
          <table:table-cell table:style-name="ce30"/>
          <table:table-cell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General Mixture HMM Labeled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79.615" calcext:value-type="float">
            <text:p>79.615</text:p>
          </table:table-cell>
          <table:table-cell office:value-type="float" office:value="83.864" calcext:value-type="float">
            <text:p>83.864</text:p>
          </table:table-cell>
          <table:table-cell office:value-type="float" office:value="84.211" calcext:value-type="float">
            <text:p>84.211</text:p>
          </table:table-cell>
          <table:table-cell/>
          <table:table-cell table:style-name="ce41"/>
          <table:table-cell table:style-name="ce41" office:value-type="float" office:value="68.078" calcext:value-type="float">
            <text:p>68.078</text:p>
          </table:table-cell>
          <table:table-cell table:style-name="ce41" office:value-type="float" office:value="79.242" calcext:value-type="float">
            <text:p>79.242</text:p>
          </table:table-cell>
          <table:table-cell table:style-name="ce30"/>
          <table:table-cell/>
          <table:table-cell table:style-name="ce40" office:value-type="float" office:value="78.709" calcext:value-type="float">
            <text:p>78.709</text:p>
          </table:table-cell>
          <table:table-cell table:style-name="ce40" office:value-type="float" office:value="82.883" calcext:value-type="float">
            <text:p>82.883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tate-emission HMM Baum-Welch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69.092" calcext:value-type="float">
            <text:p>69.092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/>
          <table:table-cell table:style-name="ce41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style-name="ce30"/>
          <table:table-cell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tate-emission HMM Labeled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69.092" calcext:value-type="float">
            <text:p>69.092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/>
          <table:table-cell table:style-name="ce41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style-name="ce30"/>
          <table:table-cell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2-gram HMM Any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69.381" calcext:value-type="float">
            <text:p>69.381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/>
          <table:table-cell table:style-name="ce41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style-name="ce30"/>
          <table:table-cell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3-gram HMM Any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69.689" calcext:value-type="float">
            <text:p>69.689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/>
          <table:table-cell table:style-name="ce41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style-name="ce30"/>
          <table:table-cell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tate-emission HMM Baum-Welch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8.431" calcext:value-type="float">
            <text:p>78.431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/>
          <table:table-cell table:style-name="ce41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style-name="ce30"/>
          <table:table-cell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tate-emission HMM Labeled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8.431" calcext:value-type="float">
            <text:p>78.431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office:value-type="float" office:value="67.7" calcext:value-type="float">
            <text:p>67.7</text:p>
          </table:table-cell>
          <table:table-cell table:style-name="ce41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style-name="ce30"/>
          <table:table-cell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tate-emission HMM Second-Order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9.599" calcext:value-type="float">
            <text:p>79.599</text:p>
          </table:table-cell>
          <table:table-cell office:value-type="float" office:value="83.172" calcext:value-type="float">
            <text:p>83.172</text:p>
          </table:table-cell>
          <table:table-cell office:value-type="float" office:value="83.051" calcext:value-type="float">
            <text:p>83.051</text:p>
          </table:table-cell>
          <table:table-cell office:value-type="float" office:value="66.7" calcext:value-type="float">
            <text:p>66.7</text:p>
          </table:table-cell>
          <table:table-cell table:style-name="ce41"/>
          <table:table-cell table:style-name="ce41" office:value-type="float" office:value="72.126" calcext:value-type="float">
            <text:p>72.126</text:p>
          </table:table-cell>
          <table:table-cell table:style-name="ce41" office:value-type="float" office:value="83.817" calcext:value-type="float">
            <text:p>83.817</text:p>
          </table:table-cell>
          <table:table-cell table:style-name="ce30"/>
          <table:table-cell/>
          <table:table-cell table:style-name="ce40" office:value-type="float" office:value="79.27" calcext:value-type="float">
            <text:p>79.27</text:p>
          </table:table-cell>
          <table:table-cell table:style-name="ce40" office:value-type="float" office:value="83.756" calcext:value-type="float">
            <text:p>83.756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2-gram HMM Any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8.232" calcext:value-type="float">
            <text:p>78.232</text:p>
          </table:table-cell>
          <table:table-cell office:value-type="float" office:value="83.211" calcext:value-type="float">
            <text:p>83.211</text:p>
          </table:table-cell>
          <table:table-cell office:value-type="float" office:value="83.051" calcext:value-type="float">
            <text:p>83.051</text:p>
          </table:table-cell>
          <table:table-cell/>
          <table:table-cell table:style-name="ce41"/>
          <table:table-cell table:style-name="ce41" office:value-type="float" office:value="71.003" calcext:value-type="float">
            <text:p>71.003</text:p>
          </table:table-cell>
          <table:table-cell table:style-name="ce41" office:value-type="float" office:value="76.495" calcext:value-type="float">
            <text:p>76.495</text:p>
          </table:table-cell>
          <table:table-cell table:style-name="ce30"/>
          <table:table-cell/>
          <table:table-cell table:style-name="ce40" office:value-type="float" office:value="78.477" calcext:value-type="float">
            <text:p>78.477</text:p>
          </table:table-cell>
          <table:table-cell table:style-name="ce40" office:value-type="float" office:value="82.098" calcext:value-type="float">
            <text:p>82.09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3-gram HMM Any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4.232" calcext:value-type="float">
            <text:p>74.232</text:p>
          </table:table-cell>
          <table:table-cell office:value-type="float" office:value="80.232" calcext:value-type="float">
            <text:p>80.232</text:p>
          </table:table-cell>
          <table:table-cell office:value-type="float" office:value="80.702" calcext:value-type="float">
            <text:p>80.702</text:p>
          </table:table-cell>
          <table:table-cell/>
          <table:table-cell table:style-name="ce41"/>
          <table:table-cell table:style-name="ce41" office:value-type="float" office:value="68.668" calcext:value-type="float">
            <text:p>68.668</text:p>
          </table:table-cell>
          <table:table-cell table:style-name="ce41" office:value-type="float" office:value="78.128" calcext:value-type="float">
            <text:p>78.128</text:p>
          </table:table-cell>
          <table:table-cell table:style-name="ce30"/>
          <table:table-cell/>
          <table:table-cell table:style-name="ce40" office:value-type="float" office:value="76.941" calcext:value-type="float">
            <text:p>76.941</text:p>
          </table:table-cell>
          <table:table-cell table:style-name="ce40" office:value-type="float" office:value="79.864" calcext:value-type="float">
            <text:p>79.864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/>
          <table:table-cell table:style-name="ce1"/>
          <table:table-cell table:number-columns-repeated="4"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number-columns-repeated="2"/>
          <table:table-cell office:value-type="string" calcext:value-type="string">
            <text:p>Table: Experimental Results using 5-fold cross validation – same number of features as states used</text:p>
          </table:table-cell>
          <table:table-cell table:number-columns-repeated="3"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Default" table:number-columns-repeated="3"/>
          <table:table-cell table:style-name="ce39" table:number-columns-repeated="2"/>
          <table:table-cell table:style-name="ce1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office:value-type="string" calcext:value-type="string">
            <text:p>First of All Some Baselin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Finegrained F1-score avg</text:p>
          </table:table-cell>
          <table:table-cell office:value-type="string" calcext:value-type="string">
            <text:p>Finegrained F1-score max</text:p>
          </table:table-cell>
          <table:table-cell office:value-type="string" calcext:value-type="string">
            <text:p>Finegrained Accuracy max</text:p>
          </table:table-cell>
          <table:table-cell table:style-name="ce1"/>
          <table:table-cell/>
          <table:table-cell table:style-name="Default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office:value-type="string" calcext:value-type="string">
            <text:p>words</text:p>
          </table:table-cell>
          <table:table-cell table:style-name="ce40" office:value-type="float" office:value="49.552" calcext:value-type="float">
            <text:p>49.552</text:p>
          </table:table-cell>
          <table:table-cell table:number-columns-repeated="2" table:style-name="ce40" office:value-type="float" office:value="55" calcext:value-type="float">
            <text:p>55</text:p>
          </table:table-cell>
          <table:table-cell/>
          <table:table-cell table:style-name="ce4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office:value-type="string" calcext:value-type="string">
            <text:p>words</text:p>
          </table:table-cell>
          <table:table-cell table:style-name="ce40" office:value-type="float" office:value="41.768" calcext:value-type="float">
            <text:p>41.768</text:p>
          </table:table-cell>
          <table:table-cell table:style-name="ce40" office:value-type="float" office:value="44.974" calcext:value-type="float">
            <text:p>44.974</text:p>
          </table:table-cell>
          <table:table-cell table:style-name="ce40" office:value-type="float" office:value="45" calcext:value-type="float">
            <text:p>45</text:p>
          </table:table-cell>
          <table:table-cell/>
          <table:table-cell table:style-name="ce4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office:value-type="string" calcext:value-type="string">
            <text:p>words</text:p>
          </table:table-cell>
          <table:table-cell table:style-name="ce40" office:value-type="float" office:value="51.041" calcext:value-type="float">
            <text:p>51.041</text:p>
          </table:table-cell>
          <table:table-cell table:style-name="ce44" office:value-type="float" office:value="53.233" calcext:value-type="float">
            <text:p>53.233</text:p>
          </table:table-cell>
          <table:table-cell table:style-name="ce44" office:value-type="float" office:value="53.448" calcext:value-type="float">
            <text:p>53.448</text:p>
          </table:table-cell>
          <table:table-cell table:style-name="Default" table:number-columns-repeated="2"/>
          <table:table-cell table:style-name="ce40"/>
          <table:table-cell table:style-name="ce41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office:value-type="string" calcext:value-type="string">
            <text:p>words</text:p>
          </table:table-cell>
          <table:table-cell table:style-name="ce39" office:value-type="float" office:value="47.953" calcext:value-type="float">
            <text:p>47.953</text:p>
          </table:table-cell>
          <table:table-cell table:style-name="ce44" office:value-type="float" office:value="51.387" calcext:value-type="float">
            <text:p>51.387</text:p>
          </table:table-cell>
          <table:table-cell table:style-name="ce44" office:value-type="float" office:value="51.724" calcext:value-type="float">
            <text:p>51.724</text:p>
          </table:table-cell>
          <table:table-cell/>
          <table:table-cell table:style-name="ce4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office:value-type="string" calcext:value-type="string">
            <text:p>sentence labels</text:p>
          </table:table-cell>
          <table:table-cell table:style-name="ce40" office:value-type="float" office:value="68.609" calcext:value-type="float">
            <text:p>68.609</text:p>
          </table:table-cell>
          <table:table-cell table:style-name="ce40" office:value-type="float" office:value="74.691" calcext:value-type="float">
            <text:p>74.691</text:p>
          </table:table-cell>
          <table:table-cell table:style-name="ce40" office:value-type="float" office:value="78.333" calcext:value-type="float">
            <text:p>78.333</text:p>
          </table:table-cell>
          <table:table-cell table:style-name="ce11"/>
          <table:table-cell table:style-name="ce4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office:value-type="string" calcext:value-type="string">
            <text:p>sentence labels</text:p>
          </table:table-cell>
          <table:table-cell table:style-name="ce40" office:value-type="float" office:value="71.817" calcext:value-type="float">
            <text:p>71.817</text:p>
          </table:table-cell>
          <table:table-cell table:style-name="ce40" office:value-type="float" office:value="78.724" calcext:value-type="float">
            <text:p>78.724</text:p>
          </table:table-cell>
          <table:table-cell table:style-name="ce40" office:value-type="float" office:value="79.31" calcext:value-type="float">
            <text:p>79.31</text:p>
          </table:table-cell>
          <table:table-cell/>
          <table:table-cell table:style-name="ce4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office:value-type="string" calcext:value-type="string">
            <text:p>sentence labels</text:p>
          </table:table-cell>
          <table:table-cell table:style-name="ce40" office:value-type="float" office:value="77.854" calcext:value-type="float">
            <text:p>77.854</text:p>
          </table:table-cell>
          <table:table-cell table:style-name="ce40" office:value-type="float" office:value="82.321" calcext:value-type="float">
            <text:p>82.321</text:p>
          </table:table-cell>
          <table:table-cell table:style-name="ce40" office:value-type="float" office:value="82.456" calcext:value-type="float">
            <text:p>82.456</text:p>
          </table:table-cell>
          <table:table-cell table:style-name="Default" table:number-columns-repeated="2"/>
          <table:table-cell table:style-name="ce40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office:value-type="string" calcext:value-type="string">
            <text:p>sentence labels</text:p>
          </table:table-cell>
          <table:table-cell table:style-name="ce40" office:value-type="float" office:value="74.833" calcext:value-type="float">
            <text:p>74.833</text:p>
          </table:table-cell>
          <table:table-cell table:style-name="ce40" office:value-type="float" office:value="82.308" calcext:value-type="float">
            <text:p>82.308</text:p>
          </table:table-cell>
          <table:table-cell table:style-name="ce40" office:value-type="float" office:value="82.759" calcext:value-type="float">
            <text:p>82.759</text:p>
          </table:table-cell>
          <table:table-cell table:style-name="ce11"/>
          <table:table-cell table:style-name="ce42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table:style-name="ce10" office:value-type="string" calcext:value-type="string">
            <text:p>words + sentence labels</text:p>
          </table:table-cell>
          <table:table-cell table:style-name="ce40" office:value-type="float" office:value="70.007" calcext:value-type="float">
            <text:p>70.007</text:p>
          </table:table-cell>
          <table:table-cell table:style-name="ce40" office:value-type="float" office:value="72.805" calcext:value-type="float">
            <text:p>72.805</text:p>
          </table:table-cell>
          <table:table-cell table:style-name="ce40" office:value-type="float" office:value="76.667" calcext:value-type="float">
            <text:p>76.667</text:p>
          </table:table-cell>
          <table:table-cell table:style-name="ce11"/>
          <table:table-cell table:style-name="ce42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table:style-name="ce10" office:value-type="string" calcext:value-type="string">
            <text:p>words + sentence labels</text:p>
          </table:table-cell>
          <table:table-cell table:style-name="ce40" office:value-type="float" office:value="66.661" calcext:value-type="float">
            <text:p>66.661</text:p>
          </table:table-cell>
          <table:table-cell table:style-name="ce40" office:value-type="float" office:value="70.307" calcext:value-type="float">
            <text:p>70.307</text:p>
          </table:table-cell>
          <table:table-cell table:style-name="ce40" office:value-type="float" office:value="70.69" calcext:value-type="float">
            <text:p>70.69</text:p>
          </table:table-cell>
          <table:table-cell table:style-name="ce11"/>
          <table:table-cell table:style-name="ce42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table:style-name="ce10" office:value-type="string" calcext:value-type="string">
            <text:p>words + sentence labels</text:p>
          </table:table-cell>
          <table:table-cell table:style-name="ce40" office:value-type="float" office:value="79.702" calcext:value-type="float">
            <text:p>79.702</text:p>
          </table:table-cell>
          <table:table-cell table:style-name="ce40" office:value-type="float" office:value="81.165" calcext:value-type="float">
            <text:p>81.165</text:p>
          </table:table-cell>
          <table:table-cell table:style-name="ce40" office:value-type="float" office:value="81.356" calcext:value-type="float">
            <text:p>81.356</text:p>
          </table:table-cell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table:style-name="ce10" office:value-type="string" calcext:value-type="string">
            <text:p>words + sentence labels</text:p>
          </table:table-cell>
          <table:table-cell table:style-name="ce40" office:value-type="float" office:value="74.496" calcext:value-type="float">
            <text:p>74.496</text:p>
          </table:table-cell>
          <table:table-cell table:style-name="ce40" office:value-type="float" office:value="86.152" calcext:value-type="float">
            <text:p>86.152</text:p>
          </table:table-cell>
          <table:table-cell table:style-name="ce40" office:value-type="float" office:value="86.207" calcext:value-type="float">
            <text:p>86.207</text:p>
          </table:table-cell>
          <table:table-cell table:style-name="ce11"/>
          <table:table-cell table:style-name="ce42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General Mixture Baum-Welch HMM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70.944" calcext:value-type="float">
            <text:p>70.944</text:p>
          </table:table-cell>
          <table:table-cell office:value-type="float" office:value="78.667" calcext:value-type="float">
            <text:p>78.667</text:p>
          </table:table-cell>
          <table:table-cell office:value-type="float" office:value="79.31" calcext:value-type="float">
            <text:p>79.31</text:p>
          </table:table-cell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General Mixture HMM Labeled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80.802" calcext:value-type="float">
            <text:p>80.802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State-emission HMM Baum-Welch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7.435" calcext:value-type="float">
            <text:p>77.435</text:p>
          </table:table-cell>
          <table:table-cell office:value-type="float" office:value="82.488" calcext:value-type="float">
            <text:p>82.488</text:p>
          </table:table-cell>
          <table:table-cell office:value-type="float" office:value="82.759" calcext:value-type="float">
            <text:p>82.759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State-emission HMM Labeled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7.435" calcext:value-type="float">
            <text:p>77.435</text:p>
          </table:table-cell>
          <table:table-cell office:value-type="float" office:value="82.488" calcext:value-type="float">
            <text:p>82.488</text:p>
          </table:table-cell>
          <table:table-cell office:value-type="float" office:value="82.759" calcext:value-type="float">
            <text:p>82.759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State-emission HMM Second-Order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1.291" calcext:value-type="float">
            <text:p>71.291</text:p>
          </table:table-cell>
          <table:table-cell office:value-type="float" office:value="74.89" calcext:value-type="float">
            <text:p>74.89</text:p>
          </table:table-cell>
          <table:table-cell office:value-type="float" office:value="75.862" calcext:value-type="float">
            <text:p>75.862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2-gram HMM Any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3.997" calcext:value-type="float">
            <text:p>73.997</text:p>
          </table:table-cell>
          <table:table-cell office:value-type="float" office:value="82.515" calcext:value-type="float">
            <text:p>82.515</text:p>
          </table:table-cell>
          <table:table-cell office:value-type="float" office:value="82.759" calcext:value-type="float">
            <text:p>82.759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3-gram HMM Any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2.762" calcext:value-type="float">
            <text:p>72.762</text:p>
          </table:table-cell>
          <table:table-cell office:value-type="float" office:value="77.387" calcext:value-type="float">
            <text:p>77.387</text:p>
          </table:table-cell>
          <table:table-cell office:value-type="float" office:value="77.586" calcext:value-type="float">
            <text:p>77.586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number-columns-repeated="5"/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number-columns-repeated="2"/>
          <table:table-cell office:value-type="string" calcext:value-type="string">
            <text:p>Table: Experimental Results using 5-fold cross validation – 4 label features used</text:p>
          </table:table-cell>
          <table:table-cell table:number-columns-repeated="8"/>
          <table:table-cell table:style-name="ce41" table:number-columns-repeated="2"/>
          <table:table-cell table:number-columns-repeated="1011"/>
        </table:table-row>
        <table:table-row table:style-name="ro5">
          <table:table-cell table:number-columns-repeated="11"/>
          <table:table-cell table:style-name="ce41" table:number-columns-repeated="2"/>
          <table:table-cell table:number-columns-repeated="1011"/>
        </table:table-row>
        <table:table-row table:style-name="ro5">
          <table:table-cell office:value-type="string" calcext:value-type="string">
            <text:p>A comparison of different Training (1) and Prediction (2) approaches and algorithms</text:p>
          </table:table-cell>
          <table:table-cell table:number-columns-repeated="6"/>
          <table:table-cell office:value-type="string" calcext:value-type="string">
            <text:p>SPOTedus F1 avg</text:p>
          </table:table-cell>
          <table:table-cell table:style-name="ce10" office:value-type="string" calcext:value-type="string">
            <text:p>SPOTedus F1 max</text:p>
          </table:table-cell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9" office:value-type="string" calcext:value-type="string">
            <text:p>State-emission HMM Baum-Welch (1) MAP (2) – Architecture A</text:p>
          </table:table-cell>
          <table:table-cell/>
          <table:table-cell office:value-type="float" office:value="69.092" calcext:value-type="float">
            <text:p>69.092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2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number-columns-repeated="2"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ate-emission HMM Baum-Welch (1) Forward (2) – Architecture B</text:p>
          </table:table-cell>
          <table:table-cell/>
          <table:table-cell office:value-type="float" office:value="78.431" calcext:value-type="float">
            <text:p>78.431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table:number-columns-repeated="2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number-columns-repeated="2"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ate-emission HMM Baum-Welch (1) Formula (2) – Architecture B</text:p>
          </table:table-cell>
          <table:table-cell/>
          <table:table-cell office:value-type="float" office:value="78.431" calcext:value-type="float">
            <text:p>78.431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table:number-columns-repeated="2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number-columns-repeated="2"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ate-emission HMM Viterbi (1) MAP (2) – Architecture A</text:p>
          </table:table-cell>
          <table:table-cell/>
          <table:table-cell office:value-type="float" office:value="69.092" calcext:value-type="float">
            <text:p>69.092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2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number-columns-repeated="2"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ate-emission HMM Viterbi (1) Formula (2) – Architecture B</text:p>
          </table:table-cell>
          <table:table-cell/>
          <table:table-cell office:value-type="float" office:value="78.431" calcext:value-type="float">
            <text:p>78.431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table:number-columns-repeated="2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number-columns-repeated="2"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ate-emission HMM Labeled (1) Viterbi (2) – Architecture A</text:p>
          </table:table-cell>
          <table:table-cell table:style-name="ce1"/>
          <table:table-cell office:value-type="float" office:value="69.092" calcext:value-type="float">
            <text:p>69.092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style-name="ce1"/>
          <table:table-cell table:style-name="ce45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style-name="ce1" table:number-columns-repeated="2"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State-emission HMM Labeled (1) Formula (2) – Architecture B</text:p>
          </table:table-cell>
          <table:table-cell table:style-name="ce1"/>
          <table:table-cell office:value-type="float" office:value="78.431" calcext:value-type="float">
            <text:p>78.431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table:style-name="ce1"/>
          <table:table-cell table:style-name="ce45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style-name="ce1" table:number-columns-repeated="2"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office:value-type="string" calcext:value-type="string">
            <text:p>Table: Experimental Results using 5-fold cross validation – same number of features as states used</text:p>
          </table:table-cell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 office:value-type="string" calcext:value-type="string">
            <text:p>of <text:s/>finegrained</text:p>
          </table:table-cell>
          <table:table-cell table:style-name="ce45" table:number-columns-repeated="2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office:value-type="string" calcext:value-type="string">
            <text:p>A comparison of n-grams, all label features used. We utilize the log probability scores of our algorithms since we also want to evaluate an Ensemble; this leads to some very small inconsistencies in terms of % compared to other tables with the same settings.</text:p>
          </table:table-cell>
          <table:table-cell table:style-name="ce1"/>
          <table:table-cell/>
          <table:table-cell table:style-name="ce45"/>
          <table:table-cell table:style-name="ce38"/>
          <table:table-cell table:style-name="ce1"/>
          <table:table-cell table:style-name="ce45" office:value-type="string" calcext:value-type="string">
            <text:p>Accuracy Avg</text:p>
          </table:table-cell>
          <table:table-cell table:style-name="ce45" table:number-columns-repeated="2"/>
          <table:table-cell table:style-name="Default"/>
          <table:table-cell table:style-name="ce45" office:value-type="string" calcext:value-type="string">
            <text:p>Accuracy Avg</text:p>
          </table:table-cell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(Note: It’s General Mixture HMM, BW/MAP Architecture A, a perfect way to isolate the performance of observations)</text:p>
          </table:table-cell>
          <table:table-cell table:style-name="ce1" office:value-type="string" calcext:value-type="string">
            <text:p>1-gram</text:p>
          </table:table-cell>
          <table:table-cell table:style-name="ce11" office:value-type="float" office:value="70.944" calcext:value-type="float">
            <text:p>70.944</text:p>
          </table:table-cell>
          <table:table-cell table:style-name="ce46" office:value-type="float" office:value="78.667" calcext:value-type="float">
            <text:p>78.667</text:p>
          </table:table-cell>
          <table:table-cell office:value-type="float" office:value="79.31" calcext:value-type="float">
            <text:p>79.31</text:p>
          </table:table-cell>
          <table:table-cell table:style-name="ce1"/>
          <table:table-cell table:style-name="ce39" office:value-type="float" office:value="72.248" calcext:value-type="float">
            <text:p>72.248</text:p>
          </table:table-cell>
          <table:table-cell table:style-name="ce47" office:value-type="float" office:value="51.511" calcext:value-type="float">
            <text:p>51.511</text:p>
          </table:table-cell>
          <table:table-cell table:style-name="ce47" office:value-type="float" office:value="55.992" calcext:value-type="float">
            <text:p>55.992</text:p>
          </table:table-cell>
          <table:table-cell table:style-name="ce1"/>
          <table:table-cell table:style-name="ce45" office:value-type="float" office:value="60.329" calcext:value-type="float">
            <text:p>60.329</text:p>
          </table:table-cell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2-gram</text:p>
          </table:table-cell>
          <table:table-cell table:style-name="ce11" office:value-type="float" office:value="71.133" calcext:value-type="float">
            <text:p>71.133</text:p>
          </table:table-cell>
          <table:table-cell table:style-name="ce46" office:value-type="float" office:value="87.924" calcext:value-type="float">
            <text:p>87.924</text:p>
          </table:table-cell>
          <table:table-cell office:value-type="float" office:value="87.931" calcext:value-type="float">
            <text:p>87.931</text:p>
          </table:table-cell>
          <table:table-cell table:style-name="ce1"/>
          <table:table-cell table:style-name="ce45" office:value-type="float" office:value="72.288" calcext:value-type="float">
            <text:p>72.288</text:p>
          </table:table-cell>
          <table:table-cell table:style-name="ce47" office:value-type="float" office:value="57.244" calcext:value-type="float">
            <text:p>57.244</text:p>
          </table:table-cell>
          <table:table-cell table:style-name="ce47" office:value-type="float" office:value="61.936" calcext:value-type="float">
            <text:p>61.936</text:p>
          </table:table-cell>
          <table:table-cell table:style-name="ce1"/>
          <table:table-cell table:style-name="ce45" office:value-type="float" office:value="63.499" calcext:value-type="float">
            <text:p>63.499</text:p>
          </table:table-cell>
          <table:table-cell table:style-name="ce47" office:value-type="float" office:value="74.474" calcext:value-type="float">
            <text:p>74.474</text:p>
          </table:table-cell>
          <table:table-cell table:style-name="ce47" office:value-type="float" office:value="77.765" calcext:value-type="float">
            <text:p>77.765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3-gram</text:p>
          </table:table-cell>
          <table:table-cell table:style-name="ce11" office:value-type="float" office:value="71.616" calcext:value-type="float">
            <text:p>71.616</text:p>
          </table:table-cell>
          <table:table-cell table:style-name="ce46" office:value-type="float" office:value="85.829" calcext:value-type="float">
            <text:p>85.829</text:p>
          </table:table-cell>
          <table:table-cell office:value-type="float" office:value="86.207" calcext:value-type="float">
            <text:p>86.207</text:p>
          </table:table-cell>
          <table:table-cell table:style-name="ce1"/>
          <table:table-cell table:style-name="ce45" office:value-type="float" office:value="72.645" calcext:value-type="float">
            <text:p>72.645</text:p>
          </table:table-cell>
          <table:table-cell table:style-name="ce47" office:value-type="float" office:value="56.257" calcext:value-type="float">
            <text:p>56.257</text:p>
          </table:table-cell>
          <table:table-cell table:style-name="ce47" office:value-type="float" office:value="62.549" calcext:value-type="float">
            <text:p>62.549</text:p>
          </table:table-cell>
          <table:table-cell table:style-name="ce1"/>
          <table:table-cell table:style-name="ce45" office:value-type="float" office:value="62.511" calcext:value-type="float">
            <text:p>62.511</text:p>
          </table:table-cell>
          <table:table-cell table:style-name="ce47" office:value-type="float" office:value="73.069" calcext:value-type="float">
            <text:p>73.069</text:p>
          </table:table-cell>
          <table:table-cell table:style-name="ce47" office:value-type="float" office:value="75.858" calcext:value-type="float">
            <text:p>75.858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4-gram</text:p>
          </table:table-cell>
          <table:table-cell table:style-name="ce11" office:value-type="float" office:value="61.149" calcext:value-type="float">
            <text:p>61.149</text:p>
          </table:table-cell>
          <table:table-cell table:style-name="ce44" office:value-type="float" office:value="78.204" calcext:value-type="float">
            <text:p>78.204</text:p>
          </table:table-cell>
          <table:table-cell table:style-name="ce44" office:value-type="float" office:value="79.31" calcext:value-type="float">
            <text:p>79.31</text:p>
          </table:table-cell>
          <table:table-cell table:style-name="Default"/>
          <table:table-cell table:style-name="ce45" office:value-type="float" office:value="63.739" calcext:value-type="float">
            <text:p>63.739</text:p>
          </table:table-cell>
          <table:table-cell table:style-name="ce47" office:value-type="float" office:value="59.026" calcext:value-type="float">
            <text:p>59.026</text:p>
          </table:table-cell>
          <table:table-cell table:style-name="ce47" office:value-type="float" office:value="64.992" calcext:value-type="float">
            <text:p>64.992</text:p>
          </table:table-cell>
          <table:table-cell table:style-name="ce1"/>
          <table:table-cell table:style-name="ce45" office:value-type="float" office:value="64.474" calcext:value-type="float">
            <text:p>64.474</text:p>
          </table:table-cell>
          <table:table-cell table:style-name="ce47" office:value-type="float" office:value="72.913" calcext:value-type="float">
            <text:p>72.913</text:p>
          </table:table-cell>
          <table:table-cell table:style-name="ce47" office:value-type="float" office:value="75.201" calcext:value-type="float">
            <text:p>75.201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5-gram</text:p>
          </table:table-cell>
          <table:table-cell table:style-name="ce11" office:value-type="float" office:value="50.076" calcext:value-type="float">
            <text:p>50.076</text:p>
          </table:table-cell>
          <table:table-cell table:style-name="ce44" office:value-type="float" office:value="61.478" calcext:value-type="float">
            <text:p>61.478</text:p>
          </table:table-cell>
          <table:table-cell table:style-name="ce44" office:value-type="float" office:value="63.793" calcext:value-type="float">
            <text:p>63.793</text:p>
          </table:table-cell>
          <table:table-cell table:style-name="Default"/>
          <table:table-cell table:style-name="ce45" office:value-type="float" office:value="53.706" calcext:value-type="float">
            <text:p>53.706</text:p>
          </table:table-cell>
          <table:table-cell table:style-name="ce47" office:value-type="float" office:value="58.137" calcext:value-type="float">
            <text:p>58.137</text:p>
          </table:table-cell>
          <table:table-cell table:style-name="ce47" office:value-type="float" office:value="63.694" calcext:value-type="float">
            <text:p>63.694</text:p>
          </table:table-cell>
          <table:table-cell table:style-name="ce1"/>
          <table:table-cell table:style-name="ce45" office:value-type="float" office:value="60.97" calcext:value-type="float">
            <text:p>60.97</text:p>
          </table:table-cell>
          <table:table-cell table:style-name="ce47" office:value-type="float" office:value="69.811" calcext:value-type="float">
            <text:p>69.811</text:p>
          </table:table-cell>
          <table:table-cell table:style-name="ce47" office:value-type="float" office:value="71.878" calcext:value-type="float">
            <text:p>71.878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6-gram</text:p>
          </table:table-cell>
          <table:table-cell table:style-name="ce11" office:value-type="float" office:value="41.029" calcext:value-type="float">
            <text:p>41.029</text:p>
          </table:table-cell>
          <table:table-cell office:value-type="float" office:value="44.72" calcext:value-type="float">
            <text:p>44.72</text:p>
          </table:table-cell>
          <table:table-cell office:value-type="float" office:value="51.667" calcext:value-type="float">
            <text:p>51.667</text:p>
          </table:table-cell>
          <table:table-cell table:style-name="ce1"/>
          <table:table-cell table:style-name="ce45" office:value-type="float" office:value="46.883" calcext:value-type="float">
            <text:p>46.883</text:p>
          </table:table-cell>
          <table:table-cell table:style-name="ce47" office:value-type="float" office:value="53.426" calcext:value-type="float">
            <text:p>53.426</text:p>
          </table:table-cell>
          <table:table-cell table:style-name="ce47" office:value-type="float" office:value="65.351" calcext:value-type="float">
            <text:p>65.351</text:p>
          </table:table-cell>
          <table:table-cell table:style-name="ce1"/>
          <table:table-cell table:style-name="ce45" office:value-type="float" office:value="57.967" calcext:value-type="float">
            <text:p>57.967</text:p>
          </table:table-cell>
          <table:table-cell table:style-name="ce47" office:value-type="float" office:value="64.866" calcext:value-type="float">
            <text:p>64.866</text:p>
          </table:table-cell>
          <table:table-cell table:style-name="ce47" office:value-type="float" office:value="67.125" calcext:value-type="float">
            <text:p>67.125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7-gram</text:p>
          </table:table-cell>
          <table:table-cell table:style-name="ce11" office:value-type="float" office:value="35.623" calcext:value-type="float">
            <text:p>35.623</text:p>
          </table:table-cell>
          <table:table-cell office:value-type="float" office:value="40.495" calcext:value-type="float">
            <text:p>40.495</text:p>
          </table:table-cell>
          <table:table-cell office:value-type="float" office:value="45.614" calcext:value-type="float">
            <text:p>45.614</text:p>
          </table:table-cell>
          <table:table-cell table:style-name="ce1"/>
          <table:table-cell table:style-name="ce45" office:value-type="float" office:value="42.831" calcext:value-type="float">
            <text:p>42.831</text:p>
          </table:table-cell>
          <table:table-cell table:style-name="ce47" office:value-type="float" office:value="47.801" calcext:value-type="float">
            <text:p>47.801</text:p>
          </table:table-cell>
          <table:table-cell table:style-name="ce47" office:value-type="float" office:value="52.448" calcext:value-type="float">
            <text:p>52.448</text:p>
          </table:table-cell>
          <table:table-cell table:style-name="ce1"/>
          <table:table-cell table:style-name="ce45" office:value-type="float" office:value="54.374" calcext:value-type="float">
            <text:p>54.374</text:p>
          </table:table-cell>
          <table:table-cell table:style-name="ce47" office:value-type="float" office:value="60.3" calcext:value-type="float">
            <text:p>60.3</text:p>
          </table:table-cell>
          <table:table-cell table:style-name="ce47" office:value-type="float" office:value="65.735" calcext:value-type="float">
            <text:p>65.735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8-gram</text:p>
          </table:table-cell>
          <table:table-cell table:style-name="ce11" office:value-type="float" office:value="29.9" calcext:value-type="float">
            <text:p>29.9</text:p>
          </table:table-cell>
          <table:table-cell table:style-name="ce41" office:value-type="float" office:value="31.912" calcext:value-type="float">
            <text:p>31.912</text:p>
          </table:table-cell>
          <table:table-cell table:style-name="ce41" office:value-type="float" office:value="40.351" calcext:value-type="float">
            <text:p>40.351</text:p>
          </table:table-cell>
          <table:table-cell table:style-name="ce1"/>
          <table:table-cell table:style-name="ce45" office:value-type="float" office:value="39.727" calcext:value-type="float">
            <text:p>39.727</text:p>
          </table:table-cell>
          <table:table-cell table:style-name="ce47" office:value-type="float" office:value="39.053" calcext:value-type="float">
            <text:p>39.053</text:p>
          </table:table-cell>
          <table:table-cell table:style-name="ce47" office:value-type="float" office:value="51.194" calcext:value-type="float">
            <text:p>51.194</text:p>
          </table:table-cell>
          <table:table-cell table:style-name="ce1"/>
          <table:table-cell table:style-name="ce45" office:value-type="float" office:value="47.766" calcext:value-type="float">
            <text:p>47.766</text:p>
          </table:table-cell>
          <table:table-cell table:style-name="ce47" office:value-type="float" office:value="55.358" calcext:value-type="float">
            <text:p>55.358</text:p>
          </table:table-cell>
          <table:table-cell table:style-name="ce47" office:value-type="float" office:value="60.633" calcext:value-type="float">
            <text:p>60.633</text:p>
          </table:table-cell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ce11"/>
          <table:table-cell table:style-name="ce38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Turn flags on</text:p>
          </table:table-cell>
          <table:table-cell table:style-name="ce1"/>
          <table:table-cell table:style-name="ce11"/>
          <table:table-cell table:style-name="ce38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baseline</text:p>
          </table:table-cell>
          <table:table-cell table:style-name="ce1"/>
          <table:table-cell table:style-name="ce11" office:value-type="float" office:value="71.133" calcext:value-type="float">
            <text:p>71.133</text:p>
          </table:table-cell>
          <table:table-cell table:style-name="ce46" office:value-type="float" office:value="87.924" calcext:value-type="float">
            <text:p>87.924</text:p>
          </table:table-cell>
          <table:table-cell office:value-type="float" office:value="87.931" calcext:value-type="float">
            <text:p>87.931</text:p>
          </table:table-cell>
          <table:table-cell table:style-name="Default"/>
          <table:table-cell table:style-name="ce45"/>
          <table:table-cell table:style-name="ce47" office:value-type="float" office:value="57.244" calcext:value-type="float">
            <text:p>57.244</text:p>
          </table:table-cell>
          <table:table-cell table:style-name="ce47" office:value-type="float" office:value="61.936" calcext:value-type="float">
            <text:p>61.936</text:p>
          </table:table-cell>
          <table:table-cell table:style-name="ce1"/>
          <table:table-cell table:style-name="ce45"/>
          <table:table-cell table:style-name="ce47" office:value-type="float" office:value="74.474" calcext:value-type="float">
            <text:p>74.474</text:p>
          </table:table-cell>
          <table:table-cell table:style-name="ce47" office:value-type="float" office:value="77.765" calcext:value-type="float">
            <text:p>77.765</text:p>
          </table:table-cell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true false</text:p>
          </table:table-cell>
          <table:table-cell table:style-name="ce1"/>
          <table:table-cell table:style-name="ce40" office:value-type="float" office:value="72.804" calcext:value-type="float">
            <text:p>72.804</text:p>
          </table:table-cell>
          <table:table-cell table:style-name="ce44" office:value-type="float" office:value="87.924" calcext:value-type="float">
            <text:p>87.924</text:p>
          </table:table-cell>
          <table:table-cell table:style-name="ce44" office:value-type="float" office:value="87.931" calcext:value-type="float">
            <text:p>87.931</text:p>
          </table:table-cell>
          <table:table-cell table:style-name="Default"/>
          <table:table-cell table:style-name="ce45"/>
          <table:table-cell table:style-name="ce47" office:value-type="float" office:value="57.244" calcext:value-type="float">
            <text:p>57.244</text:p>
          </table:table-cell>
          <table:table-cell table:style-name="ce47" office:value-type="float" office:value="61.936" calcext:value-type="float">
            <text:p>61.936</text:p>
          </table:table-cell>
          <table:table-cell table:style-name="ce1"/>
          <table:table-cell table:style-name="ce45"/>
          <table:table-cell table:style-name="ce47" office:value-type="float" office:value="74.474" calcext:value-type="float">
            <text:p>74.474</text:p>
          </table:table-cell>
          <table:table-cell table:style-name="ce47" office:value-type="float" office:value="77.765" calcext:value-type="float">
            <text:p>77.765</text:p>
          </table:table-cell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false true</text:p>
          </table:table-cell>
          <table:table-cell table:style-name="ce1"/>
          <table:table-cell table:style-name="ce40" office:value-type="float" office:value="71.057" calcext:value-type="float">
            <text:p>71.057</text:p>
          </table:table-cell>
          <table:table-cell table:style-name="ce44" office:value-type="float" office:value="87.924" calcext:value-type="float">
            <text:p>87.924</text:p>
          </table:table-cell>
          <table:table-cell table:style-name="ce44" office:value-type="float" office:value="87.931" calcext:value-type="float">
            <text:p>87.931</text:p>
          </table:table-cell>
          <table:table-cell table:style-name="Default"/>
          <table:table-cell table:style-name="ce45"/>
          <table:table-cell table:style-name="ce47" office:value-type="float" office:value="57.411" calcext:value-type="float">
            <text:p>57.411</text:p>
          </table:table-cell>
          <table:table-cell table:style-name="ce47" office:value-type="float" office:value="61.936" calcext:value-type="float">
            <text:p>61.936</text:p>
          </table:table-cell>
          <table:table-cell table:style-name="ce1"/>
          <table:table-cell table:style-name="ce45"/>
          <table:table-cell table:style-name="ce47" office:value-type="float" office:value="74.474" calcext:value-type="float">
            <text:p>74.474</text:p>
          </table:table-cell>
          <table:table-cell table:style-name="ce47" office:value-type="float" office:value="77.765" calcext:value-type="float">
            <text:p>77.765</text:p>
          </table:table-cell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true true</text:p>
          </table:table-cell>
          <table:table-cell table:style-name="ce1"/>
          <table:table-cell table:style-name="ce40" office:value-type="float" office:value="73.064" calcext:value-type="float">
            <text:p>73.064</text:p>
          </table:table-cell>
          <table:table-cell table:style-name="ce40" office:value-type="float" office:value="87.924" calcext:value-type="float">
            <text:p>87.924</text:p>
          </table:table-cell>
          <table:table-cell table:style-name="ce40" office:value-type="float" office:value="87.931" calcext:value-type="float">
            <text:p>87.931</text:p>
          </table:table-cell>
          <table:table-cell table:style-name="Default"/>
          <table:table-cell table:style-name="ce45"/>
          <table:table-cell table:style-name="ce47" office:value-type="float" office:value="57.411" calcext:value-type="float">
            <text:p>57.411</text:p>
          </table:table-cell>
          <table:table-cell table:style-name="ce47" office:value-type="float" office:value="61.936" calcext:value-type="float">
            <text:p>61.936</text:p>
          </table:table-cell>
          <table:table-cell table:style-name="ce1"/>
          <table:table-cell table:style-name="ce45"/>
          <table:table-cell table:style-name="ce47" office:value-type="float" office:value="74.789" calcext:value-type="float">
            <text:p>74.789</text:p>
          </table:table-cell>
          <table:table-cell table:style-name="ce47" office:value-type="float" office:value="77.765" calcext:value-type="float">
            <text:p>77.765</text:p>
          </table:table-cell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Default" table:number-columns-repeated="4"/>
          <table:table-cell table:style-name="ce1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Ensemble of 1,2 and 3</text:p>
          </table:table-cell>
          <table:table-cell table:style-name="ce1"/>
          <table:table-cell table:style-name="ce39" table:number-columns-repeated="3"/>
          <table:table-cell table:style-name="Default"/>
          <table:table-cell table:style-name="ce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unweighted</text:p>
          </table:table-cell>
          <table:table-cell table:style-name="ce1" office:value-type="string" calcext:value-type="string">
            <text:p>sum</text:p>
          </table:table-cell>
          <table:table-cell table:style-name="ce41" office:value-type="float" office:value="72.996" calcext:value-type="float">
            <text:p>72.996</text:p>
          </table:table-cell>
          <table:table-cell table:style-name="ce47" office:value-type="float" office:value="87.962" calcext:value-type="float">
            <text:p>87.962</text:p>
          </table:table-cell>
          <table:table-cell table:style-name="ce41" office:value-type="float" office:value="87.931" calcext:value-type="float">
            <text:p>87.931</text:p>
          </table:table-cell>
          <table:table-cell table:style-name="ce1"/>
          <table:table-cell table:style-name="ce45"/>
          <table:table-cell table:style-name="ce47" office:value-type="float" office:value="58.408" calcext:value-type="float">
            <text:p>58.408</text:p>
          </table:table-cell>
          <table:table-cell table:style-name="ce47" office:value-type="float" office:value="64.901" calcext:value-type="float">
            <text:p>64.901</text:p>
          </table:table-cell>
          <table:table-cell table:style-name="ce1"/>
          <table:table-cell table:style-name="ce45" office:value-type="float" office:value="63.499" calcext:value-type="float">
            <text:p>63.499</text:p>
          </table:table-cell>
          <table:table-cell table:style-name="ce47" office:value-type="float" office:value="73.531" calcext:value-type="float">
            <text:p>73.531</text:p>
          </table:table-cell>
          <table:table-cell table:style-name="ce47" office:value-type="float" office:value="76.954" calcext:value-type="float">
            <text:p>76.954</text:p>
          </table:table-cell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unweighted</text:p>
          </table:table-cell>
          <table:table-cell table:style-name="ce1" office:value-type="string" calcext:value-type="string">
            <text:p>product</text:p>
          </table:table-cell>
          <table:table-cell table:style-name="ce41" office:value-type="float" office:value="72.787" calcext:value-type="float">
            <text:p>72.787</text:p>
          </table:table-cell>
          <table:table-cell table:style-name="ce47" office:value-type="float" office:value="86.199" calcext:value-type="float">
            <text:p>86.199</text:p>
          </table:table-cell>
          <table:table-cell table:style-name="ce41" office:value-type="float" office:value="86.207" calcext:value-type="float">
            <text:p>86.207</text:p>
          </table:table-cell>
          <table:table-cell table:style-name="ce1"/>
          <table:table-cell table:style-name="ce45"/>
          <table:table-cell table:style-name="ce47" office:value-type="float" office:value="58.408" calcext:value-type="float">
            <text:p>58.408</text:p>
          </table:table-cell>
          <table:table-cell table:style-name="ce47" office:value-type="float" office:value="64.901" calcext:value-type="float">
            <text:p>64.901</text:p>
          </table:table-cell>
          <table:table-cell table:style-name="ce1"/>
          <table:table-cell table:style-name="ce45" office:value-type="float" office:value="63.499" calcext:value-type="float">
            <text:p>63.499</text:p>
          </table:table-cell>
          <table:table-cell table:style-name="ce47" office:value-type="float" office:value="73.531" calcext:value-type="float">
            <text:p>73.531</text:p>
          </table:table-cell>
          <table:table-cell table:style-name="ce47" office:value-type="float" office:value="76.954" calcext:value-type="float">
            <text:p>76.954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45, 0.35, 0.20)</text:p>
          </table:table-cell>
          <table:table-cell table:style-name="ce1" office:value-type="string" calcext:value-type="string">
            <text:p>sum</text:p>
          </table:table-cell>
          <table:table-cell table:style-name="ce40" office:value-type="float" office:value="72.405" calcext:value-type="float">
            <text:p>72.405</text:p>
          </table:table-cell>
          <table:table-cell table:style-name="ce40" office:value-type="float" office:value="87.962" calcext:value-type="float">
            <text:p>87.962</text:p>
          </table:table-cell>
          <table:table-cell table:style-name="ce40" office:value-type="float" office:value="87.931" calcext:value-type="float">
            <text:p>87.931</text:p>
          </table:table-cell>
          <table:table-cell table:style-name="ce1"/>
          <table:table-cell table:style-name="ce45"/>
          <table:table-cell table:style-name="ce47" office:value-type="float" office:value="56.626" calcext:value-type="float">
            <text:p>56.626</text:p>
          </table:table-cell>
          <table:table-cell table:style-name="ce47" office:value-type="float" office:value="64.901" calcext:value-type="float">
            <text:p>64.901</text:p>
          </table:table-cell>
          <table:table-cell table:style-name="ce1"/>
          <table:table-cell table:style-name="ce45" office:value-type="float" office:value="62.511" calcext:value-type="float">
            <text:p>62.511</text:p>
          </table:table-cell>
          <table:table-cell table:style-name="ce47" office:value-type="float" office:value="72.974" calcext:value-type="float">
            <text:p>72.974</text:p>
          </table:table-cell>
          <table:table-cell table:style-name="ce47" office:value-type="float" office:value="75.837" calcext:value-type="float">
            <text:p>75.837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2, 0.4, 0.4)</text:p>
          </table:table-cell>
          <table:table-cell table:style-name="ce1" office:value-type="string" calcext:value-type="string">
            <text:p>sum</text:p>
          </table:table-cell>
          <table:table-cell table:style-name="ce41" office:value-type="float" office:value="73.608" calcext:value-type="float">
            <text:p>73.608</text:p>
          </table:table-cell>
          <table:table-cell table:style-name="ce47" office:value-type="float" office:value="89.694" calcext:value-type="float">
            <text:p>89.694</text:p>
          </table:table-cell>
          <table:table-cell table:style-name="ce41" office:value-type="float" office:value="89.655" calcext:value-type="float">
            <text:p>89.655</text:p>
          </table:table-cell>
          <table:table-cell table:style-name="ce1"/>
          <table:table-cell table:style-name="ce45" office:value-type="float" office:value="74.721" calcext:value-type="float">
            <text:p>74.721</text:p>
          </table:table-cell>
          <table:table-cell table:style-name="ce47" office:value-type="float" office:value="58.408" calcext:value-type="float">
            <text:p>58.408</text:p>
          </table:table-cell>
          <table:table-cell table:style-name="ce47" office:value-type="float" office:value="64.901" calcext:value-type="float">
            <text:p>64.901</text:p>
          </table:table-cell>
          <table:table-cell table:style-name="ce1"/>
          <table:table-cell table:style-name="ce45" office:value-type="float" office:value="63.499" calcext:value-type="float">
            <text:p>63.499</text:p>
          </table:table-cell>
          <table:table-cell table:style-name="ce47" office:value-type="float" office:value="73.531" calcext:value-type="float">
            <text:p>73.531</text:p>
          </table:table-cell>
          <table:table-cell table:style-name="ce47" office:value-type="float" office:value="76.954" calcext:value-type="float">
            <text:p>76.954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35, 0.45, 0.20)</text:p>
          </table:table-cell>
          <table:table-cell table:style-name="ce1" office:value-type="string" calcext:value-type="string">
            <text:p>sum</text:p>
          </table:table-cell>
          <table:table-cell table:style-name="ce41" office:value-type="float" office:value="73.101" calcext:value-type="float">
            <text:p>73.101</text:p>
          </table:table-cell>
          <table:table-cell table:style-name="ce47" office:value-type="float" office:value="87.962" calcext:value-type="float">
            <text:p>87.962</text:p>
          </table:table-cell>
          <table:table-cell table:style-name="ce41" office:value-type="float" office:value="87.931" calcext:value-type="float">
            <text:p>87.931</text:p>
          </table:table-cell>
          <table:table-cell table:style-name="ce1"/>
          <table:table-cell table:style-name="ce45"/>
          <table:table-cell table:style-name="ce47" office:value-type="float" office:value="57.618" calcext:value-type="float">
            <text:p>57.618</text:p>
          </table:table-cell>
          <table:table-cell table:style-name="ce47" office:value-type="float" office:value="64.901" calcext:value-type="float">
            <text:p>64.901</text:p>
          </table:table-cell>
          <table:table-cell table:style-name="ce1" table:number-columns-repeated="2"/>
          <table:table-cell table:style-name="ce47" office:value-type="float" office:value="73.531" calcext:value-type="float">
            <text:p>73.531</text:p>
          </table:table-cell>
          <table:table-cell table:style-name="ce47" office:value-type="float" office:value="76.954" calcext:value-type="float">
            <text:p>76.954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4, 0.3, 0.3)</text:p>
          </table:table-cell>
          <table:table-cell table:style-name="ce1" office:value-type="string" calcext:value-type="string">
            <text:p>sum</text:p>
          </table:table-cell>
          <table:table-cell table:style-name="ce41" office:value-type="float" office:value="72.813" calcext:value-type="float">
            <text:p>72.813</text:p>
          </table:table-cell>
          <table:table-cell table:style-name="ce47" office:value-type="float" office:value="87.962" calcext:value-type="float">
            <text:p>87.962</text:p>
          </table:table-cell>
          <table:table-cell table:style-name="ce41" office:value-type="float" office:value="87.931" calcext:value-type="float">
            <text:p>87.931</text:p>
          </table:table-cell>
          <table:table-cell table:style-name="ce1"/>
          <table:table-cell table:style-name="ce45"/>
          <table:table-cell table:style-name="ce47" office:value-type="float" office:value="58.408" calcext:value-type="float">
            <text:p>58.408</text:p>
          </table:table-cell>
          <table:table-cell table:style-name="ce47" office:value-type="float" office:value="64.901" calcext:value-type="float">
            <text:p>64.901</text:p>
          </table:table-cell>
          <table:table-cell table:style-name="ce1" table:number-columns-repeated="2"/>
          <table:table-cell table:style-name="ce47" office:value-type="float" office:value="72.851" calcext:value-type="float">
            <text:p>72.851</text:p>
          </table:table-cell>
          <table:table-cell table:style-name="ce47" office:value-type="float" office:value="75.22" calcext:value-type="float">
            <text:p>75.22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10, 0.40, 0.50)</text:p>
          </table:table-cell>
          <table:table-cell table:style-name="ce1" office:value-type="string" calcext:value-type="string">
            <text:p>sum</text:p>
          </table:table-cell>
          <table:table-cell table:style-name="ce41" office:value-type="float" office:value="72.973" calcext:value-type="float">
            <text:p>72.973</text:p>
          </table:table-cell>
          <table:table-cell table:style-name="ce47" office:value-type="float" office:value="89.633" calcext:value-type="float">
            <text:p>89.633</text:p>
          </table:table-cell>
          <table:table-cell table:style-name="ce41" office:value-type="float" office:value="89.655" calcext:value-type="float">
            <text:p>89.655</text:p>
          </table:table-cell>
          <table:table-cell table:style-name="ce1"/>
          <table:table-cell table:style-name="ce45"/>
          <table:table-cell table:style-name="ce47" office:value-type="float" office:value="58.774" calcext:value-type="float">
            <text:p>58.774</text:p>
          </table:table-cell>
          <table:table-cell table:style-name="ce47" office:value-type="float" office:value="62.506" calcext:value-type="float">
            <text:p>62.506</text:p>
          </table:table-cell>
          <table:table-cell table:style-name="ce1"/>
          <table:table-cell table:style-name="ce45" office:value-type="float" office:value="63.472" calcext:value-type="float">
            <text:p>63.472</text:p>
          </table:table-cell>
          <table:table-cell table:style-name="ce47" office:value-type="float" office:value="73.531" calcext:value-type="float">
            <text:p>73.531</text:p>
          </table:table-cell>
          <table:table-cell table:style-name="ce47" office:value-type="float" office:value="76.954" calcext:value-type="float">
            <text:p>76.954</text:p>
          </table:table-cell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unweighted</text:p>
          </table:table-cell>
          <table:table-cell table:style-name="ce1" office:value-type="string" calcext:value-type="string">
            <text:p>borda</text:p>
          </table:table-cell>
          <table:table-cell table:style-name="ce41" office:value-type="float" office:value="72.174" calcext:value-type="float">
            <text:p>72.174</text:p>
          </table:table-cell>
          <table:table-cell table:style-name="ce47" office:value-type="float" office:value="86.199" calcext:value-type="float">
            <text:p>86.199</text:p>
          </table:table-cell>
          <table:table-cell table:style-name="ce41" office:value-type="float" office:value="86.207" calcext:value-type="float">
            <text:p>86.207</text:p>
          </table:table-cell>
          <table:table-cell table:style-name="ce1"/>
          <table:table-cell table:style-name="ce45"/>
          <table:table-cell table:style-name="ce47" office:value-type="float" office:value="57.323" calcext:value-type="float">
            <text:p>57.323</text:p>
          </table:table-cell>
          <table:table-cell table:style-name="ce47" office:value-type="float" office:value="62.506" calcext:value-type="float">
            <text:p>62.506</text:p>
          </table:table-cell>
          <table:table-cell table:style-name="ce1" table:number-columns-repeated="2"/>
          <table:table-cell table:style-name="ce47" office:value-type="float" office:value="68.649" calcext:value-type="float">
            <text:p>68.649</text:p>
          </table:table-cell>
          <table:table-cell table:style-name="ce47" office:value-type="float" office:value="71.98" calcext:value-type="float">
            <text:p>71.98</text:p>
          </table:table-cell>
          <table:table-cell table:style-name="ce1" table:number-columns-repeated="1011"/>
        </table:table-row>
        <table:table-row table:style-name="ro5">
          <table:table-cell table:style-name="Default" table:number-columns-repeated="5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1017"/>
        </table:table-row>
        <table:table-row table:style-name="ro5">
          <table:table-cell office:value-type="string" calcext:value-type="string">
            <text:p>A comparison of high-order HMMs, same number of features as states used. We utilize the log probability scores of our algorithms since we also want to evaluate an Ensemble; this leads to some very small inconsistencies in terms of % compared to other tables. Smoothing on obs is only useful on small datasets.</text:p>
          </table:table-cell>
          <table:table-cell table:style-name="ce1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1017"/>
        </table:table-row>
        <table:table-row table:style-name="ro5">
          <table:table-cell table:style-name="ce1"/>
          <table:table-cell table:style-name="ce1" office:value-type="string" calcext:value-type="string">
            <text:p>Smoothing</text:p>
          </table:table-cell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baseline (Pome, BW/Formula, Architecture B)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78.431" calcext:value-type="float">
            <text:p>78.431</text:p>
          </table:table-cell>
          <table:table-cell table:style-name="ce40" office:value-type="float" office:value="81.488" calcext:value-type="float">
            <text:p>81.488</text:p>
          </table:table-cell>
          <table:table-cell table:style-name="ce40" office:value-type="float" office:value="82.456" calcext:value-type="float">
            <text:p>82.456</text:p>
          </table:table-cell>
          <table:table-cell table:style-name="ce1"/>
          <table:table-cell table:style-name="ce45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style-name="ce1" table:number-columns-repeated="2"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Second-order State-emission HMM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79.26" calcext:value-type="float">
            <text:p>79.26</text:p>
          </table:table-cell>
          <table:table-cell table:style-name="ce40" office:value-type="float" office:value="83.172" calcext:value-type="float">
            <text:p>83.172</text:p>
          </table:table-cell>
          <table:table-cell table:style-name="ce40" office:value-type="float" office:value="83.051" calcext:value-type="float">
            <text:p>83.051</text:p>
          </table:table-cell>
          <table:table-cell table:style-name="ce1"/>
          <table:table-cell table:style-name="ce45"/>
          <table:table-cell table:style-name="ce47" office:value-type="float" office:value="72.126" calcext:value-type="float">
            <text:p>72.126</text:p>
          </table:table-cell>
          <table:table-cell table:style-name="ce47" office:value-type="float" office:value="83.817" calcext:value-type="float">
            <text:p>83.817</text:p>
          </table:table-cell>
          <table:table-cell table:style-name="ce1" table:number-columns-repeated="2"/>
          <table:table-cell table:style-name="ce47" office:value-type="float" office:value="79.404" calcext:value-type="float">
            <text:p>79.404</text:p>
          </table:table-cell>
          <table:table-cell table:style-name="ce47" office:value-type="float" office:value="83.26" calcext:value-type="float">
            <text:p>83.26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Third-order State-emission HMM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69.182" calcext:value-type="float">
            <text:p>69.182</text:p>
          </table:table-cell>
          <table:table-cell table:style-name="ce40" office:value-type="float" office:value="76.091" calcext:value-type="float">
            <text:p>76.091</text:p>
          </table:table-cell>
          <table:table-cell table:style-name="ce40" office:value-type="float" office:value="77.193" calcext:value-type="float">
            <text:p>77.193</text:p>
          </table:table-cell>
          <table:table-cell table:style-name="ce1"/>
          <table:table-cell table:style-name="ce45"/>
          <table:table-cell table:style-name="ce47" office:value-type="float" office:value="64.238" calcext:value-type="float">
            <text:p>64.238</text:p>
          </table:table-cell>
          <table:table-cell table:style-name="ce47" office:value-type="float" office:value="70.732" calcext:value-type="float">
            <text:p>70.732</text:p>
          </table:table-cell>
          <table:table-cell table:style-name="ce1" table:number-columns-repeated="2"/>
          <table:table-cell table:style-name="ce47" office:value-type="float" office:value="77.763" calcext:value-type="float">
            <text:p>77.763</text:p>
          </table:table-cell>
          <table:table-cell table:style-name="ce47" office:value-type="float" office:value="80.346" calcext:value-type="float">
            <text:p>80.346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Second-order State-emission HMM</text:p>
          </table:table-cell>
          <table:table-cell office:value-type="string" calcext:value-type="string">
            <text:p>0.2 just obs</text:p>
          </table:table-cell>
          <table:table-cell table:style-name="ce40" office:value-type="float" office:value="79.367" calcext:value-type="float">
            <text:p>79.367</text:p>
          </table:table-cell>
          <table:table-cell table:style-name="ce40" office:value-type="float" office:value="84.833" calcext:value-type="float">
            <text:p>84.833</text:p>
          </table:table-cell>
          <table:table-cell table:style-name="ce40" office:value-type="float" office:value="84.746" calcext:value-type="float">
            <text:p>84.746</text:p>
          </table:table-cell>
          <table:table-cell table:style-name="ce1"/>
          <table:table-cell table:style-name="ce45"/>
          <table:table-cell table:style-name="ce47" office:value-type="float" office:value="72.202" calcext:value-type="float">
            <text:p>72.202</text:p>
          </table:table-cell>
          <table:table-cell table:style-name="ce47" office:value-type="float" office:value="81.481" calcext:value-type="float">
            <text:p>81.481</text:p>
          </table:table-cell>
          <table:table-cell table:style-name="ce1" table:number-columns-repeated="2"/>
          <table:table-cell table:style-name="ce47" office:value-type="float" office:value="79.352" calcext:value-type="float">
            <text:p>79.352</text:p>
          </table:table-cell>
          <table:table-cell table:style-name="ce47" office:value-type="float" office:value="83.26" calcext:value-type="float">
            <text:p>83.26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Second-order Classic HMM (DUMMY TRUE)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78.744" calcext:value-type="float">
            <text:p>78.744</text:p>
          </table:table-cell>
          <table:table-cell table:style-name="ce40" office:value-type="float" office:value="81.593" calcext:value-type="float">
            <text:p>81.593</text:p>
          </table:table-cell>
          <table:table-cell table:style-name="ce40" office:value-type="float" office:value="82.456" calcext:value-type="float">
            <text:p>82.456</text:p>
          </table:table-cell>
          <table:table-cell table:style-name="ce1"/>
          <table:table-cell table:style-name="ce45" office:value-type="string" calcext:value-type="string">
            <text:p>DUMMY FALSE</text:p>
          </table:table-cell>
          <table:table-cell table:style-name="ce47" office:value-type="float" office:value="68.988" calcext:value-type="float">
            <text:p>68.988</text:p>
          </table:table-cell>
          <table:table-cell table:style-name="ce47" office:value-type="float" office:value="77.092" calcext:value-type="float">
            <text:p>77.092</text:p>
          </table:table-cell>
          <table:table-cell table:style-name="ce1" table:number-columns-repeated="2"/>
          <table:table-cell table:style-name="ce47" office:value-type="float" office:value="78.838" calcext:value-type="float">
            <text:p>78.838</text:p>
          </table:table-cell>
          <table:table-cell table:style-name="ce47" office:value-type="float" office:value="81.95" calcext:value-type="float">
            <text:p>81.95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Third-order Classic HMM (DUMMY TRUE)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76.731" calcext:value-type="float">
            <text:p>76.731</text:p>
          </table:table-cell>
          <table:table-cell table:style-name="ce40" office:value-type="float" office:value="82.7" calcext:value-type="float">
            <text:p>82.7</text:p>
          </table:table-cell>
          <table:table-cell table:style-name="ce40" office:value-type="float" office:value="82.456" calcext:value-type="float">
            <text:p>82.456</text:p>
          </table:table-cell>
          <table:table-cell table:style-name="ce1"/>
          <table:table-cell table:style-name="ce45" office:value-type="string" calcext:value-type="string">
            <text:p>DUMMY FALSE</text:p>
          </table:table-cell>
          <table:table-cell table:style-name="ce47" office:value-type="float" office:value="68.102" calcext:value-type="float">
            <text:p>68.102</text:p>
          </table:table-cell>
          <table:table-cell table:style-name="ce47" office:value-type="float" office:value="70.734" calcext:value-type="float">
            <text:p>70.734</text:p>
          </table:table-cell>
          <table:table-cell table:style-name="ce1" table:number-columns-repeated="2"/>
          <table:table-cell table:style-name="ce47" office:value-type="float" office:value="77.594" calcext:value-type="float">
            <text:p>77.594</text:p>
          </table:table-cell>
          <table:table-cell table:style-name="ce47" office:value-type="float" office:value="79.852" calcext:value-type="float">
            <text:p>79.852</text:p>
          </table:table-cell>
          <table:table-cell table:style-name="ce1" table:number-columns-repeated="1011"/>
        </table:table-row>
        <table:table-row table:style-name="ro5">
          <table:table-cell table:style-name="Default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Ensemble of the above model1, model2 and model5</text:p>
          </table:table-cell>
          <table:table-cell table:style-name="Default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unweighted</text:p>
          </table:table-cell>
          <table:table-cell table:style-name="Default" office:value-type="string" calcext:value-type="string">
            <text:p>sum</text:p>
          </table:table-cell>
          <table:table-cell table:style-name="ce40" office:value-type="float" office:value="80.272" calcext:value-type="float">
            <text:p>80.272</text:p>
          </table:table-cell>
          <table:table-cell table:style-name="ce40" office:value-type="float" office:value="86.478" calcext:value-type="float">
            <text:p>86.478</text:p>
          </table:table-cell>
          <table:table-cell table:style-name="ce40" office:value-type="float" office:value="86.441" calcext:value-type="float">
            <text:p>86.441</text:p>
          </table:table-cell>
          <table:table-cell table:style-name="ce1"/>
          <table:table-cell table:style-name="ce45"/>
          <table:table-cell table:style-name="ce47" office:value-type="float" office:value="68.733" calcext:value-type="float">
            <text:p>68.733</text:p>
          </table:table-cell>
          <table:table-cell table:style-name="ce47" office:value-type="float" office:value="77.857" calcext:value-type="float">
            <text:p>77.857</text:p>
          </table:table-cell>
          <table:table-cell table:style-name="ce1" table:number-columns-repeated="2"/>
          <table:table-cell table:style-name="ce47" office:value-type="float" office:value="79.14" calcext:value-type="float">
            <text:p>79.14</text:p>
          </table:table-cell>
          <table:table-cell table:style-name="ce47" office:value-type="float" office:value="82.45" calcext:value-type="float">
            <text:p>82.45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unweighted</text:p>
          </table:table-cell>
          <table:table-cell table:style-name="Default" office:value-type="string" calcext:value-type="string">
            <text:p>product</text:p>
          </table:table-cell>
          <table:table-cell table:style-name="ce40" office:value-type="float" office:value="79.928" calcext:value-type="float">
            <text:p>79.928</text:p>
          </table:table-cell>
          <table:table-cell table:style-name="ce40" office:value-type="float" office:value="84.758" calcext:value-type="float">
            <text:p>84.758</text:p>
          </table:table-cell>
          <table:table-cell table:style-name="ce40" office:value-type="float" office:value="84.746" calcext:value-type="float">
            <text:p>84.746</text:p>
          </table:table-cell>
          <table:table-cell table:style-name="ce1"/>
          <table:table-cell table:style-name="ce45"/>
          <table:table-cell table:style-name="ce47" office:value-type="float" office:value="70.295" calcext:value-type="float">
            <text:p>70.295</text:p>
          </table:table-cell>
          <table:table-cell table:style-name="ce47" office:value-type="float" office:value="83.32" calcext:value-type="float">
            <text:p>83.32</text:p>
          </table:table-cell>
          <table:table-cell table:style-name="ce1" table:number-columns-repeated="2"/>
          <table:table-cell table:style-name="ce47" office:value-type="float" office:value="79.458" calcext:value-type="float">
            <text:p>79.458</text:p>
          </table:table-cell>
          <table:table-cell table:style-name="ce47" office:value-type="float" office:value="83.783" calcext:value-type="float">
            <text:p>83.783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45, 0.35, 0.20)</text:p>
          </table:table-cell>
          <table:table-cell table:style-name="ce1" office:value-type="string" calcext:value-type="string">
            <text:p>sum</text:p>
          </table:table-cell>
          <table:table-cell table:style-name="ce40" office:value-type="float" office:value="79.928" calcext:value-type="float">
            <text:p>79.928</text:p>
          </table:table-cell>
          <table:table-cell table:style-name="ce40" office:value-type="float" office:value="84.758" calcext:value-type="float">
            <text:p>84.758</text:p>
          </table:table-cell>
          <table:table-cell table:style-name="ce40" office:value-type="float" office:value="84.746" calcext:value-type="float">
            <text:p>84.746</text:p>
          </table:table-cell>
          <table:table-cell table:style-name="Default"/>
          <table:table-cell table:style-name="ce45"/>
          <table:table-cell table:style-name="ce47" office:value-type="float" office:value="69.412" calcext:value-type="float">
            <text:p>69.412</text:p>
          </table:table-cell>
          <table:table-cell table:style-name="ce47" office:value-type="float" office:value="80.771" calcext:value-type="float">
            <text:p>80.771</text:p>
          </table:table-cell>
          <table:table-cell table:style-name="ce1" table:number-columns-repeated="2"/>
          <table:table-cell table:style-name="ce47" office:value-type="float" office:value="79.14" calcext:value-type="float">
            <text:p>79.14</text:p>
          </table:table-cell>
          <table:table-cell table:style-name="ce47" office:value-type="float" office:value="82.45" calcext:value-type="float">
            <text:p>82.45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4, 0.3, 0.3)</text:p>
          </table:table-cell>
          <table:table-cell table:style-name="ce1" office:value-type="string" calcext:value-type="string">
            <text:p>sum</text:p>
          </table:table-cell>
          <table:table-cell table:style-name="ce40" office:value-type="float" office:value="80.272" calcext:value-type="float">
            <text:p>80.272</text:p>
          </table:table-cell>
          <table:table-cell table:style-name="ce40" office:value-type="float" office:value="86.478" calcext:value-type="float">
            <text:p>86.478</text:p>
          </table:table-cell>
          <table:table-cell table:style-name="ce40" office:value-type="float" office:value="86.441" calcext:value-type="float">
            <text:p>86.441</text:p>
          </table:table-cell>
          <table:table-cell table:style-name="Default"/>
          <table:table-cell table:style-name="ce45"/>
          <table:table-cell table:style-name="ce47" office:value-type="float" office:value="69.187" calcext:value-type="float">
            <text:p>69.187</text:p>
          </table:table-cell>
          <table:table-cell table:style-name="ce47" office:value-type="float" office:value="77.857" calcext:value-type="float">
            <text:p>77.857</text:p>
          </table:table-cell>
          <table:table-cell table:style-name="ce1" table:number-columns-repeated="2"/>
          <table:table-cell table:style-name="ce47" office:value-type="float" office:value="79.14" calcext:value-type="float">
            <text:p>79.14</text:p>
          </table:table-cell>
          <table:table-cell table:style-name="ce47" office:value-type="float" office:value="82.45" calcext:value-type="float">
            <text:p>82.45</text:p>
          </table:table-cell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0" table:number-columns-repeated="3"/>
          <table:table-cell table:style-name="Default"/>
          <table:table-cell table:style-name="Default" office:value-type="string" calcext:value-type="string">
            <text:p>extra – weighted (0.0, 0.45, 0.55)</text:p>
          </table:table-cell>
          <table:table-cell table:style-name="ce47" office:value-type="float" office:value="72.798" calcext:value-type="float">
            <text:p>72.798</text:p>
          </table:table-cell>
          <table:table-cell table:style-name="ce47" office:value-type="float" office:value="82.717" calcext:value-type="float">
            <text:p>82.717</text:p>
          </table:table-cell>
          <table:table-cell table:style-name="ce1"/>
          <table:table-cell table:style-name="Default" office:value-type="string" calcext:value-type="string">
            <text:p>extra – weighted (0.0, 0.55, 0.45)</text:p>
          </table:table-cell>
          <table:table-cell table:style-name="ce47" office:value-type="float" office:value="79.618" calcext:value-type="float">
            <text:p>79.618</text:p>
          </table:table-cell>
          <table:table-cell table:style-name="ce47" office:value-type="float" office:value="84.043" calcext:value-type="float">
            <text:p>84.043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unweighted</text:p>
          </table:table-cell>
          <table:table-cell table:style-name="Default" office:value-type="string" calcext:value-type="string">
            <text:p>borda</text:p>
          </table:table-cell>
          <table:table-cell table:style-name="ce40" office:value-type="float" office:value="78.679" calcext:value-type="float">
            <text:p>78.679</text:p>
          </table:table-cell>
          <table:table-cell table:style-name="ce40" office:value-type="float" office:value="81.488" calcext:value-type="float">
            <text:p>81.488</text:p>
          </table:table-cell>
          <table:table-cell table:style-name="ce40" office:value-type="float" office:value="82.456" calcext:value-type="float">
            <text:p>82.456</text:p>
          </table:table-cell>
          <table:table-cell table:style-name="Default"/>
          <table:table-cell table:style-name="ce45"/>
          <table:table-cell table:style-name="ce47" office:value-type="float" office:value="68.849" calcext:value-type="float">
            <text:p>68.849</text:p>
          </table:table-cell>
          <table:table-cell table:style-name="ce47" office:value-type="float" office:value="80.771" calcext:value-type="float">
            <text:p>80.771</text:p>
          </table:table-cell>
          <table:table-cell table:style-name="ce1" table:number-columns-repeated="2"/>
          <table:table-cell table:style-name="ce47" office:value-type="float" office:value="73.713" calcext:value-type="float">
            <text:p>73.713</text:p>
          </table:table-cell>
          <table:table-cell table:style-name="ce47" office:value-type="float" office:value="77.133" calcext:value-type="float">
            <text:p>77.133</text:p>
          </table:table-cell>
          <table:table-cell table:style-name="ce1" table:number-columns-repeated="1011"/>
        </table:table-row>
        <table:table-row table:style-name="ro5" table:number-rows-repeated="2">
          <table:table-cell table:style-name="Default" table:number-columns-repeated="6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2">
          <table:table-cell table:style-name="Default" office:value-type="string" calcext:value-type="string">
            <text:p><text:span text:style-name="T2">All feature labels used.</text:span> The reason I do this seperate experiment is because on the previous one, n-grams where also used on the observations by nature of State-emission HMM. On big datasets, the performance is high by default, while on smaller ones we require smoothing.</text:p>
          </table:table-cell>
          <table:table-cell table:style-name="Default"/>
          <table:table-cell table:style-name="ce40" table:number-columns-repeated="3"/>
          <table:table-cell table:style-name="ce1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 office:value-type="string" calcext:value-type="string">
            <text:p>baseline (Hohmm, Labeled/Forward, Architecture B)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77.435" calcext:value-type="float">
            <text:p>77.435</text:p>
          </table:table-cell>
          <table:table-cell table:style-name="ce40" office:value-type="float" office:value="82.488" calcext:value-type="float">
            <text:p>82.488</text:p>
          </table:table-cell>
          <table:table-cell table:style-name="ce40" office:value-type="float" office:value="82.759" calcext:value-type="float">
            <text:p>82.759</text:p>
          </table:table-cell>
          <table:table-cell table:number-columns-repeated="2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number-columns-repeated="2"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number-columns-repeated="1011"/>
        </table:table-row>
        <table:table-row table:style-name="ro5">
          <table:table-cell table:style-name="Default" office:value-type="string" calcext:value-type="string">
            <text:p>Second-order hohmm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72.705" calcext:value-type="float">
            <text:p>72.705</text:p>
          </table:table-cell>
          <table:table-cell table:style-name="ce40" office:value-type="float" office:value="74.88" calcext:value-type="float">
            <text:p>74.88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2"/>
          <table:table-cell table:style-name="ce41" office:value-type="float" office:value="65.488" calcext:value-type="float">
            <text:p>65.488</text:p>
          </table:table-cell>
          <table:table-cell table:style-name="ce41" office:value-type="float" office:value="74.138" calcext:value-type="float">
            <text:p>74.138</text:p>
          </table:table-cell>
          <table:table-cell table:number-columns-repeated="2"/>
          <table:table-cell table:style-name="ce41" office:value-type="float" office:value="77.937" calcext:value-type="float">
            <text:p>77.937</text:p>
          </table:table-cell>
          <table:table-cell table:style-name="ce41" office:value-type="float" office:value="82.068" calcext:value-type="float">
            <text:p>82.068</text:p>
          </table:table-cell>
          <table:table-cell table:number-columns-repeated="1011"/>
        </table:table-row>
        <table:table-row table:style-name="ro5">
          <table:table-cell table:style-name="Default" office:value-type="string" calcext:value-type="string">
            <text:p>recovering the performance via smoothing</text:p>
          </table:table-cell>
          <table:table-cell table:style-name="Default" office:value-type="float" office:value="0.1" calcext:value-type="float">
            <text:p>0.1</text:p>
          </table:table-cell>
          <table:table-cell table:style-name="ce40" office:value-type="float" office:value="74.287" calcext:value-type="float">
            <text:p>74.287</text:p>
          </table:table-cell>
          <table:table-cell table:style-name="ce40" office:value-type="float" office:value="78.939" calcext:value-type="float">
            <text:p>78.939</text:p>
          </table:table-cell>
          <table:table-cell table:style-name="ce40" office:value-type="float" office:value="78.947" calcext:value-type="float">
            <text:p>78.947</text:p>
          </table:table-cell>
          <table:table-cell table:number-columns-repeated="2"/>
          <table:table-cell table:style-name="ce41" table:number-columns-repeated="2"/>
          <table:table-cell table:number-columns-repeated="2"/>
          <table:table-cell table:style-name="ce41" office:value-type="float" office:value="77.937" calcext:value-type="float">
            <text:p>77.937</text:p>
          </table:table-cell>
          <table:table-cell table:style-name="ce41" office:value-type="float" office:value="82.068" calcext:value-type="float">
            <text:p>82.068</text:p>
          </table:table-cell>
          <table:table-cell table:number-columns-repeated="1011"/>
        </table:table-row>
        <table:table-row table:style-name="ro5">
          <table:table-cell table:style-name="Default"/>
          <table:table-cell table:style-name="ce37" office:value-type="float" office:value="0.2" calcext:value-type="float">
            <text:p>0.2</text:p>
          </table:table-cell>
          <table:table-cell table:style-name="ce41" office:value-type="float" office:value="76.001" calcext:value-type="float">
            <text:p>76.001</text:p>
          </table:table-cell>
          <table:table-cell table:style-name="ce41" office:value-type="float" office:value="78.939" calcext:value-type="float">
            <text:p>78.939</text:p>
          </table:table-cell>
          <table:table-cell table:style-name="ce41" office:value-type="float" office:value="79.31" calcext:value-type="float">
            <text:p>79.31</text:p>
          </table:table-cell>
          <table:table-cell table:number-columns-repeated="2"/>
          <table:table-cell table:style-name="ce41" table:number-columns-repeated="2"/>
          <table:table-cell table:number-columns-repeated="2"/>
          <table:table-cell table:style-name="ce41" office:value-type="float" office:value="77.937" calcext:value-type="float">
            <text:p>77.937</text:p>
          </table:table-cell>
          <table:table-cell table:style-name="ce41" office:value-type="float" office:value="82.068" calcext:value-type="float">
            <text:p>82.068</text:p>
          </table:table-cell>
          <table:table-cell table:number-columns-repeated="1011"/>
        </table:table-row>
        <table:table-row table:style-name="ro5">
          <table:table-cell table:style-name="ce35" office:value-type="string" calcext:value-type="string">
            <text:p>Third-order hohmm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65.742" calcext:value-type="float">
            <text:p>65.742</text:p>
          </table:table-cell>
          <table:table-cell table:style-name="ce41" office:value-type="float" office:value="70.363" calcext:value-type="float">
            <text:p>70.363</text:p>
          </table:table-cell>
          <table:table-cell table:style-name="ce41" office:value-type="float" office:value="70.69" calcext:value-type="float">
            <text:p>70.69</text:p>
          </table:table-cell>
          <table:table-cell table:number-columns-repeated="2"/>
          <table:table-cell table:style-name="ce41" table:number-columns-repeated="2"/>
          <table:table-cell table:number-columns-repeated="2"/>
          <table:table-cell table:style-name="ce41" office:value-type="float" office:value="78.039" calcext:value-type="float">
            <text:p>78.039</text:p>
          </table:table-cell>
          <table:table-cell table:style-name="ce41" office:value-type="float" office:value="81.874" calcext:value-type="float">
            <text:p>81.874</text:p>
          </table:table-cell>
          <table:table-cell table:number-columns-repeated="1011"/>
        </table:table-row>
        <table:table-row table:style-name="ro5">
          <table:table-cell table:style-name="Default" office:value-type="string" calcext:value-type="string">
            <text:p>recovering the performance via smoothing</text:p>
          </table:table-cell>
          <table:table-cell table:style-name="ce37" office:value-type="float" office:value="0.1" calcext:value-type="float">
            <text:p>0.1</text:p>
          </table:table-cell>
          <table:table-cell table:style-name="ce41" office:value-type="float" office:value="75.109" calcext:value-type="float">
            <text:p>75.109</text:p>
          </table:table-cell>
          <table:table-cell table:style-name="ce41" office:value-type="float" office:value="80.36" calcext:value-type="float">
            <text:p>80.36</text:p>
          </table:table-cell>
          <table:table-cell table:style-name="ce41" office:value-type="float" office:value="80.702" calcext:value-type="float">
            <text:p>80.702</text:p>
          </table:table-cell>
          <table:table-cell table:number-columns-repeated="2"/>
          <table:table-cell table:style-name="ce41" table:number-columns-repeated="2"/>
          <table:table-cell table:number-columns-repeated="2"/>
          <table:table-cell table:style-name="ce41" office:value-type="float" office:value="78.039" calcext:value-type="float">
            <text:p>78.039</text:p>
          </table:table-cell>
          <table:table-cell table:style-name="ce41" office:value-type="float" office:value="81.874" calcext:value-type="float">
            <text:p>81.874</text:p>
          </table:table-cell>
          <table:table-cell table:number-columns-repeated="1011"/>
        </table:table-row>
        <table:table-row table:style-name="ro5">
          <table:table-cell table:style-name="Default"/>
          <table:table-cell table:style-name="ce37" office:value-type="float" office:value="0.2" calcext:value-type="float">
            <text:p>0.2</text:p>
          </table:table-cell>
          <table:table-cell table:style-name="ce11" office:value-type="float" office:value="73.391" calcext:value-type="float">
            <text:p>73.391</text:p>
          </table:table-cell>
          <table:table-cell office:value-type="float" office:value="83.79" calcext:value-type="float">
            <text:p>83.79</text:p>
          </table:table-cell>
          <table:table-cell office:value-type="float" office:value="84.211" calcext:value-type="float">
            <text:p>84.211</text:p>
          </table:table-cell>
          <table:table-cell table:number-columns-repeated="6"/>
          <table:table-cell table:style-name="ce41" office:value-type="float" office:value="78.039" calcext:value-type="float">
            <text:p>78.039</text:p>
          </table:table-cell>
          <table:table-cell table:style-name="ce41" office:value-type="float" office:value="81.874" calcext:value-type="float">
            <text:p>81.874</text:p>
          </table:table-cell>
          <table:table-cell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 office:value-type="string" calcext:value-type="string">
            <text:p>Ensemble of the above model1, model4 and model6</text:p>
          </table:table-cell>
          <table:table-cell table:style-name="ce1"/>
          <table:table-cell/>
          <table:table-cell table:style-name="ce45"/>
          <table:table-cell table:style-name="Default"/>
          <table:table-cell table:number-columns-repeated="6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 office:value-type="string" calcext:value-type="string">
            <text:p>unweighted</text:p>
          </table:table-cell>
          <table:table-cell table:style-name="Default" office:value-type="string" calcext:value-type="string">
            <text:p>sum</text:p>
          </table:table-cell>
          <table:table-cell table:style-name="ce11" office:value-type="float" office:value="76.961" calcext:value-type="float">
            <text:p>76.961</text:p>
          </table:table-cell>
          <table:table-cell table:style-name="ce47" office:value-type="float" office:value="80.628" calcext:value-type="float">
            <text:p>80.628</text:p>
          </table:table-cell>
          <table:table-cell table:style-name="ce11" office:value-type="float" office:value="81.034" calcext:value-type="float">
            <text:p>81.034</text:p>
          </table:table-cell>
          <table:table-cell table:style-name="Default"/>
          <table:table-cell table:number-columns-repeated="5"/>
          <table:table-cell table:style-name="ce11" office:value-type="float" office:value="78.61" calcext:value-type="float">
            <text:p>78.61</text:p>
          </table:table-cell>
          <table:table-cell office:value-type="float" office:value="83.666" calcext:value-type="float">
            <text:p>83.666</text:p>
          </table:table-cell>
          <table:table-cell table:number-columns-repeated="1011"/>
        </table:table-row>
        <table:table-row table:style-name="ro5">
          <table:table-cell table:style-name="Default" office:value-type="string" calcext:value-type="string">
            <text:p>weighted (0.45, 0.35, 0.20)</text:p>
          </table:table-cell>
          <table:table-cell table:style-name="ce1" office:value-type="string" calcext:value-type="string">
            <text:p>sum</text:p>
          </table:table-cell>
          <table:table-cell table:style-name="ce11" office:value-type="float" office:value="76.684" calcext:value-type="float">
            <text:p>76.684</text:p>
          </table:table-cell>
          <table:table-cell table:style-name="ce47" office:value-type="float" office:value="80.645" calcext:value-type="float">
            <text:p>80.645</text:p>
          </table:table-cell>
          <table:table-cell table:style-name="ce41" office:value-type="float" office:value="81.034" calcext:value-type="float">
            <text:p>81.034</text:p>
          </table:table-cell>
          <table:table-cell table:number-columns-repeated="6"/>
          <table:table-cell table:style-name="ce11" office:value-type="float" office:value="78.666" calcext:value-type="float">
            <text:p>78.666</text:p>
          </table:table-cell>
          <table:table-cell office:value-type="float" office:value="83.666" calcext:value-type="float">
            <text:p>83.666</text:p>
          </table:table-cell>
          <table:table-cell table:number-columns-repeated="1011"/>
        </table:table-row>
        <table:table-row table:style-name="ro5">
          <table:table-cell table:style-name="Default" office:value-type="string" calcext:value-type="string">
            <text:p>weighted (0.4, 0.3, 0.3)</text:p>
          </table:table-cell>
          <table:table-cell table:style-name="ce1" office:value-type="string" calcext:value-type="string">
            <text:p>sum</text:p>
          </table:table-cell>
          <table:table-cell table:style-name="ce11" office:value-type="float" office:value="77.409" calcext:value-type="float">
            <text:p>77.409</text:p>
          </table:table-cell>
          <table:table-cell table:style-name="ce47" office:value-type="float" office:value="80.645" calcext:value-type="float">
            <text:p>80.645</text:p>
          </table:table-cell>
          <table:table-cell table:style-name="ce41" office:value-type="float" office:value="81.034" calcext:value-type="float">
            <text:p>81.034</text:p>
          </table:table-cell>
          <table:table-cell table:number-columns-repeated="6"/>
          <table:table-cell table:style-name="ce11" office:value-type="float" office:value="78.665" calcext:value-type="float">
            <text:p>78.665</text:p>
          </table:table-cell>
          <table:table-cell office:value-type="float" office:value="83.666" calcext:value-type="float">
            <text:p>83.666</text:p>
          </table:table-cell>
          <table:table-cell table:number-columns-repeated="1011"/>
        </table:table-row>
        <table:table-row table:style-name="ro5">
          <table:table-cell table:style-name="Default" office:value-type="string" calcext:value-type="string">
            <text:p>weighted (0.35, 0.45, 0.20)</text:p>
          </table:table-cell>
          <table:table-cell table:style-name="ce1" office:value-type="string" calcext:value-type="string">
            <text:p>sum</text:p>
          </table:table-cell>
          <table:table-cell table:style-name="ce11" office:value-type="float" office:value="77.623" calcext:value-type="float">
            <text:p>77.623</text:p>
          </table:table-cell>
          <table:table-cell table:style-name="ce47" office:value-type="float" office:value="80.645" calcext:value-type="float">
            <text:p>80.645</text:p>
          </table:table-cell>
          <table:table-cell table:style-name="ce41" office:value-type="float" office:value="81.034" calcext:value-type="float">
            <text:p>81.034</text:p>
          </table:table-cell>
          <table:table-cell table:number-columns-repeated="6"/>
          <table:table-cell table:style-name="ce11" office:value-type="float" office:value="78.403" calcext:value-type="float">
            <text:p>78.403</text:p>
          </table:table-cell>
          <table:table-cell office:value-type="float" office:value="83.666" calcext:value-type="float">
            <text:p>83.666</text:p>
          </table:table-cell>
          <table:table-cell table:number-columns-repeated="1011"/>
        </table:table-row>
        <table:table-row table:style-name="ro5" table:number-rows-repeated="2">
          <table:table-cell table:style-name="ce1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11"/>
          <table:table-cell table:number-columns-repeated="1012"/>
        </table:table-row>
        <table:table-row table:style-name="ro5">
          <table:table-cell table:style-name="ce1"/>
          <table:table-cell table:style-name="ce16"/>
          <table:table-cell table:number-columns-repeated="9"/>
          <table:table-cell table:style-name="ce11"/>
          <table:table-cell table:number-columns-repeated="1012"/>
        </table:table-row>
        <table:table-row table:style-name="ro5">
          <table:table-cell table:number-columns-repeated="11"/>
          <table:table-cell table:style-name="ce11"/>
          <table:table-cell table:number-columns-repeated="1012"/>
        </table:table-row>
        <table:table-row table:style-name="ro5">
          <table:table-cell table:style-name="ce1"/>
          <table:table-cell table:number-columns-repeated="10"/>
          <table:table-cell table:style-name="ce11"/>
          <table:table-cell table:number-columns-repeated="1012"/>
        </table:table-row>
        <table:table-row table:style-name="ro5" table:number-rows-repeated="2">
          <table:table-cell table:number-columns-repeated="11"/>
          <table:table-cell table:style-name="ce11"/>
          <table:table-cell table:number-columns-repeated="1012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8" table:default-cell-style-name="ce10"/>
        <table:table-column table:style-name="co9" table:default-cell-style-name="ce4"/>
        <table:table-column table:style-name="co7" table:default-cell-style-name="ce4"/>
        <table:table-column table:style-name="co7" table:number-columns-repeated="2" table:default-cell-style-name="ce55"/>
        <table:table-column table:style-name="co3" table:default-cell-style-name="ce4"/>
        <table:table-column table:style-name="co3" table:default-cell-style-name="ce38"/>
        <table:table-column table:style-name="co3" table:number-columns-repeated="5" table:default-cell-style-name="ce4"/>
        <table:table-column table:style-name="co3" table:number-columns-repeated="2" table:default-cell-style-name="ce11"/>
        <table:table-column table:style-name="co3" table:number-columns-repeated="2" table:default-cell-style-name="ce30"/>
        <table:table-column table:style-name="co3" table:number-columns-repeated="2" table:default-cell-style-name="ce4"/>
        <table:table-column table:style-name="co4" table:number-columns-repeated="1005" table:default-cell-style-name="ce4"/>
        <table:table-column table:style-name="co5" table:default-cell-style-name="ce4"/>
        <table:table-row table:style-name="ro5">
          <table:table-cell table:style-name="ce2"/>
          <table:table-cell table:style-name="ce20"/>
          <table:table-cell table:style-name="ce20" table:number-columns-spanned="2" table:number-rows-spanned="1"/>
          <table:covered-table-cell/>
          <table:table-cell table:style-name="ce48" table:number-columns-spanned="5" table:number-rows-spanned="1"/>
          <table:covered-table-cell table:number-columns-repeated="4"/>
          <table:table-cell table:style-name="ce20" table:number-columns-repeated="3"/>
          <table:table-cell table:style-name="ce14" table:number-columns-spanned="4" table:number-rows-spanned="1"/>
          <table:covered-table-cell table:number-columns-repeated="3"/>
          <table:table-cell table:number-columns-repeated="1008"/>
        </table:table-row>
        <table:table-row table:style-name="ro5">
          <table:table-cell table:style-name="ce5"/>
          <table:table-cell table:style-name="ce6" table:number-columns-repeated="2"/>
          <table:table-cell table:style-name="ce43" table:number-columns-repeated="2"/>
          <table:table-cell table:style-name="ce6"/>
          <table:table-cell table:style-name="ce49"/>
          <table:table-cell table:style-name="ce6" table:number-columns-repeated="5"/>
          <table:table-cell table:style-name="ce7" table:number-columns-repeated="2"/>
          <table:table-cell table:style-name="ce8" table:number-columns-repeated="2"/>
          <table:table-cell table:number-columns-repeated="1008"/>
        </table:table-row>
        <table:table-row table:style-name="ro5">
          <table:table-cell table:style-name="ce9"/>
          <table:table-cell/>
          <table:table-cell table:style-name="ce68"/>
          <table:table-cell table:style-name="ce70" table:number-columns-repeated="2"/>
          <table:table-cell table:number-columns-repeated="7"/>
          <table:table-cell table:style-name="ce4" table:number-columns-repeated="2"/>
          <table:table-cell table:number-columns-repeated="1010"/>
        </table:table-row>
        <table:table-row table:style-name="ro5">
          <table:table-cell table:number-columns-repeated="2"/>
          <table:table-cell table:style-name="ce68"/>
          <table:table-cell table:style-name="ce70" table:number-columns-repeated="2"/>
          <table:table-cell table:number-columns-repeated="1019"/>
        </table:table-row>
        <table:table-row table:style-name="ro5">
          <table:table-cell table:style-name="ce35"/>
          <table:table-cell table:style-name="ce10" office:value-type="string" calcext:value-type="string">
            <text:p>Explained variance</text:p>
          </table:table-cell>
          <table:table-cell table:style-name="ce68" office:value-type="string" calcext:value-type="string">
            <text:p>Movie Review Subjectivity avg</text:p>
          </table:table-cell>
          <table:table-cell table:style-name="ce68" office:value-type="string" calcext:value-type="string">
            <text:p>Movie Review Subjectivity accuracy avg</text:p>
          </table:table-cell>
          <table:table-cell table:style-name="ce70"/>
          <table:table-cell table:number-columns-repeated="3"/>
          <table:table-cell table:style-name="ce10"/>
          <table:table-cell table:style-name="ce30"/>
          <table:table-cell/>
          <table:table-cell table:style-name="ce65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300, cosine_sim_flag=False, cluster_count=60)</text:p>
          </table:table-cell>
          <table:table-cell table:style-name="ce38" office:value-type="float" office:value="28.57" calcext:value-type="float">
            <text:p>28.57</text:p>
          </table:table-cell>
          <table:table-cell table:style-name="ce65" office:value-type="float" office:value="85.26" calcext:value-type="float">
            <text:p>85.26</text:p>
          </table:table-cell>
          <table:table-cell table:style-name="ce65" office:value-type="float" office:value="85.265" calcext:value-type="float">
            <text:p>85.265</text:p>
          </table:table-cell>
          <table:table-cell table:style-name="ce35" office:value-type="string" calcext:value-type="string">
            <text:p>out-of-vocabulary new observations 891.1 observations. <text:s/>'formula' encountered a problem, on an average of: 12.1 instances.</text:p>
          </table:table-cell>
          <table:table-cell table:style-name="ce10"/>
          <table:table-cell table:style-name="ce55"/>
          <table:table-cell table:style-name="ce41"/>
          <table:table-cell table:style-name="ce47"/>
          <table:table-cell table:style-name="ce1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matlab", n_components=300, cosine_sim_flag=False, cluster_count=60)</text:p>
          </table:table-cell>
          <table:table-cell table:style-name="ce38" office:value-type="float" office:value="28.57" calcext:value-type="float">
            <text:p>28.57</text:p>
          </table:table-cell>
          <table:table-cell table:style-name="ce65" office:value-type="float" office:value="85.292" calcext:value-type="float">
            <text:p>85.292</text:p>
          </table:table-cell>
          <table:table-cell table:style-name="ce65" office:value-type="float" office:value="85.295" calcext:value-type="float">
            <text:p>85.295</text:p>
          </table:table-cell>
          <table:table-cell table:style-name="ce65"/>
          <table:table-cell table:style-name="ce38"/>
          <table:table-cell table:style-name="ce55"/>
          <table:table-cell table:style-name="ce41"/>
          <table:table-cell table:style-name="ce47"/>
          <table:table-cell table:style-name="ce1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67"/>
          <table:table-cell table:style-name="ce38"/>
          <table:table-cell table:style-name="ce65" table:number-columns-repeated="3"/>
          <table:table-cell table:style-name="ce39" table:number-columns-repeated="2"/>
          <table:table-cell table:style-name="ce4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attempt to use my own tokenizer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5" office:value-type="float" office:value="85.292" calcext:value-type="float">
            <text:p>85.292</text:p>
          </table:table-cell>
          <table:table-cell table:style-name="ce65" office:value-type="float" office:value="85.295" calcext:value-type="float">
            <text:p>85.295</text:p>
          </table:table-cell>
          <table:table-cell table:style-name="ce35" office:value-type="string" calcext:value-type="string">
            <text:p>out-of-vocabulary new observations 942.4 observations. <text:s/>'formula' encountered a problem, on an average of: 5.8 instances.</text:p>
          </table:table-cell>
          <table:table-cell table:style-name="ce38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/>
          <table:table-cell table:style-name="ce38"/>
          <table:table-cell table:style-name="ce65" table:number-columns-repeated="3"/>
          <table:table-cell table:style-name="ce41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classic", n_components=300, cosine_sim_flag=False, cluster_count=6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5" office:value-type="float" office:value="85.26" calcext:value-type="float">
            <text:p>85.26</text:p>
          </table:table-cell>
          <table:table-cell table:style-name="ce65" office:value-type="float" office:value="85.265" calcext:value-type="float">
            <text:p>85.265</text:p>
          </table:table-cell>
          <table:table-cell table:style-name="ce65"/>
          <table:table-cell table:style-name="ce41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10, cosine_sim_flag=False, cluster_count=60)</text:p>
          </table:table-cell>
          <table:table-cell table:style-name="ce38" office:value-type="float" office:value="3.83" calcext:value-type="float">
            <text:p>3.83</text:p>
          </table:table-cell>
          <table:table-cell table:style-name="ce65" office:value-type="float" office:value="82.893" calcext:value-type="float">
            <text:p>82.893</text:p>
          </table:table-cell>
          <table:table-cell table:style-name="ce65" office:value-type="float" office:value="82.899" calcext:value-type="float">
            <text:p>82.899</text:p>
          </table:table-cell>
          <table:table-cell table:style-name="ce65"/>
          <table:table-cell table:style-name="ce39" table:number-columns-repeated="2"/>
          <table:table-cell table:style-name="ce4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900, cosine_sim_flag=False, cluster_count=60)</text:p>
          </table:table-cell>
          <table:table-cell table:style-name="ce38" office:value-type="float" office:value="57.78" calcext:value-type="float">
            <text:p>57.78</text:p>
          </table:table-cell>
          <table:table-cell table:style-name="ce65" office:value-type="float" office:value="83.215" calcext:value-type="float">
            <text:p>83.215</text:p>
          </table:table-cell>
          <table:table-cell table:style-name="ce65" office:value-type="float" office:value="83.22" calcext:value-type="float">
            <text:p>83.22</text:p>
          </table:table-cell>
          <table:table-cell table:style-name="ce65"/>
          <table:table-cell table:style-name="ce41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/>
          <table:table-cell table:style-name="ce38"/>
          <table:table-cell table:style-name="ce65" table:number-columns-repeated="3"/>
          <table:table-cell table:style-name="ce41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300, cosine_sim_flag=False, cluster_count=12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5" office:value-type="float" office:value="84.799" calcext:value-type="float">
            <text:p>84.799</text:p>
          </table:table-cell>
          <table:table-cell table:style-name="ce65" office:value-type="float" office:value="84.803" calcext:value-type="float">
            <text:p>84.803</text:p>
          </table:table-cell>
          <table:table-cell table:style-name="ce65"/>
          <table:table-cell table:style-name="ce41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300, cosine_sim_flag=False, cluster_count=40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5" office:value-type="float" office:value="65.99" calcext:value-type="float">
            <text:p>65.99</text:p>
          </table:table-cell>
          <table:table-cell table:style-name="ce65" office:value-type="float" office:value="66.009" calcext:value-type="float">
            <text:p>66.009</text:p>
          </table:table-cell>
          <table:table-cell table:style-name="ce65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300, cosine_sim_flag=False, cluster_count=8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5" office:value-type="float" office:value="84.26" calcext:value-type="float">
            <text:p>84.26</text:p>
          </table:table-cell>
          <table:table-cell table:style-name="ce65" office:value-type="float" office:value="84.262" calcext:value-type="float">
            <text:p>84.262</text:p>
          </table:table-cell>
          <table:table-cell table:style-name="ce71" office:value-type="string" calcext:value-type="string">
            <text:p>once failed and gave 60% accuracy</text:p>
          </table:table-cell>
          <table:table-cell table:style-name="ce11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6">
          <table:table-cell table:style-name="ce35" office:value-type="string" calcext:value-type="string">
            <text:p>(df, mode="spherical", n_components=300, cosine_sim_flag=False, cluster_count=6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8" office:value-type="float" office:value="78.223" calcext:value-type="float">
            <text:p>78.223</text:p>
          </table:table-cell>
          <table:table-cell table:style-name="ce70" office:value-type="float" office:value="78.231" calcext:value-type="float">
            <text:p>78.231</text:p>
          </table:table-cell>
          <table:table-cell table:style-name="ce70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matlab", n_components=300, cosine_sim_flag=False, cluster_count=8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8" office:value-type="float" office:value="77.211" calcext:value-type="float">
            <text:p>77.211</text:p>
          </table:table-cell>
          <table:table-cell table:style-name="ce70" office:value-type="float" office:value="77.219" calcext:value-type="float">
            <text:p>77.219</text:p>
          </table:table-cell>
          <table:table-cell table:style-name="ce70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/>
          <table:table-cell/>
          <table:table-cell table:style-name="ce68"/>
          <table:table-cell table:style-name="ce70" table:number-columns-repeated="2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300, cosine_sim_flag=True, cluster_count=6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8" office:value-type="float" office:value="84.305" calcext:value-type="float">
            <text:p>84.305</text:p>
          </table:table-cell>
          <table:table-cell table:style-name="ce70" office:value-type="float" office:value="84.312" calcext:value-type="float">
            <text:p>84.312</text:p>
          </table:table-cell>
          <table:table-cell table:style-name="ce70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matlab", n_components=300, cosine_sim_flag=True, cluster_count=6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8" office:value-type="float" office:value="83.186" calcext:value-type="float">
            <text:p>83.186</text:p>
          </table:table-cell>
          <table:table-cell table:style-name="ce70" office:value-type="float" office:value="83.19" calcext:value-type="float">
            <text:p>83.19</text:p>
          </table:table-cell>
          <table:table-cell table:style-name="ce70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/>
          <table:table-cell/>
          <table:table-cell table:style-name="ce68"/>
          <table:table-cell table:style-name="ce70" table:number-columns-repeated="2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matlab", n_components=700, cosine_sim_flag=False, cluster_count=60)</text:p>
          </table:table-cell>
          <table:table-cell office:value-type="float" office:value="50.8" calcext:value-type="float">
            <text:p>50.8</text:p>
          </table:table-cell>
          <table:table-cell table:style-name="ce68" office:value-type="float" office:value="84.87" calcext:value-type="float">
            <text:p>84.87</text:p>
          </table:table-cell>
          <table:table-cell table:style-name="ce70" office:value-type="float" office:value="84.873" calcext:value-type="float">
            <text:p>84.873</text:p>
          </table:table-cell>
          <table:table-cell table:style-name="ce70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matlab", n_components=700, cosine_sim_flag=True, cluster_count=60)</text:p>
          </table:table-cell>
          <table:table-cell office:value-type="float" office:value="50.8" calcext:value-type="float">
            <text:p>50.8</text:p>
          </table:table-cell>
          <table:table-cell table:style-name="ce68" office:value-type="float" office:value="84.13" calcext:value-type="float">
            <text:p>84.13</text:p>
          </table:table-cell>
          <table:table-cell table:style-name="ce70" office:value-type="float" office:value="84.131" calcext:value-type="float">
            <text:p>84.131</text:p>
          </table:table-cell>
          <table:table-cell table:style-name="ce70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 table:number-rows-repeated="2">
          <table:table-cell table:style-name="ce35"/>
          <table:table-cell/>
          <table:table-cell table:style-name="ce68"/>
          <table:table-cell table:style-name="ce70" table:number-columns-repeated="2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/>
          <table:table-cell/>
          <table:table-cell table:style-name="ce68" office:value-type="string" calcext:value-type="string">
            <text:p>IMDb</text:p>
          </table:table-cell>
          <table:table-cell table:style-name="ce70" table:number-columns-repeated="2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/>
          <table:table-cell table:style-name="ce1"/>
          <table:table-cell table:style-name="ce68"/>
          <table:table-cell table:style-name="ce70" table:number-columns-repeated="2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matlab", n_components=1000, cosine_sim_flag=False, cluster_count=60)</text:p>
          </table:table-cell>
          <table:table-cell office:value-type="string" calcext:value-type="string">
            <text:p>~40</text:p>
          </table:table-cell>
          <table:table-cell table:style-name="ce68"/>
          <table:table-cell table:style-name="ce70" table:number-columns-repeated="2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67"/>
          <table:table-cell table:style-name="Default"/>
          <table:table-cell table:style-name="ce69"/>
          <table:table-cell table:style-name="ce65" table:number-columns-repeated="2"/>
          <table:table-cell table:style-name="ce1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/>
          <table:table-cell table:style-name="ce68"/>
          <table:table-cell table:style-name="ce70" table:number-columns-repeated="2"/>
          <table:table-cell table:style-name="ce1"/>
          <table:table-cell/>
          <table:table-cell table:style-name="Default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/>
          <table:table-cell table:style-name="ce65" table:number-columns-repeated="3"/>
          <table:table-cell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/>
          <table:table-cell table:style-name="ce65" office:value-type="string" calcext:value-type="string">
            <text:p>Movie Review Polarity</text:p>
          </table:table-cell>
          <table:table-cell table:style-name="ce65" table:number-columns-repeated="2"/>
          <table:table-cell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67"/>
          <table:table-cell/>
          <table:table-cell table:style-name="ce65" table:number-columns-repeated="3"/>
          <table:table-cell table:style-name="Default" table:number-columns-repeated="2"/>
          <table:table-cell table:style-name="ce40"/>
          <table:table-cell table:style-name="ce41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/>
          <table:table-cell table:style-name="ce65" table:number-columns-repeated="3"/>
          <table:table-cell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/>
          <table:table-cell table:style-name="ce65" office:value-type="float" office:value="80.086" calcext:value-type="float">
            <text:p>80.086</text:p>
          </table:table-cell>
          <table:table-cell table:style-name="ce65" office:value-type="string" calcext:value-type="string">
            <text:p>default</text:p>
          </table:table-cell>
          <table:table-cell table:style-name="ce65" office:value-type="string" calcext:value-type="string">
            <text:p>2000 features</text:p>
          </table:table-cell>
          <table:table-cell table:style-name="ce11"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/>
          <table:table-cell table:style-name="ce65" table:number-columns-repeated="3"/>
          <table:table-cell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67"/>
          <table:table-cell/>
          <table:table-cell table:style-name="ce65" office:value-type="float" office:value="79.393" calcext:value-type="float">
            <text:p>79.393</text:p>
          </table:table-cell>
          <table:table-cell table:style-name="ce65" office:value-type="string" calcext:value-type="string">
            <text:p>lemmatize</text:p>
          </table:table-cell>
          <table:table-cell table:style-name="ce65" office:value-type="string" calcext:value-type="string">
            <text:p>2000 features</text:p>
          </table:table-cell>
          <table:table-cell table:style-name="Default" table:number-columns-repeated="2"/>
          <table:table-cell table:style-name="ce40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35"/>
          <table:table-cell/>
          <table:table-cell table:style-name="Default" table:number-columns-repeated="2"/>
          <table:table-cell table:style-name="ce65"/>
          <table:table-cell table:style-name="ce1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35"/>
          <table:table-cell table:style-name="ce10"/>
          <table:table-cell table:style-name="ce39" office:value-type="float" office:value="77.6" calcext:value-type="float">
            <text:p>77.6</text:p>
          </table:table-cell>
          <table:table-cell table:style-name="ce65" office:value-type="string" calcext:value-type="string">
            <text:p>default</text:p>
          </table:table-cell>
          <table:table-cell table:style-name="ce65" office:value-type="string" calcext:value-type="string">
            <text:p>3000 features</text:p>
          </table:table-cell>
          <table:table-cell table:style-name="ce1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 table:style-name="ce10"/>
          <table:table-cell table:style-name="ce65" office:value-type="float" office:value="81.17" calcext:value-type="float">
            <text:p>81.17</text:p>
          </table:table-cell>
          <table:table-cell table:style-name="ce65" office:value-type="string" calcext:value-type="string">
            <text:p>default</text:p>
          </table:table-cell>
          <table:table-cell table:style-name="ce65" office:value-type="string" calcext:value-type="string">
            <text:p>1500 features</text:p>
          </table:table-cell>
          <table:table-cell table:style-name="ce1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34"/>
          <table:table-cell table:style-name="ce10"/>
          <table:table-cell table:style-name="ce65" office:value-type="float" office:value="81.586" calcext:value-type="float">
            <text:p>81.586</text:p>
          </table:table-cell>
          <table:table-cell table:style-name="ce65" office:value-type="string" calcext:value-type="string">
            <text:p>default</text:p>
          </table:table-cell>
          <table:table-cell table:style-name="ce65" office:value-type="string" calcext:value-type="string">
            <text:p>1000 features</text:p>
          </table:table-cell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 table:style-name="ce10"/>
          <table:table-cell table:style-name="ce40"/>
          <table:table-cell table:style-name="ce65"/>
          <table:table-cell table:style-name="ce40"/>
          <table:table-cell table:style-name="ce1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ce9"/>
          <table:table-cell table:number-columns-repeated="2"/>
          <table:table-cell table:style-name="ce70"/>
          <table:table-cell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/>
          <table:table-cell table:style-name="ce65" office:value-type="float" office:value="81.586" calcext:value-type="float">
            <text:p>81.586</text:p>
          </table:table-cell>
          <table:table-cell table:style-name="ce65" office:value-type="string" calcext:value-type="string">
            <text:p>default</text:p>
          </table:table-cell>
          <table:table-cell table:style-name="ce65" office:value-type="string" calcext:value-type="string">
            <text:p>1000 features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 table:number-columns-repeated="2"/>
          <table:table-cell table:style-name="ce75"/>
          <table:table-cell/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/>
          <table:table-cell table:style-name="ce65" office:value-type="float" office:value="80.155" calcext:value-type="float">
            <text:p>80.155</text:p>
          </table:table-cell>
          <table:table-cell table:style-name="ce75" office:value-type="string" calcext:value-type="string">
            <text:p>only sentiment words are processed</text:p>
          </table:table-cell>
          <table:table-cell table:style-name="ce65" office:value-type="string" calcext:value-type="string">
            <text:p>1000 features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/>
          <table:table-cell office:value-type="string" calcext:value-type="string">
            <text:p>too slow</text:p>
          </table:table-cell>
          <table:table-cell table:style-name="ce75" office:value-type="string" calcext:value-type="string">
            <text:p>all remaining words are “neu”</text:p>
          </table:table-cell>
          <table:table-cell table:style-name="ce65" office:value-type="string" calcext:value-type="string">
            <text:p>1000 features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/>
          <table:table-cell office:value-type="float" office:value="78.204" calcext:value-type="float">
            <text:p>78.204</text:p>
          </table:table-cell>
          <table:table-cell table:style-name="ce75" office:value-type="string" calcext:value-type="string">
            <text:p>default + more words tagged as “pos/neg”</text:p>
          </table:table-cell>
          <table:table-cell table:style-name="ce65" office:value-type="string" calcext:value-type="string">
            <text:p>1000 features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number-columns-repeated="2"/>
          <table:table-cell office:value-type="float" office:value="81.523" calcext:value-type="float">
            <text:p>81.523</text:p>
          </table:table-cell>
          <table:table-cell table:style-name="ce75" office:value-type="string" calcext:value-type="string">
            <text:p>identify “neu” words in vocab and tag them</text:p>
          </table:table-cell>
          <table:table-cell table:style-name="ce65" office:value-type="string" calcext:value-type="string">
            <text:p>1000 features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number-columns-repeated="3"/>
          <table:table-cell table:style-name="ce70"/>
          <table:table-cell table:number-columns-repeated="7"/>
          <table:table-cell table:style-name="ce41" table:number-columns-repeated="2"/>
          <table:table-cell table:number-columns-repeated="1011"/>
        </table:table-row>
        <table:table-row table:style-name="ro5">
          <table:table-cell table:number-columns-repeated="3"/>
          <table:table-cell table:style-name="ce75" office:value-type="string" calcext:value-type="string">
            <text:p>identify “neu” words in vocab and tag them</text:p>
          </table:table-cell>
          <table:table-cell table:number-columns-repeated="7"/>
          <table:table-cell table:style-name="ce41" table:number-columns-repeated="2"/>
          <table:table-cell table:number-columns-repeated="1011"/>
        </table:table-row>
        <table:table-row table:style-name="ro5">
          <table:table-cell table:number-columns-repeated="3"/>
          <table:table-cell table:style-name="ce75" office:value-type="string" calcext:value-type="string">
            <text:p>actually improves performance</text:p>
          </table:table-cell>
          <table:table-cell table:number-columns-repeated="4"/>
          <table:table-cell table:style-name="ce10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 table:number-rows-repeated="2">
          <table:table-cell table:style-name="ce9"/>
          <table:table-cell table:number-columns-repeated="2"/>
          <table:table-cell table:style-name="ce70"/>
          <table:table-cell table:number-columns-repeated="3"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1"/>
        </table:table-row>
        <table:table-row table:style-name="ro5">
          <table:table-cell table:style-name="ce9"/>
          <table:table-cell/>
          <table:table-cell table:style-name="ce65" office:value-type="float" office:value="80.201" calcext:value-type="float">
            <text:p>80.201</text:p>
          </table:table-cell>
          <table:table-cell table:style-name="ce71" office:value-type="string" calcext:value-type="string">
            <text:p>majority vote between 2 tools and Naive Bayes increases performance</text:p>
          </table:table-cell>
          <table:table-cell table:style-name="ce65" office:value-type="string" calcext:value-type="string">
            <text:p>2000 features</text:p>
          </table:table-cell>
          <table:table-cell table:number-columns-repeated="2"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1"/>
        </table:table-row>
        <table:table-row table:style-name="ro5">
          <table:table-cell table:style-name="ce9"/>
          <table:table-cell table:number-columns-repeated="2"/>
          <table:table-cell table:style-name="ce70"/>
          <table:table-cell table:number-columns-repeated="3"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1"/>
        </table:table-row>
        <table:table-row table:style-name="ro5">
          <table:table-cell table:style-name="ce9"/>
          <table:table-cell table:number-columns-repeated="6"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1"/>
        </table:table-row>
        <table:table-row table:style-name="ro5" table:number-rows-repeated="2">
          <table:table-cell table:style-name="ce9"/>
          <table:table-cell table:style-name="ce1"/>
          <table:table-cell table:number-columns-repeated="3"/>
          <table:table-cell table:style-name="ce1"/>
          <table:table-cell table:style-name="ce45"/>
          <table:table-cell table:style-name="ce41" table:number-columns-repeated="2"/>
          <table:table-cell table:style-name="ce1" table:number-columns-repeated="2"/>
          <table:table-cell table:style-name="ce40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office:value-type="float" office:value="81.636" calcext:value-type="float">
            <text:p>81.636</text:p>
          </table:table-cell>
          <table:table-cell table:style-name="ce65" office:value-type="string" calcext:value-type="string">
            <text:p>1000 features</text:p>
          </table:table-cell>
          <table:table-cell table:style-name="ce38" office:value-type="float" office:value="80.201" calcext:value-type="float">
            <text:p>80.201</text:p>
          </table:table-cell>
          <table:table-cell table:style-name="ce65" office:value-type="string" calcext:value-type="string">
            <text:p>2000 features</text:p>
          </table:table-cell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office:value-type="float" office:value="81.575" calcext:value-type="float">
            <text:p>81.575</text:p>
          </table:table-cell>
          <table:table-cell table:style-name="ce65" office:value-type="string" calcext:value-type="string">
            <text:p>1000 features</text:p>
          </table:table-cell>
          <table:table-cell table:style-name="ce38" office:value-type="float" office:value="80.269" calcext:value-type="float">
            <text:p>80.269</text:p>
          </table:table-cell>
          <table:table-cell table:style-name="ce65" office:value-type="string" calcext:value-type="string">
            <text:p>2000 features</text:p>
          </table:table-cell>
          <table:table-cell table:style-name="ce45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/>
          <table:table-cell table:style-name="ce1"/>
          <table:table-cell/>
          <table:table-cell table:style-name="ce45"/>
          <table:table-cell table:style-name="ce38"/>
          <table:table-cell table:style-name="ce1"/>
          <table:table-cell table:style-name="ce45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ce68"/>
          <table:table-cell table:style-name="ce83"/>
          <table:table-cell table:style-name="ce70"/>
          <table:table-cell table:style-name="ce1"/>
          <table:table-cell table:style-name="ce39"/>
          <table:table-cell table:style-name="ce47" table:number-columns-repeated="2"/>
          <table:table-cell table:style-name="ce1"/>
          <table:table-cell table:style-name="ce45"/>
          <table:table-cell table:style-name="ce40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ce1" table:number-columns-repeated="2"/>
          <table:table-cell table:style-name="ce68"/>
          <table:table-cell table:style-name="ce83"/>
          <table:table-cell table:style-name="ce70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ce1" table:number-columns-repeated="2"/>
          <table:table-cell table:style-name="ce68"/>
          <table:table-cell table:style-name="ce65" table:number-columns-repeated="2"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4">
          <table:table-cell table:style-name="ce1" table:number-columns-repeated="2"/>
          <table:table-cell table:style-name="ce68"/>
          <table:table-cell table:style-name="ce70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ce11"/>
          <table:table-cell table:style-name="ce38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11"/>
          <table:table-cell table:style-name="ce46"/>
          <table:table-cell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ce1" table:number-columns-repeated="2"/>
          <table:table-cell table:style-name="ce40"/>
          <table:table-cell table:style-name="ce44" table:number-columns-repeated="2"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ce40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Default" table:number-columns-repeated="4"/>
          <table:table-cell table:style-name="ce1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ce39" table:number-columns-repeated="3"/>
          <table:table-cell table:style-name="Default"/>
          <table:table-cell table:style-name="ce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ce1" table:number-columns-repeated="2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Default"/>
          <table:table-cell table:style-name="ce1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table:number-columns-repeated="5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1017"/>
        </table:table-row>
        <table:table-row table:style-name="ro5">
          <table:table-cell/>
          <table:table-cell table:style-name="ce1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1017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1" table:number-columns-repeated="2"/>
          <table:table-cell table:style-name="ce1" table:number-columns-repeated="2"/>
          <table:table-cell table:style-name="ce40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Default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6">
          <table:table-cell table:style-name="Default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Default"/>
          <table:table-cell table:style-name="ce1"/>
          <table:table-cell table:style-name="ce40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0" table:number-columns-repeated="3"/>
          <table:table-cell table:style-name="Default" table:number-columns-repeated="2"/>
          <table:table-cell table:style-name="ce47" table:number-columns-repeated="2"/>
          <table:table-cell table:style-name="ce1"/>
          <table:table-cell table:style-name="Default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table:number-columns-repeated="2"/>
          <table:table-cell table:style-name="ce40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Default" table:number-columns-repeated="6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 table:number-columns-repeated="2"/>
          <table:table-cell table:style-name="ce40" table:number-columns-repeated="3"/>
          <table:table-cell table:style-name="ce1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 table:number-columns-repeated="2"/>
          <table:table-cell table:style-name="ce40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1"/>
        </table:table-row>
        <table:table-row table:style-name="ro5" table:number-rows-repeated="2">
          <table:table-cell table:style-name="Default" table:number-columns-repeated="2"/>
          <table:table-cell table:style-name="ce40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/>
          <table:table-cell table:style-name="ce37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 table:style-name="ce37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/>
          <table:table-cell table:style-name="ce37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/>
          <table:table-cell table:style-name="ce37"/>
          <table:table-cell table:style-name="ce11"/>
          <table:table-cell table:number-columns-repeated="8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/>
          <table:table-cell table:style-name="ce1"/>
          <table:table-cell/>
          <table:table-cell table:style-name="ce45"/>
          <table:table-cell table:style-name="Default"/>
          <table:table-cell table:number-columns-repeated="6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 table:number-columns-repeated="2"/>
          <table:table-cell table:style-name="ce11"/>
          <table:table-cell table:style-name="ce47"/>
          <table:table-cell table:style-name="ce11"/>
          <table:table-cell table:style-name="Default"/>
          <table:table-cell table:number-columns-repeated="5"/>
          <table:table-cell table:style-name="ce11"/>
          <table:table-cell table:number-columns-repeated="1012"/>
        </table:table-row>
        <table:table-row table:style-name="ro5" table:number-rows-repeated="3">
          <table:table-cell table:style-name="Default"/>
          <table:table-cell table:style-name="ce1"/>
          <table:table-cell table:style-name="ce11"/>
          <table:table-cell table:style-name="ce47"/>
          <table:table-cell table:style-name="ce41"/>
          <table:table-cell table:number-columns-repeated="6"/>
          <table:table-cell table:style-name="ce11"/>
          <table:table-cell table:number-columns-repeated="1012"/>
        </table:table-row>
        <table:table-row table:style-name="ro5" table:number-rows-repeated="2">
          <table:table-cell table:style-name="ce1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11"/>
          <table:table-cell table:number-columns-repeated="1012"/>
        </table:table-row>
        <table:table-row table:style-name="ro5">
          <table:table-cell table:style-name="ce1"/>
          <table:table-cell table:style-name="ce16"/>
          <table:table-cell table:number-columns-repeated="9"/>
          <table:table-cell table:style-name="ce11"/>
          <table:table-cell table:number-columns-repeated="1012"/>
        </table:table-row>
        <table:table-row table:style-name="ro5">
          <table:table-cell table:number-columns-repeated="11"/>
          <table:table-cell table:style-name="ce11"/>
          <table:table-cell table:number-columns-repeated="1012"/>
        </table:table-row>
        <table:table-row table:style-name="ro5">
          <table:table-cell table:style-name="ce1"/>
          <table:table-cell table:number-columns-repeated="10"/>
          <table:table-cell table:style-name="ce11"/>
          <table:table-cell table:number-columns-repeated="1012"/>
        </table:table-row>
        <table:table-row table:style-name="ro5" table:number-rows-repeated="2">
          <table:table-cell table:number-columns-repeated="11"/>
          <table:table-cell table:style-name="ce11"/>
          <table:table-cell table:number-columns-repeated="1012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nal Word-based" table:style-name="ta2">
        <table:table-column table:style-name="co6" table:default-cell-style-name="ce10"/>
        <table:table-column table:style-name="co2" table:default-cell-style-name="ce38"/>
        <table:table-column table:style-name="co10" table:default-cell-style-name="ce38"/>
        <table:table-column table:style-name="co7" table:default-cell-style-name="ce38"/>
        <table:table-column table:style-name="co7" table:default-cell-style-name="ce55"/>
        <table:table-column table:style-name="co11" table:default-cell-style-name="ce55"/>
        <table:table-column table:style-name="co12" table:default-cell-style-name="ce4"/>
        <table:table-column table:style-name="co13" table:default-cell-style-name="ce38"/>
        <table:table-column table:style-name="co3" table:number-columns-repeated="5" table:default-cell-style-name="ce4"/>
        <table:table-column table:style-name="co3" table:number-columns-repeated="2" table:default-cell-style-name="ce11"/>
        <table:table-column table:style-name="co3" table:number-columns-repeated="2" table:default-cell-style-name="ce30"/>
        <table:table-column table:style-name="co3" table:number-columns-repeated="2" table:default-cell-style-name="ce4"/>
        <table:table-column table:style-name="co4" table:number-columns-repeated="1005" table:default-cell-style-name="ce4"/>
        <table:table-row table:style-name="ro5">
          <table:table-cell table:style-name="ce2" office:value-type="string" calcext:value-type="string">
            <text:p>10-fold</text:p>
          </table:table-cell>
          <table:table-cell table:style-name="ce87" table:number-columns-repeated="2"/>
          <table:table-cell table:style-name="ce87" office:value-type="string" calcext:value-type="string" table:number-columns-spanned="2" table:number-rows-spanned="1">
            <text:p>General Settings</text:p>
          </table:table-cell>
          <table:covered-table-cell/>
          <table:table-cell table:style-name="ce48" office:value-type="string" calcext:value-type="string" table:number-columns-spanned="5" table:number-rows-spanned="1">
            <text:p>n-gram Settings</text:p>
          </table:table-cell>
          <table:covered-table-cell table:number-columns-repeated="4"/>
          <table:table-cell table:style-name="ce20" office:value-type="string" calcext:value-type="string">
            <text:p>Training</text:p>
          </table:table-cell>
          <table:table-cell table:style-name="ce20"/>
          <table:table-cell table:style-name="ce20" office:value-type="string" calcext:value-type="string">
            <text:p>Training/Evaluation</text:p>
          </table:table-cell>
          <table:table-cell table:style-name="ce14" office:value-type="string" calcext:value-type="string" table:number-columns-spanned="4" table:number-rows-spanned="1">
            <text:p>METRICS</text:p>
          </table:table-cell>
          <table:covered-table-cell table:number-columns-repeated="3"/>
          <table:table-cell table:number-columns-repeated="1007"/>
        </table:table-row>
        <table:table-row table:style-name="ro5">
          <table:table-cell table:style-name="ce5"/>
          <table:table-cell table:style-name="ce49" table:number-columns-repeated="3"/>
          <table:table-cell table:style-name="ce43" table:number-columns-repeated="2"/>
          <table:table-cell table:style-name="ce6"/>
          <table:table-cell table:style-name="ce49"/>
          <table:table-cell table:style-name="ce6" table:number-columns-repeated="5"/>
          <table:table-cell table:style-name="ce7" table:number-columns-repeated="2"/>
          <table:table-cell table:style-name="ce8" table:number-columns-repeated="2"/>
          <table:table-cell table:number-columns-repeated="1007"/>
        </table:table-row>
        <table:table-row table:style-name="ro5">
          <table:table-cell table:style-name="ce9"/>
          <table:table-cell table:number-columns-repeated="2"/>
          <table:table-cell table:style-name="ce75" office:value-type="string" calcext:value-type="string">
            <text:p>Movie Review Subjectivity avg</text:p>
          </table:table-cell>
          <table:table-cell/>
          <table:table-cell table:style-name="ce39"/>
          <table:table-cell table:style-name="ce38"/>
          <table:table-cell table:style-name="ce70" office:value-type="string" calcext:value-type="string">
            <text:p>IMDb</text:p>
          </table:table-cell>
          <table:table-cell table:number-columns-repeated="5"/>
          <table:table-cell table:style-name="ce4" table:number-columns-repeated="2"/>
          <table:table-cell table:number-columns-repeated="1009"/>
        </table:table-row>
        <table:table-row table:style-name="ro5">
          <table:table-cell table:style-name="ce35" office:value-type="string" calcext:value-type="string">
            <text:p>What is the minimum observation prob, to be used for formula magic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/>
          <table:table-cell table:style-name="ce38" office:value-type="float" office:value="0.0005" calcext:value-type="float">
            <text:p>0.0005</text:p>
          </table:table-cell>
          <table:table-cell table:style-name="ce38"/>
          <table:table-cell table:style-name="Default"/>
          <table:table-cell table:number-columns-repeated="5"/>
          <table:table-cell table:style-name="ce4" table:number-columns-repeated="2"/>
          <table:table-cell table:number-columns-repeated="1009"/>
        </table:table-row>
        <table:table-row table:style-name="ro5">
          <table:table-cell table:style-name="ce9"/>
          <table:table-cell table:number-columns-repeated="4"/>
          <table:table-cell table:style-name="ce39"/>
          <table:table-cell table:style-name="ce38"/>
          <table:table-cell table:style-name="ce75" office:value-type="string" calcext:value-type="string">
            <text:p>not 10-fold, it comes with predetermined split</text:p>
          </table:table-cell>
          <table:table-cell table:number-columns-repeated="5"/>
          <table:table-cell table:style-name="ce4" table:number-columns-repeated="2"/>
          <table:table-cell table:number-columns-repeated="1009"/>
        </table:table-row>
        <table:table-row table:style-name="ro5">
          <table:table-cell table:style-name="Default" office:value-type="string" calcext:value-type="string">
            <text:p>Parameters</text:p>
          </table:table-cell>
          <table:table-cell table:number-columns-repeated="2"/>
          <table:table-cell table:style-name="ce70" office:value-type="string" calcext:value-type="string">
            <text:p>{d=700 ,variance=50.8,cluster_count=60, matlab}</text:p>
          </table:table-cell>
          <table:table-cell table:style-name="ce70"/>
          <table:table-cell table:style-name="ce70" office:value-type="string" calcext:value-type="string">
            <text:p>{d=700 ,variance=53.2,cluster_count=60, matlab}</text:p>
          </table:table-cell>
          <table:table-cell table:style-name="ce65"/>
          <table:table-cell table:style-name="ce70" office:value-type="string" calcext:value-type="string">
            <text:p>{d=1000 ,variance=~40,cluster_count=60, matlab}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Approach</text:p>
          </table:table-cell>
          <table:table-cell/>
          <table:table-cell table:style-name="ce75" office:value-type="string" calcext:value-type="string">
            <text:p>Movie Review Subjectivity avg</text:p>
          </table:table-cell>
          <table:table-cell table:style-name="ce75" office:value-type="string" calcext:value-type="string">
            <text:p>Movie Review Subjectivity max</text:p>
          </table:table-cell>
          <table:table-cell table:style-name="ce86" office:value-type="string" calcext:value-type="string">
            <text:p>Movie Review Polarity Dataset avg</text:p>
          </table:table-cell>
          <table:table-cell table:style-name="ce86" office:value-type="string" calcext:value-type="string">
            <text:p>Movie Review Polarity Dataset max</text:p>
          </table:table-cell>
          <table:table-cell table:style-name="ce70" office:value-type="string" calcext:value-type="string">
            <text:p>IMDb</text:p>
          </table:table-cell>
          <table:table-cell table:style-name="ce70" office:value-type="string" calcext:value-type="string">
            <text:p>SST</text:p>
          </table:table-cell>
          <table:table-cell/>
          <table:table-cell table:style-name="ce30"/>
          <table:table-cell/>
          <table:table-cell table:style-name="ce65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table:number-columns-repeated="2"/>
          <table:table-cell table:style-name="ce65" office:value-type="float" office:value="90.659" calcext:value-type="float">
            <text:p>90.659</text:p>
          </table:table-cell>
          <table:table-cell table:style-name="ce65" office:value-type="float" office:value="92.299" calcext:value-type="float">
            <text:p>92.299</text:p>
          </table:table-cell>
          <table:table-cell table:style-name="ce39" office:value-type="float" office:value="76.842" calcext:value-type="float">
            <text:p>76.842</text:p>
          </table:table-cell>
          <table:table-cell table:style-name="ce39" office:value-type="float" office:value="78.929" calcext:value-type="float">
            <text:p>78.929</text:p>
          </table:table-cell>
          <table:table-cell table:style-name="ce65" office:value-type="float" office:value="82.93" calcext:value-type="float">
            <text:p>82.93</text:p>
          </table:table-cell>
          <table:table-cell table:style-name="ce70" office:value-type="string" calcext:value-type="string">
            <text:p>..</text:p>
          </table:table-cell>
          <table:table-cell table:style-name="ce41" office:value-type="string" calcext:value-type="string">
            <text:p>…</text:p>
          </table:table-cell>
          <table:table-cell table:style-name="ce1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table:number-columns-repeated="2"/>
          <table:table-cell table:style-name="ce65" office:value-type="float" office:value="78.215" calcext:value-type="float">
            <text:p>78.215</text:p>
          </table:table-cell>
          <table:table-cell table:style-name="ce65" office:value-type="float" office:value="81.099" calcext:value-type="float">
            <text:p>81.099</text:p>
          </table:table-cell>
          <table:table-cell table:style-name="ce39" office:value-type="float" office:value="64.243" calcext:value-type="float">
            <text:p>64.243</text:p>
          </table:table-cell>
          <table:table-cell table:style-name="ce70" office:value-type="float" office:value="66.041" calcext:value-type="float">
            <text:p>66.041</text:p>
          </table:table-cell>
          <table:table-cell table:style-name="ce65" office:value-type="float" office:value="71.267" calcext:value-type="float">
            <text:p>71.267</text:p>
          </table:table-cell>
          <table:table-cell table:style-name="ce41"/>
          <table:table-cell table:style-name="ce47"/>
          <table:table-cell table:style-name="ce1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table:number-columns-repeated="2"/>
          <table:table-cell table:style-name="ce65" office:value-type="float" office:value="89.139" calcext:value-type="float">
            <text:p>89.139</text:p>
          </table:table-cell>
          <table:table-cell table:style-name="ce65" office:value-type="float" office:value="91.2" calcext:value-type="float">
            <text:p>91.2</text:p>
          </table:table-cell>
          <table:table-cell table:style-name="ce39" office:value-type="float" office:value="76.075" calcext:value-type="float">
            <text:p>76.075</text:p>
          </table:table-cell>
          <table:table-cell table:style-name="ce65" office:value-type="float" office:value="77.329" calcext:value-type="float">
            <text:p>77.329</text:p>
          </table:table-cell>
          <table:table-cell table:style-name="ce65" office:value-type="float" office:value="87.952" calcext:value-type="float">
            <text:p>87.952</text:p>
          </table:table-cell>
          <table:table-cell table:style-name="ce4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table:number-columns-repeated="2"/>
          <table:table-cell table:style-name="ce65" office:value-type="float" office:value="88.859" calcext:value-type="float">
            <text:p>88.859</text:p>
          </table:table-cell>
          <table:table-cell table:style-name="ce65" office:value-type="float" office:value="89.999" calcext:value-type="float">
            <text:p>89.999</text:p>
          </table:table-cell>
          <table:table-cell table:style-name="ce39" office:value-type="float" office:value="75.063" calcext:value-type="float">
            <text:p>75.063</text:p>
          </table:table-cell>
          <table:table-cell table:style-name="ce70" office:value-type="float" office:value="76.025" calcext:value-type="float">
            <text:p>76.025</text:p>
          </table:table-cell>
          <table:table-cell table:style-name="ce65" office:value-type="float" office:value="86.429" calcext:value-type="float">
            <text:p>86.429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Baum-Welch – Architecture B</text:p>
          </table:table-cell>
          <table:table-cell office:value-type="string" calcext:value-type="string">
            <text:p>Clustering</text:p>
          </table:table-cell>
          <table:table-cell table:style-name="Default"/>
          <table:table-cell table:style-name="ce65" office:value-type="float" office:value="84.14" calcext:value-type="float">
            <text:p>84.14</text:p>
          </table:table-cell>
          <table:table-cell table:style-name="ce65" office:value-type="float" office:value="85.456" calcext:value-type="float">
            <text:p>85.456</text:p>
          </table:table-cell>
          <table:table-cell table:style-name="ce39" office:value-type="float" office:value="73.261" calcext:value-type="float">
            <text:p>73.261</text:p>
          </table:table-cell>
          <table:table-cell table:style-name="ce70" office:value-type="float" office:value="74.377" calcext:value-type="float">
            <text:p>74.377</text:p>
          </table:table-cell>
          <table:table-cell table:style-name="ce65" office:value-type="float" office:value="68.084" calcext:value-type="float">
            <text:p>68.084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Baum-Welch – Architecture B</text:p>
          </table:table-cell>
          <table:table-cell office:value-type="string" calcext:value-type="string">
            <text:p>Clustering</text:p>
          </table:table-cell>
          <table:table-cell table:style-name="ce10" office:value-type="string" calcext:value-type="string">
            <text:p>magic smoothing 0.0005</text:p>
          </table:table-cell>
          <table:table-cell table:style-name="ce65" office:value-type="float" office:value="87.175" calcext:value-type="float">
            <text:p>87.175</text:p>
          </table:table-cell>
          <table:table-cell table:style-name="ce65" office:value-type="float" office:value="88.588" calcext:value-type="float">
            <text:p>88.588</text:p>
          </table:table-cell>
          <table:table-cell table:style-name="ce39" office:value-type="float" office:value="74.264" calcext:value-type="float">
            <text:p>74.264</text:p>
          </table:table-cell>
          <table:table-cell table:style-name="ce45" office:value-type="float" office:value="75.752" calcext:value-type="float">
            <text:p>75.752</text:p>
          </table:table-cell>
          <table:table-cell table:style-name="ce65" office:value-type="float" office:value="72.028" calcext:value-type="float">
            <text:p>72.028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Labeled– Architecture B</text:p>
          </table:table-cell>
          <table:table-cell office:value-type="string" calcext:value-type="string">
            <text:p>Clustering</text:p>
          </table:table-cell>
          <table:table-cell table:style-name="ce10" office:value-type="string" calcext:value-type="string">
            <text:p>magic smoothing 0.0005</text:p>
          </table:table-cell>
          <table:table-cell table:style-name="ce65" office:value-type="float" office:value="85.55" calcext:value-type="float">
            <text:p>85.55</text:p>
          </table:table-cell>
          <table:table-cell table:style-name="ce65" office:value-type="float" office:value="86.683" calcext:value-type="float">
            <text:p>86.683</text:p>
          </table:table-cell>
          <table:table-cell table:style-name="ce39" office:value-type="float" office:value="71.854" calcext:value-type="float">
            <text:p>71.854</text:p>
          </table:table-cell>
          <table:table-cell table:style-name="ce45" office:value-type="float" office:value="73.348" calcext:value-type="float">
            <text:p>73.348</text:p>
          </table:table-cell>
          <table:table-cell table:style-name="ce65" office:value-type="float" office:value="76.181" calcext:value-type="float">
            <text:p>76.181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Labeled– Architecture B</text:p>
          </table:table-cell>
          <table:table-cell office:value-type="string" calcext:value-type="string">
            <text:p>Clustering</text:p>
          </table:table-cell>
          <table:table-cell table:style-name="ce10" office:value-type="string" calcext:value-type="string">
            <text:p>magic smoothing 0.0005 + trans smoothing 0.09</text:p>
          </table:table-cell>
          <table:table-cell table:style-name="ce65" office:value-type="float" office:value="87.866" calcext:value-type="float">
            <text:p>87.866</text:p>
          </table:table-cell>
          <table:table-cell table:style-name="ce65" office:value-type="float" office:value="89.065" calcext:value-type="float">
            <text:p>89.065</text:p>
          </table:table-cell>
          <table:table-cell table:style-name="ce39" office:value-type="float" office:value="73.204" calcext:value-type="float">
            <text:p>73.204</text:p>
          </table:table-cell>
          <table:table-cell table:style-name="ce38" office:value-type="float" office:value="75.043" calcext:value-type="float">
            <text:p>75.043</text:p>
          </table:table-cell>
          <table:table-cell table:style-name="ce65" office:value-type="string" calcext:value-type="string">
            <text:p>too slow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Labeled– Architecture B</text:p>
          </table:table-cell>
          <table:table-cell office:value-type="string" calcext:value-type="string">
            <text:p>Clustering</text:p>
          </table:table-cell>
          <table:table-cell table:style-name="ce10" office:value-type="string" calcext:value-type="string">
            <text:p>magic smoothing 0.0005 + trans smoothing 1.5</text:p>
          </table:table-cell>
          <table:table-cell table:style-name="ce65" office:value-type="float" office:value="88.357" calcext:value-type="float">
            <text:p>88.357</text:p>
          </table:table-cell>
          <table:table-cell table:style-name="ce65" office:value-type="float" office:value="89.968" calcext:value-type="float">
            <text:p>89.968</text:p>
          </table:table-cell>
          <table:table-cell table:style-name="ce39" office:value-type="float" office:value="73.744" calcext:value-type="float">
            <text:p>73.744</text:p>
          </table:table-cell>
          <table:table-cell table:style-name="ce38" office:value-type="float" office:value="75.566" calcext:value-type="float">
            <text:p>75.566</text:p>
          </table:table-cell>
          <table:table-cell table:style-name="ce65" office:value-type="string" calcext:value-type="string">
            <text:p>too slow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2-gram HMM Baum-Welch – Architecture B (DUMMY ON)</text:p>
          </table:table-cell>
          <table:table-cell office:value-type="string" calcext:value-type="string">
            <text:p>Clustering</text:p>
          </table:table-cell>
          <table:table-cell table:style-name="ce10" office:value-type="string" calcext:value-type="string">
            <text:p>magic smoothing 0.0005</text:p>
          </table:table-cell>
          <table:table-cell table:style-name="ce65" office:value-type="float" office:value="77.941" calcext:value-type="float">
            <text:p>77.941</text:p>
          </table:table-cell>
          <table:table-cell table:style-name="ce65" office:value-type="float" office:value="79.071" calcext:value-type="float">
            <text:p>79.071</text:p>
          </table:table-cell>
          <table:table-cell table:style-name="ce39" office:value-type="float" office:value="64.603" calcext:value-type="float">
            <text:p>64.603</text:p>
          </table:table-cell>
          <table:table-cell table:style-name="ce39" office:value-type="float" office:value="66.569" calcext:value-type="float">
            <text:p>66.569</text:p>
          </table:table-cell>
          <table:table-cell table:style-name="ce65" office:value-type="string" calcext:value-type="string">
            <text:p>too slow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34" office:value-type="string" calcext:value-type="string">
            <text:p>Weighted Ensemble of 2 Best HMMs</text:p>
          </table:table-cell>
          <table:table-cell office:value-type="string" calcext:value-type="string">
            <text:p>Clustering</text:p>
          </table:table-cell>
          <table:table-cell table:style-name="Default"/>
          <table:table-cell table:style-name="ce65" office:value-type="float" office:value="88.507" calcext:value-type="float">
            <text:p>88.507</text:p>
          </table:table-cell>
          <table:table-cell table:style-name="ce39" office:value-type="float" office:value="90.572" calcext:value-type="float">
            <text:p>90.572</text:p>
          </table:table-cell>
          <table:table-cell table:style-name="ce39" office:value-type="float" office:value="74.634" calcext:value-type="float">
            <text:p>74.634</text:p>
          </table:table-cell>
          <table:table-cell table:style-name="ce70" office:value-type="float" office:value="76.46" calcext:value-type="float">
            <text:p>76.46</text:p>
          </table:table-cell>
          <table:table-cell table:style-name="ce65" office:value-type="string" calcext:value-type="string">
            <text:p>too slow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34"/>
          <table:table-cell table:number-columns-repeated="2"/>
          <table:table-cell table:style-name="ce65" table:number-columns-repeated="5"/>
          <table:table-cell table:style-name="ce4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71" office:value-type="string" calcext:value-type="string">
            <text:p>the “Artificial” experiments have inflated results because generating labels 10 times, for each training set (fold), is a bit time consuming; labels are generated once while utilizing the golden truth labels of the entire dataset</text:p>
          </table:table-cell>
          <table:table-cell table:style-name="Default" table:number-columns-repeated="3"/>
          <table:table-cell table:style-name="ce65"/>
          <table:table-cell table:style-name="Default"/>
          <table:table-cell table:style-name="ce70" table:number-columns-repeated="2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Default" office:value-type="string" calcext:value-type="string">
            <text:p>at a later time we can modify the code and run the generation properly</text:p>
          </table:table-cell>
          <table:table-cell table:style-name="Default" table:number-columns-repeated="2"/>
          <table:table-cell table:style-name="ce65" office:value-type="string" calcext:value-type="string">
            <text:p>2000 features</text:p>
          </table:table-cell>
          <table:table-cell table:style-name="Default"/>
          <table:table-cell table:style-name="ce65" office:value-type="string" calcext:value-type="string">
            <text:p>2000 features</text:p>
          </table:table-cell>
          <table:table-cell table:style-name="ce70"/>
          <table:table-cell table:style-name="ce65" office:value-type="string" calcext:value-type="string">
            <text:p>2000 features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2">
          <table:table-cell table:style-name="Default" office:value-type="string" calcext:value-type="string">
            <text:p>labeling words outside the vocabulary with 3<text:span text:style-name="T3">rd</text:span> party tools will decrease performance since dimensionality is increased</text:p>
          </table:table-cell>
          <table:table-cell table:style-name="Default" table:number-columns-repeated="2"/>
          <table:table-cell office:value-type="float" office:value="0.0001" calcext:value-type="float">
            <text:p>0.0001</text:p>
          </table:table-cell>
          <table:table-cell table:style-name="ce65"/>
          <table:table-cell table:style-name="ce38" office:value-type="float" office:value="0.0001" calcext:value-type="float">
            <text:p>0.0001</text:p>
          </table:table-cell>
          <table:table-cell table:style-name="ce70"/>
          <table:table-cell table:style-name="ce90" office:value-type="float" office:value="0.000008" calcext:value-type="float">
            <text:p>8.00E-06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Default" table:number-columns-repeated="3"/>
          <table:table-cell table:style-name="ce65" table:number-columns-repeated="2"/>
          <table:table-cell table:style-name="ce38"/>
          <table:table-cell table:style-name="ce70" table:number-columns-repeated="2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Baum-Welch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Default"/>
          <table:table-cell table:style-name="ce70" office:value-type="float" office:value="91.497" calcext:value-type="float">
            <text:p>91.497</text:p>
          </table:table-cell>
          <table:table-cell table:style-name="ce70" office:value-type="float" office:value="92.879" calcext:value-type="float">
            <text:p>92.879</text:p>
          </table:table-cell>
          <table:table-cell table:style-name="ce70" office:value-type="float" office:value="80.201" calcext:value-type="float">
            <text:p>80.201</text:p>
          </table:table-cell>
          <table:table-cell table:style-name="ce70" office:value-type="float" office:value="81.375" calcext:value-type="float">
            <text:p>81.375</text:p>
          </table:table-cell>
          <table:table-cell table:style-name="ce70" office:value-type="float" office:value="85.419" calcext:value-type="float">
            <text:p>85.419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Baum-Welch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ce10" office:value-type="string" calcext:value-type="string">
            <text:p>magic smoothing 0.0001</text:p>
          </table:table-cell>
          <table:table-cell table:style-name="ce70" office:value-type="float" office:value="91.497" calcext:value-type="float">
            <text:p>91.497</text:p>
          </table:table-cell>
          <table:table-cell table:style-name="ce70" office:value-type="float" office:value="92.679" calcext:value-type="float">
            <text:p>92.679</text:p>
          </table:table-cell>
          <table:table-cell table:style-name="ce70" office:value-type="float" office:value="81.492" calcext:value-type="float">
            <text:p>81.492</text:p>
          </table:table-cell>
          <table:table-cell table:style-name="ce70" office:value-type="float" office:value="82.365" calcext:value-type="float">
            <text:p>82.365</text:p>
          </table:table-cell>
          <table:table-cell office:value-type="float" office:value="85.799" calcext:value-type="float">
            <text:p>85.799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6">
          <table:table-cell table:style-name="ce9" office:value-type="string" calcext:value-type="string">
            <text:p>Classic HMM Labeled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ce10" office:value-type="string" calcext:value-type="string">
            <text:p>magic smoothing 0.0001</text:p>
          </table:table-cell>
          <table:table-cell table:style-name="ce70" office:value-type="float" office:value="91.497" calcext:value-type="float">
            <text:p>91.497</text:p>
          </table:table-cell>
          <table:table-cell table:style-name="ce70" office:value-type="float" office:value="92.679" calcext:value-type="float">
            <text:p>92.679</text:p>
          </table:table-cell>
          <table:table-cell table:style-name="ce70" office:value-type="float" office:value="81.492" calcext:value-type="float">
            <text:p>81.492</text:p>
          </table:table-cell>
          <table:table-cell table:style-name="ce70" office:value-type="float" office:value="82.365" calcext:value-type="float">
            <text:p>82.365</text:p>
          </table:table-cell>
          <table:table-cell office:value-type="float" office:value="85.799" calcext:value-type="float">
            <text:p>85.799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Default" office:value-type="string" calcext:value-type="string">
            <text:p>High-Order Baseline (Forward algorithm)</text:p>
          </table:table-cell>
          <table:table-cell table:style-name="Default" table:number-columns-repeated="2"/>
          <table:table-cell table:style-name="ce70" office:value-type="float" office:value="91.467" calcext:value-type="float">
            <text:p>91.467</text:p>
          </table:table-cell>
          <table:table-cell table:style-name="ce70" office:value-type="float" office:value="92.879" calcext:value-type="float">
            <text:p>92.879</text:p>
          </table:table-cell>
          <table:table-cell table:style-name="ce70" office:value-type="float" office:value="80.201" calcext:value-type="float">
            <text:p>80.201</text:p>
          </table:table-cell>
          <table:table-cell table:style-name="ce70" office:value-type="float" office:value="81.375" calcext:value-type="float">
            <text:p>81.375</text:p>
          </table:table-cell>
          <table:table-cell table:style-name="ce45" office:value-type="float" office:value="85.491" calcext:value-type="float">
            <text:p>85.491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Second-Order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Default"/>
          <table:table-cell table:style-name="ce39" office:value-type="float" office:value="91.426" calcext:value-type="float">
            <text:p>91.426</text:p>
          </table:table-cell>
          <table:table-cell table:style-name="ce39" office:value-type="float" office:value="92.574" calcext:value-type="float">
            <text:p>92.574</text:p>
          </table:table-cell>
          <table:table-cell table:style-name="ce39" office:value-type="float" office:value="80.269" calcext:value-type="float">
            <text:p>80.269</text:p>
          </table:table-cell>
          <table:table-cell table:style-name="ce39" office:value-type="float" office:value="81.375" calcext:value-type="float">
            <text:p>81.375</text:p>
          </table:table-cell>
          <table:table-cell table:style-name="ce70" office:value-type="float" office:value="85.547" calcext:value-type="float">
            <text:p>85.547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Third-Order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Default"/>
          <table:table-cell table:style-name="ce70" office:value-type="float" office:value="91.274" calcext:value-type="float">
            <text:p>91.274</text:p>
          </table:table-cell>
          <table:table-cell table:style-name="ce70" office:value-type="float" office:value="92.268" calcext:value-type="float">
            <text:p>92.268</text:p>
          </table:table-cell>
          <table:table-cell table:style-name="ce39" office:value-type="float" office:value="80.269" calcext:value-type="float">
            <text:p>80.269</text:p>
          </table:table-cell>
          <table:table-cell table:style-name="ce39" office:value-type="float" office:value="81.472" calcext:value-type="float">
            <text:p>81.472</text:p>
          </table:table-cell>
          <table:table-cell table:style-name="ce75" office:value-type="string" calcext:value-type="string">
            <text:p>85.899 (pome instead of hohmm, dummy false)</text:p>
          </table:table-cell>
          <table:table-cell table:style-name="Default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2-gram HMM Baum-Welch – Architecture B (DUMMY ON)</text:p>
          </table:table-cell>
          <table:table-cell office:value-type="string" calcext:value-type="string">
            <text:p>Clustering</text:p>
          </table:table-cell>
          <table:table-cell table:style-name="ce10" office:value-type="string" calcext:value-type="string">
            <text:p>magic smoothing 0.0001</text:p>
          </table:table-cell>
          <table:table-cell table:style-name="ce70" office:value-type="float" office:value="74.681" calcext:value-type="float">
            <text:p>74.681</text:p>
          </table:table-cell>
          <table:table-cell table:style-name="ce70" office:value-type="float" office:value="78.128" calcext:value-type="float">
            <text:p>78.128</text:p>
          </table:table-cell>
          <table:table-cell table:style-name="ce39" office:value-type="float" office:value="73.837" calcext:value-type="float">
            <text:p>73.837</text:p>
          </table:table-cell>
          <table:table-cell table:style-name="ce39" office:value-type="float" office:value="75.362" calcext:value-type="float">
            <text:p>75.362</text:p>
          </table:table-cell>
          <table:table-cell table:style-name="ce70" office:value-type="float" office:value="80.261" calcext:value-type="float">
            <text:p>80.261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/>
          <table:table-cell table:style-name="ce39"/>
          <table:table-cell/>
          <table:table-cell table:style-name="ce70" table:number-columns-repeated="6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/>
          <table:table-cell table:style-name="ce39" table:number-columns-repeated="2"/>
          <table:table-cell table:style-name="ce65" table:number-columns-repeated="3"/>
          <table:table-cell table:style-name="ce70" table:number-columns-repeated="2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 table:number-rows-repeated="2">
          <table:table-cell table:style-name="ce34"/>
          <table:table-cell table:style-name="ce39" table:number-columns-repeated="2"/>
          <table:table-cell table:style-name="ce65" table:number-columns-repeated="3"/>
          <table:table-cell table:style-name="ce70" table:number-columns-repeated="2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 table:number-rows-repeated="3">
          <table:table-cell table:style-name="ce9"/>
          <table:table-cell table:style-name="ce39" table:number-columns-repeated="2"/>
          <table:table-cell table:style-name="ce65" table:number-columns-repeated="2"/>
          <table:table-cell table:style-name="ce39"/>
          <table:table-cell table:style-name="ce38"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 table:number-rows-repeated="2">
          <table:table-cell table:style-name="ce34"/>
          <table:table-cell table:style-name="ce39" table:number-columns-repeated="2"/>
          <table:table-cell table:style-name="ce65" table:number-columns-repeated="2"/>
          <table:table-cell table:style-name="ce39"/>
          <table:table-cell table:style-name="ce38"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 table:number-rows-repeated="2">
          <table:table-cell table:style-name="ce9"/>
          <table:table-cell table:style-name="ce39" table:number-columns-repeated="2"/>
          <table:table-cell table:style-name="ce65" table:number-columns-repeated="2"/>
          <table:table-cell table:style-name="ce39"/>
          <table:table-cell table:style-name="ce38"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Default"/>
          <table:table-cell table:style-name="ce39" table:number-columns-repeated="2"/>
          <table:table-cell table:style-name="ce65" table:number-columns-repeated="2"/>
          <table:table-cell table:style-name="ce39"/>
          <table:table-cell table:style-name="ce45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65" table:number-columns-repeated="2"/>
          <table:table-cell table:style-name="ce39"/>
          <table:table-cell table:style-name="ce45"/>
          <table:table-cell/>
          <table:table-cell table:style-name="Default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70" table:number-columns-repeated="2"/>
          <table:table-cell/>
          <table:table-cell table:style-name="ce38"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9"/>
          <table:table-cell table:number-columns-repeated="2"/>
          <table:table-cell table:style-name="ce70" table:number-columns-repeated="2"/>
          <table:table-cell/>
          <table:table-cell table:style-name="ce38"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72"/>
          <table:table-cell table:number-columns-repeated="2"/>
          <table:table-cell table:style-name="ce70" table:number-columns-repeated="2"/>
          <table:table-cell/>
          <table:table-cell table:style-name="ce39"/>
          <table:table-cell table:style-name="Default"/>
          <table:table-cell table:style-name="ce40"/>
          <table:table-cell table:style-name="ce41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34"/>
          <table:table-cell table:number-columns-repeated="2"/>
          <table:table-cell table:style-name="ce70" table:number-columns-repeated="2"/>
          <table:table-cell/>
          <table:table-cell table:style-name="ce38"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72"/>
          <table:table-cell table:number-columns-repeated="2"/>
          <table:table-cell table:style-name="ce70" table:number-columns-repeated="2"/>
          <table:table-cell/>
          <table:table-cell table:style-name="ce41"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72"/>
          <table:table-cell table:number-columns-repeated="2"/>
          <table:table-cell table:style-name="ce70" table:number-columns-repeated="2"/>
          <table:table-cell/>
          <table:table-cell table:style-name="ce38"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72"/>
          <table:table-cell table:number-columns-repeated="2"/>
          <table:table-cell table:style-name="ce70" table:number-columns-repeated="2"/>
          <table:table-cell/>
          <table:table-cell table:style-name="ce39"/>
          <table:table-cell table:style-name="Default"/>
          <table:table-cell table:style-name="ce40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/>
          <table:table-cell table:number-columns-repeated="2"/>
          <table:table-cell table:style-name="ce70" table:number-columns-repeated="2"/>
          <table:table-cell/>
          <table:table-cell table:style-name="ce4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/>
          <table:table-cell table:style-name="ce45" table:number-columns-repeated="2"/>
          <table:table-cell table:style-name="ce70" table:number-columns-repeated="2"/>
          <table:table-cell/>
          <table:table-cell table:style-name="ce4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/>
          <table:table-cell table:number-columns-repeated="2"/>
          <table:table-cell table:style-name="ce70" table:number-columns-repeated="2"/>
          <table:table-cell/>
          <table:table-cell table:style-name="ce4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34"/>
          <table:table-cell table:style-name="ce39" table:number-columns-repeated="2"/>
          <table:table-cell table:style-name="ce65" table:number-columns-repeated="2"/>
          <table:table-cell table:style-name="ce39"/>
          <table:table-cell table:style-name="ce45" table:number-columns-repeated="2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34"/>
          <table:table-cell table:number-columns-repeated="2"/>
          <table:table-cell table:style-name="ce70" table:number-columns-repeated="2"/>
          <table:table-cell/>
          <table:table-cell table:style-name="ce4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65" table:number-columns-repeated="2"/>
          <table:table-cell table:style-name="ce40"/>
          <table:table-cell table:style-name="ce45" table:number-columns-repeated="2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office:value-type="string" calcext:value-type="string">
            <text:p>A comparison of different Training (1) and Prediction (2) approaches and algorithms</text:p>
          </table:table-cell>
          <table:table-cell table:number-columns-repeated="2"/>
          <table:table-cell table:style-name="ce65" table:number-columns-repeated="2"/>
          <table:table-cell table:style-name="ce39"/>
          <table:table-cell table:style-name="ce45"/>
          <table:table-cell table:style-name="ce40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(njobs -1) Classic HMM Baum-Welch (1) Forward (2) – Architecture B</text:p>
          </table:table-cell>
          <table:table-cell office:value-type="string" calcext:value-type="string">
            <text:p>Clustering</text:p>
          </table:table-cell>
          <table:table-cell/>
          <table:table-cell table:style-name="ce65" office:value-type="float" office:value="84.14" calcext:value-type="float">
            <text:p>84.14</text:p>
          </table:table-cell>
          <table:table-cell table:style-name="ce65" office:value-type="float" office:value="85.456" calcext:value-type="float">
            <text:p>85.456</text:p>
          </table:table-cell>
          <table:table-cell table:style-name="ce39" office:value-type="float" office:value="73.261" calcext:value-type="float">
            <text:p>73.261</text:p>
          </table:table-cell>
          <table:table-cell table:style-name="ce45" office:value-type="float" office:value="74.377" calcext:value-type="float">
            <text:p>74.377</text:p>
          </table:table-cell>
          <table:table-cell table:style-name="ce65" office:value-type="float" office:value="74.948" calcext:value-type="float">
            <text:p>74.948</text:p>
          </table:table-cell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(njobs -1) Classic HMM Baum-Welch (1) Formula (2) – Architecture B</text:p>
          </table:table-cell>
          <table:table-cell office:value-type="string" calcext:value-type="string">
            <text:p>Clustering</text:p>
          </table:table-cell>
          <table:table-cell/>
          <table:table-cell table:style-name="ce65" office:value-type="float" office:value="87.175" calcext:value-type="float">
            <text:p>87.175</text:p>
          </table:table-cell>
          <table:table-cell table:style-name="ce65" office:value-type="float" office:value="88.588" calcext:value-type="float">
            <text:p>88.588</text:p>
          </table:table-cell>
          <table:table-cell table:style-name="ce39" office:value-type="float" office:value="74.264" calcext:value-type="float">
            <text:p>74.264</text:p>
          </table:table-cell>
          <table:table-cell table:style-name="ce45" office:value-type="float" office:value="75.752" calcext:value-type="float">
            <text:p>75.752</text:p>
          </table:table-cell>
          <table:table-cell table:style-name="ce65" office:value-type="float" office:value="72.028" calcext:value-type="float">
            <text:p>72.028</text:p>
          </table:table-cell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(njobs -1) Classic HMM Viterbi (1) Formula (2) – Architecture B</text:p>
          </table:table-cell>
          <table:table-cell office:value-type="string" calcext:value-type="string">
            <text:p>Clustering</text:p>
          </table:table-cell>
          <table:table-cell/>
          <table:table-cell table:style-name="ce65" office:value-type="float" office:value="87.175" calcext:value-type="float">
            <text:p>87.175</text:p>
          </table:table-cell>
          <table:table-cell table:style-name="ce65" office:value-type="float" office:value="88.588" calcext:value-type="float">
            <text:p>88.588</text:p>
          </table:table-cell>
          <table:table-cell table:style-name="ce39" office:value-type="float" office:value="74.264" calcext:value-type="float">
            <text:p>74.264</text:p>
          </table:table-cell>
          <table:table-cell table:style-name="ce45" office:value-type="float" office:value="75.752" calcext:value-type="float">
            <text:p>75.752</text:p>
          </table:table-cell>
          <table:table-cell table:style-name="ce65" office:value-type="float" office:value="72.028" calcext:value-type="float">
            <text:p>72.028</text:p>
          </table:table-cell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Classic HMM Labeled (1) Forward (2) – Architecture B</text:p>
          </table:table-cell>
          <table:table-cell office:value-type="string" calcext:value-type="string">
            <text:p>Clustering</text:p>
          </table:table-cell>
          <table:table-cell/>
          <table:table-cell table:number-columns-repeated="5" table:style-name="ce65" office:value-type="string" calcext:value-type="string">
            <text:p>too slow</text:p>
          </table:table-cell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office:value-type="string" calcext:value-type="string">
            <text:p>Clustering</text:p>
          </table:table-cell>
          <table:table-cell/>
          <table:table-cell table:style-name="ce65" office:value-type="float" office:value="85.55" calcext:value-type="float">
            <text:p>85.55</text:p>
          </table:table-cell>
          <table:table-cell table:style-name="ce65" office:value-type="float" office:value="86.683" calcext:value-type="float">
            <text:p>86.683</text:p>
          </table:table-cell>
          <table:table-cell table:style-name="ce39" office:value-type="float" office:value="71.854" calcext:value-type="float">
            <text:p>71.854</text:p>
          </table:table-cell>
          <table:table-cell table:style-name="ce45" office:value-type="float" office:value="73.348" calcext:value-type="float">
            <text:p>73.348</text:p>
          </table:table-cell>
          <table:table-cell table:style-name="ce65" office:value-type="float" office:value="76.181" calcext:value-type="float">
            <text:p>76.181</text:p>
          </table:table-cell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table:style-name="ce10" office:value-type="string" calcext:value-type="string">
            <text:p>+smoothing 0.06</text:p>
          </table:table-cell>
          <table:table-cell table:style-name="ce10"/>
          <table:table-cell table:style-name="ce65" office:value-type="float" office:value="87.585" calcext:value-type="float">
            <text:p>87.585</text:p>
          </table:table-cell>
          <table:table-cell table:style-name="ce65" office:value-type="float" office:value="88.461" calcext:value-type="float">
            <text:p>88.461</text:p>
          </table:table-cell>
          <table:table-cell table:style-name="ce39" office:value-type="float" office:value="72.627" calcext:value-type="float">
            <text:p>72.627</text:p>
          </table:table-cell>
          <table:table-cell table:style-name="ce45" office:value-type="float" office:value="74.759" calcext:value-type="float">
            <text:p>74.759</text:p>
          </table:table-cell>
          <table:table-cell table:style-name="ce65" office:value-type="string" calcext:value-type="string">
            <text:p>too slow</text:p>
          </table:table-cell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table:style-name="ce10" office:value-type="string" calcext:value-type="string">
            <text:p>+smoothing 0.09</text:p>
          </table:table-cell>
          <table:table-cell table:style-name="ce10"/>
          <table:table-cell table:style-name="ce65" office:value-type="float" office:value="87.705" calcext:value-type="float">
            <text:p>87.705</text:p>
          </table:table-cell>
          <table:table-cell table:style-name="ce65" office:value-type="float" office:value="88.689" calcext:value-type="float">
            <text:p>88.689</text:p>
          </table:table-cell>
          <table:table-cell table:style-name="ce39" office:value-type="float" office:value="73.204" calcext:value-type="float">
            <text:p>73.204</text:p>
          </table:table-cell>
          <table:table-cell table:style-name="ce38" office:value-type="float" office:value="75.043" calcext:value-type="float">
            <text:p>75.043</text:p>
          </table:table-cell>
          <table:table-cell table:style-name="ce65" office:value-type="string" calcext:value-type="string">
            <text:p>too slow</text:p>
          </table:table-cell>
          <table:table-cell table:number-columns-repeated="4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table:style-name="ce10" office:value-type="string" calcext:value-type="string">
            <text:p>+smoothing 0.2</text:p>
          </table:table-cell>
          <table:table-cell/>
          <table:table-cell table:style-name="ce65" office:value-type="float" office:value="87.866" calcext:value-type="float">
            <text:p>87.866</text:p>
          </table:table-cell>
          <table:table-cell table:style-name="ce65" office:value-type="float" office:value="89.065" calcext:value-type="float">
            <text:p>89.065</text:p>
          </table:table-cell>
          <table:table-cell table:style-name="ce39" office:value-type="float" office:value="73.535" calcext:value-type="float">
            <text:p>73.535</text:p>
          </table:table-cell>
          <table:table-cell table:style-name="ce38" office:value-type="float" office:value="75.658" calcext:value-type="float">
            <text:p>75.658</text:p>
          </table:table-cell>
          <table:table-cell table:style-name="ce65" office:value-type="string" calcext:value-type="string">
            <text:p>too slow</text:p>
          </table:table-cell>
          <table:table-cell table:number-columns-repeated="4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table:style-name="ce10" office:value-type="string" calcext:value-type="string">
            <text:p>+smoothing 0.9</text:p>
          </table:table-cell>
          <table:table-cell/>
          <table:table-cell table:style-name="ce65" office:value-type="float" office:value="88.167" calcext:value-type="float">
            <text:p>88.167</text:p>
          </table:table-cell>
          <table:table-cell table:style-name="ce65" office:value-type="float" office:value="89.567" calcext:value-type="float">
            <text:p>89.567</text:p>
          </table:table-cell>
          <table:table-cell table:style-name="ce39" office:value-type="float" office:value="73.791" calcext:value-type="float">
            <text:p>73.791</text:p>
          </table:table-cell>
          <table:table-cell table:style-name="ce38" office:value-type="float" office:value="75.8" calcext:value-type="float">
            <text:p>75.8</text:p>
          </table:table-cell>
          <table:table-cell table:style-name="ce65" office:value-type="string" calcext:value-type="string">
            <text:p>too slow</text:p>
          </table:table-cell>
          <table:table-cell table:number-columns-repeated="4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table:style-name="ce10" office:value-type="string" calcext:value-type="string">
            <text:p>+smoothing 1.5</text:p>
          </table:table-cell>
          <table:table-cell/>
          <table:table-cell table:style-name="ce65" office:value-type="float" office:value="88.357" calcext:value-type="float">
            <text:p>88.357</text:p>
          </table:table-cell>
          <table:table-cell table:style-name="ce65" office:value-type="float" office:value="89.968" calcext:value-type="float">
            <text:p>89.968</text:p>
          </table:table-cell>
          <table:table-cell table:style-name="ce39" office:value-type="float" office:value="73.744" calcext:value-type="float">
            <text:p>73.744</text:p>
          </table:table-cell>
          <table:table-cell table:style-name="ce38" office:value-type="float" office:value="75.566" calcext:value-type="float">
            <text:p>75.566</text:p>
          </table:table-cell>
          <table:table-cell table:style-name="ce65" office:value-type="string" calcext:value-type="string">
            <text:p>too slow</text:p>
          </table:table-cell>
          <table:table-cell table:number-columns-repeated="4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 table:number-columns-repeated="3"/>
          <table:table-cell table:style-name="ce65" table:number-columns-repeated="2"/>
          <table:table-cell table:style-name="ce40"/>
          <table:table-cell table:style-name="ce38"/>
          <table:table-cell table:number-columns-repeated="5"/>
          <table:table-cell table:style-name="ce41" table:number-columns-repeated="2"/>
          <table:table-cell table:number-columns-repeated="1010"/>
        </table:table-row>
        <table:table-row table:style-name="ro5">
          <table:table-cell table:number-columns-repeated="3"/>
          <table:table-cell table:style-name="ce70" table:number-columns-repeated="2"/>
          <table:table-cell table:style-name="ce40"/>
          <table:table-cell table:style-name="ce38"/>
          <table:table-cell table:number-columns-repeated="2"/>
          <table:table-cell table:style-name="ce10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70" table:number-columns-repeated="2"/>
          <table:table-cell table:style-name="ce40"/>
          <table:table-cell table:style-name="ce38"/>
          <table:table-cell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/>
          <table:table-cell table:number-columns-repeated="2"/>
          <table:table-cell table:style-name="ce70" table:number-columns-repeated="4"/>
          <table:table-cell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(njobs 1) Classic HMM Baum-Welch (1) Forward (2) – Architecture B</text:p>
          </table:table-cell>
          <table:table-cell office:value-type="string" calcext:value-type="string">
            <text:p>Artificial</text:p>
          </table:table-cell>
          <table:table-cell/>
          <table:table-cell table:style-name="ce65" office:value-type="float" office:value="91.467" calcext:value-type="float">
            <text:p>91.467</text:p>
          </table:table-cell>
          <table:table-cell table:style-name="ce70" office:value-type="float" office:value="92.879" calcext:value-type="float">
            <text:p>92.879</text:p>
          </table:table-cell>
          <table:table-cell table:style-name="ce70" office:value-type="float" office:value="80.201" calcext:value-type="float">
            <text:p>80.201</text:p>
          </table:table-cell>
          <table:table-cell table:style-name="ce70" office:value-type="float" office:value="81.375" calcext:value-type="float">
            <text:p>81.375</text:p>
          </table:table-cell>
          <table:table-cell office:value-type="float" office:value="85.851" calcext:value-type="float">
            <text:p>85.851</text:p>
          </table:table-cell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(njobs 1) Classic HMM Baum-Welch (1) Formula (2) – Architecture B</text:p>
          </table:table-cell>
          <table:table-cell office:value-type="string" calcext:value-type="string">
            <text:p>Artificial</text:p>
          </table:table-cell>
          <table:table-cell/>
          <table:table-cell table:style-name="ce65" office:value-type="float" office:value="91.467" calcext:value-type="float">
            <text:p>91.467</text:p>
          </table:table-cell>
          <table:table-cell table:style-name="ce70" office:value-type="float" office:value="92.879" calcext:value-type="float">
            <text:p>92.879</text:p>
          </table:table-cell>
          <table:table-cell table:style-name="ce70" office:value-type="float" office:value="81.492" calcext:value-type="float">
            <text:p>81.492</text:p>
          </table:table-cell>
          <table:table-cell table:style-name="ce70" office:value-type="float" office:value="82.365" calcext:value-type="float">
            <text:p>82.365</text:p>
          </table:table-cell>
          <table:table-cell office:value-type="float" office:value="85.799" calcext:value-type="float">
            <text:p>85.799</text:p>
          </table:table-cell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(njobs 1) Classic HMM Viterbi (1) Formula (2) – Architecture B</text:p>
          </table:table-cell>
          <table:table-cell office:value-type="string" calcext:value-type="string">
            <text:p>Artificial</text:p>
          </table:table-cell>
          <table:table-cell/>
          <table:table-cell table:style-name="ce70" office:value-type="float" office:value="91.497" calcext:value-type="float">
            <text:p>91.497</text:p>
          </table:table-cell>
          <table:table-cell table:style-name="ce70" office:value-type="float" office:value="92.679" calcext:value-type="float">
            <text:p>92.679</text:p>
          </table:table-cell>
          <table:table-cell table:style-name="ce70" office:value-type="float" office:value="81.492" calcext:value-type="float">
            <text:p>81.492</text:p>
          </table:table-cell>
          <table:table-cell table:style-name="ce70" office:value-type="float" office:value="82.365" calcext:value-type="float">
            <text:p>82.365</text:p>
          </table:table-cell>
          <table:table-cell office:value-type="float" office:value="85.799" calcext:value-type="float">
            <text:p>85.799</text:p>
          </table:table-cell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Classic HMM Labeled (1) Forward (2) – Architecture B</text:p>
          </table:table-cell>
          <table:table-cell office:value-type="string" calcext:value-type="string">
            <text:p>Artificial</text:p>
          </table:table-cell>
          <table:table-cell/>
          <table:table-cell table:style-name="ce65" office:value-type="float" office:value="91.467" calcext:value-type="float">
            <text:p>91.467</text:p>
          </table:table-cell>
          <table:table-cell table:style-name="ce70" office:value-type="float" office:value="92.879" calcext:value-type="float">
            <text:p>92.879</text:p>
          </table:table-cell>
          <table:table-cell table:style-name="ce70" office:value-type="float" office:value="80.201" calcext:value-type="float">
            <text:p>80.201</text:p>
          </table:table-cell>
          <table:table-cell table:style-name="ce70" office:value-type="float" office:value="81.375" calcext:value-type="float">
            <text:p>81.375</text:p>
          </table:table-cell>
          <table:table-cell table:style-name="ce45" office:value-type="float" office:value="85.491" calcext:value-type="float">
            <text:p>85.491</text:p>
          </table:table-cell>
          <table:table-cell table:style-name="ce41" table:number-columns-repeated="2"/>
          <table:table-cell table:style-name="ce1" table:number-columns-repeated="2"/>
          <table:table-cell table:style-name="ce40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office:value-type="string" calcext:value-type="string">
            <text:p>Artificial</text:p>
          </table:table-cell>
          <table:table-cell table:style-name="ce45"/>
          <table:table-cell table:style-name="ce70" office:value-type="float" office:value="91.497" calcext:value-type="float">
            <text:p>91.497</text:p>
          </table:table-cell>
          <table:table-cell table:style-name="ce70" office:value-type="float" office:value="92.679" calcext:value-type="float">
            <text:p>92.679</text:p>
          </table:table-cell>
          <table:table-cell table:style-name="ce70" office:value-type="float" office:value="81.492" calcext:value-type="float">
            <text:p>81.492</text:p>
          </table:table-cell>
          <table:table-cell table:style-name="ce70" office:value-type="float" office:value="82.365" calcext:value-type="float">
            <text:p>82.365</text:p>
          </table:table-cell>
          <table:table-cell office:value-type="float" office:value="85.799" calcext:value-type="float">
            <text:p>85.799</text:p>
          </table:table-cell>
          <table:table-cell table:style-name="ce41" table:number-columns-repeated="2"/>
          <table:table-cell table:style-name="ce1" table:number-columns-repeated="2"/>
          <table:table-cell table:style-name="ce40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70" table:number-columns-repeated="3"/>
          <table:table-cell table:style-name="ce83"/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70"/>
          <table:table-cell table:style-name="ce83"/>
          <table:table-cell table:style-name="ce70"/>
          <table:table-cell table:style-name="ce83"/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/>
          <table:table-cell table:style-name="ce83"/>
          <table:table-cell table:style-name="ce38"/>
          <table:table-cell table:style-name="ce45" table:number-columns-repeated="4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 office:value-type="string" calcext:value-type="string">
            <text:p>recovering the performance via smoothing</text:p>
          </table:table-cell>
          <table:table-cell table:number-columns-repeated="2"/>
          <table:table-cell table:style-name="ce70" table:number-columns-repeated="2"/>
          <table:table-cell table:style-name="ce38"/>
          <table:table-cell table:style-name="ce1"/>
          <table:table-cell table:style-name="ce45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/>
          <table:table-cell table:style-name="ce83"/>
          <table:table-cell/>
          <table:table-cell table:style-name="ce1"/>
          <table:table-cell table:style-name="ce39"/>
          <table:table-cell table:style-name="ce47" table:number-columns-repeated="2"/>
          <table:table-cell table:style-name="ce1"/>
          <table:table-cell table:style-name="ce45"/>
          <table:table-cell table:style-name="ce40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70"/>
          <table:table-cell table:style-name="ce83"/>
          <table:table-cell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70"/>
          <table:table-cell table:style-name="ce65"/>
          <table:table-cell table:style-name="ce44"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70" table:number-columns-repeated="2"/>
          <table:table-cell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 table:number-columns-repeated="2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70" table:number-columns-repeated="2"/>
          <table:table-cell table:style-name="ce38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70"/>
          <table:table-cell table:style-name="ce83"/>
          <table:table-cell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65" table:number-columns-repeated="2"/>
          <table:table-cell table:style-name="ce44"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65" table:number-columns-repeated="2"/>
          <table:table-cell table:style-name="ce40"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65" table:number-columns-repeated="2"/>
          <table:table-cell table:style-name="Default" table:number-columns-repeated="2"/>
          <table:table-cell table:style-name="ce1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65" table:number-columns-repeated="2"/>
          <table:table-cell table:style-name="ce39"/>
          <table:table-cell table:style-name="Default"/>
          <table:table-cell table:style-name="ce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70"/>
          <table:table-cell table:style-name="ce83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65" table:number-columns-repeated="2"/>
          <table:table-cell table:style-name="ce40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70"/>
          <table:table-cell table:style-name="ce83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Default"/>
          <table:table-cell table:style-name="ce45" table:number-columns-repeated="2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39" table:number-columns-repeated="4"/>
          <table:table-cell table:style-name="Default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1016"/>
        </table:table-row>
        <table:table-row table:style-name="ro5">
          <table:table-cell/>
          <table:table-cell table:style-name="ce45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1016"/>
        </table:table-row>
        <table:table-row table:style-name="ro5">
          <table:table-cell table:style-name="ce1"/>
          <table:table-cell table:style-name="ce45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1" table:number-columns-repeated="2"/>
          <table:table-cell table:style-name="ce1" table:number-columns-repeated="2"/>
          <table:table-cell table:style-name="ce40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Default"/>
          <table:table-cell table:style-name="ce39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6">
          <table:table-cell table:style-name="Default"/>
          <table:table-cell table:style-name="ce39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Default"/>
          <table:table-cell table:style-name="ce45" table:number-columns-repeated="2"/>
          <table:table-cell table:style-name="ce40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40" table:number-columns-repeated="3"/>
          <table:table-cell table:style-name="Default" table:number-columns-repeated="2"/>
          <table:table-cell table:style-name="ce47" table:number-columns-repeated="2"/>
          <table:table-cell table:style-name="ce1"/>
          <table:table-cell table:style-name="Default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0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Default"/>
          <table:table-cell table:style-name="ce39" table:number-columns-repeated="4"/>
          <table:table-cell table:style-name="Default" table:number-columns-repeated="2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0" table:number-columns-repeated="3"/>
          <table:table-cell table:style-name="ce1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0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 table:number-rows-repeated="2">
          <table:table-cell table:style-name="Default"/>
          <table:table-cell table:style-name="ce39" table:number-columns-repeated="2"/>
          <table:table-cell table:style-name="ce40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35"/>
          <table:table-cell table:number-columns-repeated="2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41"/>
          <table:table-cell table:number-columns-repeated="8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/>
          <table:table-cell table:style-name="ce45"/>
          <table:table-cell table:style-name="Default"/>
          <table:table-cell table:number-columns-repeated="6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1"/>
          <table:table-cell table:style-name="ce47"/>
          <table:table-cell table:style-name="ce11"/>
          <table:table-cell table:style-name="Default"/>
          <table:table-cell table:number-columns-repeated="5"/>
          <table:table-cell table:style-name="ce11"/>
          <table:table-cell table:number-columns-repeated="1011"/>
        </table:table-row>
        <table:table-row table:style-name="ro5" table:number-rows-repeated="3">
          <table:table-cell table:style-name="Default"/>
          <table:table-cell table:style-name="ce45" table:number-columns-repeated="2"/>
          <table:table-cell table:style-name="ce41"/>
          <table:table-cell table:style-name="ce47"/>
          <table:table-cell table:style-name="ce41"/>
          <table:table-cell table:number-columns-repeated="6"/>
          <table:table-cell table:style-name="ce11"/>
          <table:table-cell table:number-columns-repeated="1011"/>
        </table:table-row>
        <table:table-row table:style-name="ro5" table:number-rows-repeated="2">
          <table:table-cell table:style-name="ce1"/>
          <table:table-cell table:style-name="ce45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11"/>
          <table:table-cell table:number-columns-repeated="1011"/>
        </table:table-row>
        <table:table-row table:style-name="ro5">
          <table:table-cell table:style-name="ce1"/>
          <table:table-cell table:style-name="ce74" table:number-columns-repeated="2"/>
          <table:table-cell table:number-columns-repeated="9"/>
          <table:table-cell table:style-name="ce11"/>
          <table:table-cell table:number-columns-repeated="1011"/>
        </table:table-row>
        <table:table-row table:style-name="ro5">
          <table:table-cell table:number-columns-repeated="12"/>
          <table:table-cell table:style-name="ce11"/>
          <table:table-cell table:number-columns-repeated="1011"/>
        </table:table-row>
        <table:table-row table:style-name="ro5">
          <table:table-cell table:style-name="ce1"/>
          <table:table-cell table:number-columns-repeated="11"/>
          <table:table-cell table:style-name="ce11"/>
          <table:table-cell table:number-columns-repeated="1011"/>
        </table:table-row>
        <table:table-row table:style-name="ro5" table:number-rows-repeated="2">
          <table:table-cell table:number-columns-repeated="12"/>
          <table:table-cell table:style-name="ce11"/>
          <table:table-cell table:number-columns-repeated="1011"/>
        </table:table-row>
        <table:table-row table:style-name="ro5" table:number-rows-repeated="104842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06:42:42.570069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3-11T17:41:16Z</meta:creation-date>
    <dc:date>2019-04-05T09:46:03.496291098</dc:date>
    <meta:editing-cycles>305</meta:editing-cycles>
    <meta:editing-duration>P1DT13H22M38S</meta:editing-duration>
    <meta:document-statistic meta:table-count="5" meta:cell-count="2326" meta:object-count="0"/>
  </office:meta>
</office:document-meta>
</file>